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oeing 2Y- start$10000</text:p>
          </table:table-cell>
          <table:table-cell table:number-columns-repeated="10"/>
          <table:table-cell office:value-type="string" calcext:value-type="string">
            <text:p>A = .8, E = .2, G =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 = .05, g = .8, a = .2</text:p>
          </table:table-cell>
          <table:table-cell office:value-type="string" calcext:value-type="string">
            <text:p>Actual gain in stock price</text:p>
          </table:table-cell>
          <table:table-cell table:number-columns-repeated="2"/>
          <table:table-cell table:number-columns-repeated="2" office:value-type="string" calcext:value-type="string">
            <text:p>20 rounds q learning</text:p>
          </table:table-cell>
          <table:table-cell table:number-columns-repeated="2" office:value-type="string" calcext:value-type="string">
            <text:p>50 rounds q learning</text:p>
          </table:table-cell>
          <table:table-cell office:value-type="string" calcext:value-type="string">
            <text:p>20 rounds q learning</text:p>
          </table:table-cell>
          <table:table-cell table:number-columns-repeated="2"/>
          <table:table-cell table:number-columns-repeated="3" office:value-type="string" calcext:value-type="string">
            <text:p>20 rounds q learning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1, LB2, d*3Lim20</text:p>
          </table:table-cell>
          <table:table-cell office:value-type="string" calcext:value-type="string">
            <text:p>LA3, LB2, d*3Lim20</text:p>
          </table:table-cell>
          <table:table-cell office:value-type="string" calcext:value-type="string">
            <text:p>LA5, LB2, d*3Lim20</text:p>
          </table:table-cell>
          <table:table-cell office:value-type="string" calcext:value-type="string">
            <text:p>LA10, LB2, d*3Lim20</text:p>
          </table:table-cell>
          <table:table-cell office:value-type="string" calcext:value-type="string">
            <text:p>LA20, LB2, d*3Lim20</text:p>
          </table:table-cell>
          <table:table-cell table:number-columns-repeated="2"/>
          <table:table-cell office:value-type="string" calcext:value-type="string">
            <text:p>LA5, LB2, d*5Lim10</text:p>
          </table:table-cell>
          <table:table-cell office:value-type="string" calcext:value-type="string">
            <text:p>LA5, LB5, d*5Lim10</text:p>
          </table:table-cell>
          <table:table-cell office:value-type="string" calcext:value-type="string">
            <text:p>LA20, LB2, d*5lim10</text:p>
          </table:table-cell>
          <table:table-cell table:number-columns-repeated="1010"/>
        </table:table-row>
        <table:table-row table:style-name="ro1" table:visibility="collapse">
          <table:table-cell/>
          <table:table-cell table:style-name="ce1" office:value-type="float" office:value="11.210006" calcext:value-type="float">
            <text:p>11.210006</text:p>
          </table:table-cell>
          <table:table-cell table:number-columns-repeated="2"/>
          <table:table-cell office:value-type="float" office:value="1015.15007" calcext:value-type="float">
            <text:p>1015.15007</text:p>
          </table:table-cell>
          <table:table-cell office:value-type="float" office:value="898.450649" calcext:value-type="float">
            <text:p>898.450649</text:p>
          </table:table-cell>
          <table:table-cell office:value-type="float" office:value="341.40045" calcext:value-type="float">
            <text:p>341.40045</text:p>
          </table:table-cell>
          <table:table-cell office:value-type="float" office:value="1612.920703" calcext:value-type="float">
            <text:p>1612.920703</text:p>
          </table:table-cell>
          <table:table-cell office:value-type="float" office:value="715.450465" calcext:value-type="float">
            <text:p>715.450465</text:p>
          </table:table-cell>
          <table:table-cell table:number-columns-repeated="2"/>
          <table:table-cell office:value-type="float" office:value="1551.79058" calcext:value-type="float">
            <text:p>1551.79058</text:p>
          </table:table-cell>
          <table:table-cell office:value-type="float" office:value="1451.46039" calcext:value-type="float">
            <text:p>1451.46039</text:p>
          </table:table-cell>
          <table:table-cell office:value-type="float" office:value="1051.800586" calcext:value-type="float">
            <text:p>1051.800586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281.90027" calcext:value-type="float">
            <text:p>281.90027</text:p>
          </table:table-cell>
          <table:table-cell office:value-type="float" office:value="15.40038" calcext:value-type="float">
            <text:p>15.40038</text:p>
          </table:table-cell>
          <table:table-cell office:value-type="float" office:value="740.310677" calcext:value-type="float">
            <text:p>740.310677</text:p>
          </table:table-cell>
          <table:table-cell office:value-type="float" office:value="1266.810387" calcext:value-type="float">
            <text:p>1266.810387</text:p>
          </table:table-cell>
          <table:table-cell office:value-type="float" office:value="458.280101" calcext:value-type="float">
            <text:p>458.280101</text:p>
          </table:table-cell>
          <table:table-cell table:number-columns-repeated="2"/>
          <table:table-cell office:value-type="float" office:value="541.330407" calcext:value-type="float">
            <text:p>541.330407</text:p>
          </table:table-cell>
          <table:table-cell office:value-type="float" office:value="980.700381" calcext:value-type="float">
            <text:p>980.700381</text:p>
          </table:table-cell>
          <table:table-cell office:value-type="float" office:value="1617.78026" calcext:value-type="float">
            <text:p>1617.78026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573.0001" calcext:value-type="float">
            <text:p>573.0001</text:p>
          </table:table-cell>
          <table:table-cell office:value-type="float" office:value="-141.79947" calcext:value-type="float">
            <text:p>-141.79947</text:p>
          </table:table-cell>
          <table:table-cell office:value-type="float" office:value="1361.640605" calcext:value-type="float">
            <text:p>1361.640605</text:p>
          </table:table-cell>
          <table:table-cell office:value-type="float" office:value="474.580823" calcext:value-type="float">
            <text:p>474.580823</text:p>
          </table:table-cell>
          <table:table-cell office:value-type="float" office:value="842.5304" calcext:value-type="float">
            <text:p>842.5304</text:p>
          </table:table-cell>
          <table:table-cell table:number-columns-repeated="2"/>
          <table:table-cell office:value-type="float" office:value="1449.390315" calcext:value-type="float">
            <text:p>1449.390315</text:p>
          </table:table-cell>
          <table:table-cell office:value-type="float" office:value="1193.380204" calcext:value-type="float">
            <text:p>1193.380204</text:p>
          </table:table-cell>
          <table:table-cell office:value-type="float" office:value="434.200319" calcext:value-type="float">
            <text:p>434.200319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66.7003" calcext:value-type="float">
            <text:p>366.7003</text:p>
          </table:table-cell>
          <table:table-cell office:value-type="float" office:value="844.110405" calcext:value-type="float">
            <text:p>844.110405</text:p>
          </table:table-cell>
          <table:table-cell office:value-type="float" office:value="1517.640307" calcext:value-type="float">
            <text:p>1517.640307</text:p>
          </table:table-cell>
          <table:table-cell office:value-type="float" office:value="1284.020838" calcext:value-type="float">
            <text:p>1284.020838</text:p>
          </table:table-cell>
          <table:table-cell office:value-type="float" office:value="1265.740509" calcext:value-type="float">
            <text:p>1265.740509</text:p>
          </table:table-cell>
          <table:table-cell table:number-columns-repeated="2"/>
          <table:table-cell office:value-type="float" office:value="2021.480574" calcext:value-type="float">
            <text:p>2021.480574</text:p>
          </table:table-cell>
          <table:table-cell office:value-type="float" office:value="560.60055" calcext:value-type="float">
            <text:p>560.60055</text:p>
          </table:table-cell>
          <table:table-cell office:value-type="float" office:value="1313.270226" calcext:value-type="float">
            <text:p>1313.270226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66.7003" calcext:value-type="float">
            <text:p>366.7003</text:p>
          </table:table-cell>
          <table:table-cell office:value-type="float" office:value="1270.560567" calcext:value-type="float">
            <text:p>1270.560567</text:p>
          </table:table-cell>
          <table:table-cell office:value-type="float" office:value="1172.470495" calcext:value-type="float">
            <text:p>1172.470495</text:p>
          </table:table-cell>
          <table:table-cell office:value-type="float" office:value="804.840786" calcext:value-type="float">
            <text:p>804.840786</text:p>
          </table:table-cell>
          <table:table-cell office:value-type="float" office:value="1217.260666" calcext:value-type="float">
            <text:p>1217.260666</text:p>
          </table:table-cell>
          <table:table-cell table:number-columns-repeated="2"/>
          <table:table-cell office:value-type="float" office:value="1920.650339" calcext:value-type="float">
            <text:p>1920.650339</text:p>
          </table:table-cell>
          <table:table-cell office:value-type="float" office:value="1233.10034" calcext:value-type="float">
            <text:p>1233.10034</text:p>
          </table:table-cell>
          <table:table-cell office:value-type="float" office:value="1183.460719" calcext:value-type="float">
            <text:p>1183.460719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560.40031" calcext:value-type="float">
            <text:p>560.40031</text:p>
          </table:table-cell>
          <table:table-cell office:value-type="float" office:value="875.450353" calcext:value-type="float">
            <text:p>875.450353</text:p>
          </table:table-cell>
          <table:table-cell office:value-type="float" office:value="1310.240755" calcext:value-type="float">
            <text:p>1310.240755</text:p>
          </table:table-cell>
          <table:table-cell office:value-type="float" office:value="1496.121157" calcext:value-type="float">
            <text:p>1496.121157</text:p>
          </table:table-cell>
          <table:table-cell office:value-type="float" office:value="646.460509" calcext:value-type="float">
            <text:p>646.460509</text:p>
          </table:table-cell>
          <table:table-cell table:number-columns-repeated="2"/>
          <table:table-cell office:value-type="float" office:value="892.720554" calcext:value-type="float">
            <text:p>892.720554</text:p>
          </table:table-cell>
          <table:table-cell office:value-type="float" office:value="802.850314" calcext:value-type="float">
            <text:p>802.850314</text:p>
          </table:table-cell>
          <table:table-cell office:value-type="float" office:value="1497.020388" calcext:value-type="float">
            <text:p>1497.02038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590.690379" calcext:value-type="float">
            <text:p>1590.690379</text:p>
          </table:table-cell>
          <table:table-cell office:value-type="float" office:value="1305.540541" calcext:value-type="float">
            <text:p>1305.540541</text:p>
          </table:table-cell>
          <table:table-cell office:value-type="float" office:value="1150.800426" calcext:value-type="float">
            <text:p>1150.800426</text:p>
          </table:table-cell>
          <table:table-cell office:value-type="float" office:value="412.40022" calcext:value-type="float">
            <text:p>412.40022</text:p>
          </table:table-cell>
          <table:table-cell office:value-type="float" office:value="503.490755" calcext:value-type="float">
            <text:p>503.490755</text:p>
          </table:table-cell>
          <table:table-cell table:number-columns-repeated="2"/>
          <table:table-cell office:value-type="float" office:value="1493.250219" calcext:value-type="float">
            <text:p>1493.250219</text:p>
          </table:table-cell>
          <table:table-cell office:value-type="float" office:value="1034.05031" calcext:value-type="float">
            <text:p>1034.05031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950.540166" calcext:value-type="float">
            <text:p>950.540166</text:p>
          </table:table-cell>
          <table:table-cell office:value-type="float" office:value="1122.710483" calcext:value-type="float">
            <text:p>1122.710483</text:p>
          </table:table-cell>
          <table:table-cell office:value-type="float" office:value="1541.190675" calcext:value-type="float">
            <text:p>1541.190675</text:p>
          </table:table-cell>
          <table:table-cell office:value-type="float" office:value="1482.760647" calcext:value-type="float">
            <text:p>1482.760647</text:p>
          </table:table-cell>
          <table:table-cell office:value-type="float" office:value="620.750342" calcext:value-type="float">
            <text:p>620.750342</text:p>
          </table:table-cell>
          <table:table-cell table:number-columns-repeated="2"/>
          <table:table-cell office:value-type="float" office:value="989.45039" calcext:value-type="float">
            <text:p>989.45039</text:p>
          </table:table-cell>
          <table:table-cell office:value-type="float" office:value="0" calcext:value-type="float">
            <text:p>0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208.340281" calcext:value-type="float">
            <text:p>1208.340281</text:p>
          </table:table-cell>
          <table:table-cell office:value-type="float" office:value="88.000584" calcext:value-type="float">
            <text:p>88.000584</text:p>
          </table:table-cell>
          <table:table-cell office:value-type="float" office:value="1645.750344" calcext:value-type="float">
            <text:p>1645.750344</text:p>
          </table:table-cell>
          <table:table-cell office:value-type="float" office:value="729.920433" calcext:value-type="float">
            <text:p>729.920433</text:p>
          </table:table-cell>
          <table:table-cell office:value-type="float" office:value="731.460556" calcext:value-type="float">
            <text:p>731.460556</text:p>
          </table:table-cell>
          <table:table-cell table:number-columns-repeated="2"/>
          <table:table-cell office:value-type="float" office:value="704.440507" calcext:value-type="float">
            <text:p>704.440507</text:p>
          </table:table-cell>
          <table:table-cell office:value-type="float" office:value="696.66024" calcext:value-type="float">
            <text:p>696.66024</text:p>
          </table:table-cell>
          <table:table-cell office:value-type="float" office:value="1077.040256" calcext:value-type="float">
            <text:p>1077.040256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75.40032" calcext:value-type="float">
            <text:p>375.40032</text:p>
          </table:table-cell>
          <table:table-cell office:value-type="float" office:value="1580.610643" calcext:value-type="float">
            <text:p>1580.610643</text:p>
          </table:table-cell>
          <table:table-cell office:value-type="float" office:value="733.60032" calcext:value-type="float">
            <text:p>733.60032</text:p>
          </table:table-cell>
          <table:table-cell office:value-type="float" office:value="896.960529" calcext:value-type="float">
            <text:p>896.960529</text:p>
          </table:table-cell>
          <table:table-cell office:value-type="float" office:value="531.1001" calcext:value-type="float">
            <text:p>531.1001</text:p>
          </table:table-cell>
          <table:table-cell table:number-columns-repeated="2"/>
          <table:table-cell office:value-type="float" office:value="455.740286" calcext:value-type="float">
            <text:p>455.740286</text:p>
          </table:table-cell>
          <table:table-cell office:value-type="float" office:value="398.030165" calcext:value-type="float">
            <text:p>398.030165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374.930346" calcext:value-type="float">
            <text:p>1374.930346</text:p>
          </table:table-cell>
          <table:table-cell office:value-type="float" office:value="1119.340481" calcext:value-type="float">
            <text:p>1119.340481</text:p>
          </table:table-cell>
          <table:table-cell office:value-type="float" office:value="840.20035" calcext:value-type="float">
            <text:p>840.20035</text:p>
          </table:table-cell>
          <table:table-cell office:value-type="float" office:value="878.510887" calcext:value-type="float">
            <text:p>878.510887</text:p>
          </table:table-cell>
          <table:table-cell office:value-type="float" office:value="666.400341" calcext:value-type="float">
            <text:p>666.400341</text:p>
          </table:table-cell>
          <table:table-cell table:number-columns-repeated="2"/>
          <table:table-cell office:value-type="float" office:value="1443.190402" calcext:value-type="float">
            <text:p>1443.190402</text:p>
          </table:table-cell>
          <table:table-cell office:value-type="float" office:value="1253.290327" calcext:value-type="float">
            <text:p>1253.290327</text:p>
          </table:table-cell>
          <table:table-cell office:value-type="float" office:value="1540.330511" calcext:value-type="float">
            <text:p>1540.330511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92.40029" calcext:value-type="float">
            <text:p>392.40029</text:p>
          </table:table-cell>
          <table:table-cell office:value-type="float" office:value="-46.39939" calcext:value-type="float">
            <text:p>-46.39939</text:p>
          </table:table-cell>
          <table:table-cell office:value-type="float" office:value="927.390558" calcext:value-type="float">
            <text:p>927.390558</text:p>
          </table:table-cell>
          <table:table-cell office:value-type="float" office:value="807.780703" calcext:value-type="float">
            <text:p>807.780703</text:p>
          </table:table-cell>
          <table:table-cell office:value-type="float" office:value="737.511013" calcext:value-type="float">
            <text:p>737.511013</text:p>
          </table:table-cell>
          <table:table-cell table:number-columns-repeated="2"/>
          <table:table-cell office:value-type="float" office:value="1309.920155" calcext:value-type="float">
            <text:p>1309.920155</text:p>
          </table:table-cell>
          <table:table-cell office:value-type="float" office:value="1109.400345" calcext:value-type="float">
            <text:p>1109.400345</text:p>
          </table:table-cell>
          <table:table-cell office:value-type="float" office:value="1434.520078" calcext:value-type="float">
            <text:p>1434.52007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543.860354" calcext:value-type="float">
            <text:p>543.860354</text:p>
          </table:table-cell>
          <table:table-cell office:value-type="float" office:value="15.230726" calcext:value-type="float">
            <text:p>15.230726</text:p>
          </table:table-cell>
          <table:table-cell office:value-type="float" office:value="1438.010517" calcext:value-type="float">
            <text:p>1438.010517</text:p>
          </table:table-cell>
          <table:table-cell office:value-type="float" office:value="1038.820617" calcext:value-type="float">
            <text:p>1038.820617</text:p>
          </table:table-cell>
          <table:table-cell office:value-type="float" office:value="1053.200916" calcext:value-type="float">
            <text:p>1053.200916</text:p>
          </table:table-cell>
          <table:table-cell table:number-columns-repeated="2"/>
          <table:table-cell office:value-type="float" office:value="1385.630337" calcext:value-type="float">
            <text:p>1385.630337</text:p>
          </table:table-cell>
          <table:table-cell office:value-type="float" office:value="1376.800473" calcext:value-type="float">
            <text:p>1376.800473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558.60022" calcext:value-type="float">
            <text:p>558.60022</text:p>
          </table:table-cell>
          <table:table-cell office:value-type="float" office:value="-98.719334" calcext:value-type="float">
            <text:p>-98.719334</text:p>
          </table:table-cell>
          <table:table-cell office:value-type="float" office:value="1590.720709" calcext:value-type="float">
            <text:p>1590.720709</text:p>
          </table:table-cell>
          <table:table-cell office:value-type="float" office:value="1038.820617" calcext:value-type="float">
            <text:p>1038.820617</text:p>
          </table:table-cell>
          <table:table-cell office:value-type="float" office:value="652.930442" calcext:value-type="float">
            <text:p>652.930442</text:p>
          </table:table-cell>
          <table:table-cell table:number-columns-repeated="2"/>
          <table:table-cell office:value-type="float" office:value="791.150366" calcext:value-type="float">
            <text:p>791.150366</text:p>
          </table:table-cell>
          <table:table-cell office:value-type="float" office:value="718.40006" calcext:value-type="float">
            <text:p>718.40006</text:p>
          </table:table-cell>
          <table:table-cell office:value-type="float" office:value="1313.230469" calcext:value-type="float">
            <text:p>1313.230469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771.600182" calcext:value-type="float">
            <text:p>771.600182</text:p>
          </table:table-cell>
          <table:table-cell office:value-type="float" office:value="585.700522" calcext:value-type="float">
            <text:p>585.700522</text:p>
          </table:table-cell>
          <table:table-cell office:value-type="float" office:value="1240.020213" calcext:value-type="float">
            <text:p>1240.020213</text:p>
          </table:table-cell>
          <table:table-cell office:value-type="float" office:value="1164.250416" calcext:value-type="float">
            <text:p>1164.250416</text:p>
          </table:table-cell>
          <table:table-cell office:value-type="float" office:value="892.140394" calcext:value-type="float">
            <text:p>892.140394</text:p>
          </table:table-cell>
          <table:table-cell table:number-columns-repeated="2"/>
          <table:table-cell office:value-type="float" office:value="1252.990598" calcext:value-type="float">
            <text:p>1252.990598</text:p>
          </table:table-cell>
          <table:table-cell office:value-type="float" office:value="839.080363" calcext:value-type="float">
            <text:p>839.080363</text:p>
          </table:table-cell>
          <table:table-cell office:value-type="float" office:value="1071.9504" calcext:value-type="float">
            <text:p>1071.9504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57.00011" calcext:value-type="float">
            <text:p>357.00011</text:p>
          </table:table-cell>
          <table:table-cell office:value-type="float" office:value="1053.340404" calcext:value-type="float">
            <text:p>1053.340404</text:p>
          </table:table-cell>
          <table:table-cell office:value-type="float" office:value="1517.640307" calcext:value-type="float">
            <text:p>1517.640307</text:p>
          </table:table-cell>
          <table:table-cell office:value-type="float" office:value="1297.231189" calcext:value-type="float">
            <text:p>1297.231189</text:p>
          </table:table-cell>
          <table:table-cell office:value-type="float" office:value="1353.200202" calcext:value-type="float">
            <text:p>1353.200202</text:p>
          </table:table-cell>
          <table:table-cell table:number-columns-repeated="2"/>
          <table:table-cell office:value-type="float" office:value="1025.510493" calcext:value-type="float">
            <text:p>1025.510493</text:p>
          </table:table-cell>
          <table:table-cell office:value-type="float" office:value="1010.690086" calcext:value-type="float">
            <text:p>1010.690086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66.7003" calcext:value-type="float">
            <text:p>366.7003</text:p>
          </table:table-cell>
          <table:table-cell office:value-type="float" office:value="1255.520402" calcext:value-type="float">
            <text:p>1255.520402</text:p>
          </table:table-cell>
          <table:table-cell office:value-type="float" office:value="1215.180492" calcext:value-type="float">
            <text:p>1215.180492</text:p>
          </table:table-cell>
          <table:table-cell office:value-type="float" office:value="1248.140562" calcext:value-type="float">
            <text:p>1248.140562</text:p>
          </table:table-cell>
          <table:table-cell office:value-type="float" office:value="1154.330614" calcext:value-type="float">
            <text:p>1154.330614</text:p>
          </table:table-cell>
          <table:table-cell table:number-columns-repeated="2"/>
          <table:table-cell office:value-type="float" office:value="1241.620348" calcext:value-type="float">
            <text:p>1241.620348</text:p>
          </table:table-cell>
          <table:table-cell office:value-type="float" office:value="983.390032" calcext:value-type="float">
            <text:p>983.390032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244.580081" calcext:value-type="float">
            <text:p>1244.580081</text:p>
          </table:table-cell>
          <table:table-cell office:value-type="float" office:value="1400.990426" calcext:value-type="float">
            <text:p>1400.990426</text:p>
          </table:table-cell>
          <table:table-cell office:value-type="float" office:value="1438.010517" calcext:value-type="float">
            <text:p>1438.010517</text:p>
          </table:table-cell>
          <table:table-cell office:value-type="float" office:value="508.20046" calcext:value-type="float">
            <text:p>508.20046</text:p>
          </table:table-cell>
          <table:table-cell office:value-type="float" office:value="1369.250993" calcext:value-type="float">
            <text:p>1369.250993</text:p>
          </table:table-cell>
          <table:table-cell table:number-columns-repeated="2"/>
          <table:table-cell office:value-type="float" office:value="989.45039" calcext:value-type="float">
            <text:p>989.45039</text:p>
          </table:table-cell>
          <table:table-cell office:value-type="float" office:value="1307.600325" calcext:value-type="float">
            <text:p>1307.600325</text:p>
          </table:table-cell>
          <table:table-cell office:value-type="float" office:value="1592.070413" calcext:value-type="float">
            <text:p>1592.070413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557.720316" calcext:value-type="float">
            <text:p>1557.720316</text:p>
          </table:table-cell>
          <table:table-cell office:value-type="float" office:value="-169.19953" calcext:value-type="float">
            <text:p>-169.19953</text:p>
          </table:table-cell>
          <table:table-cell office:value-type="float" office:value="1062.620658" calcext:value-type="float">
            <text:p>1062.620658</text:p>
          </table:table-cell>
          <table:table-cell office:value-type="float" office:value="1274.11024" calcext:value-type="float">
            <text:p>1274.11024</text:p>
          </table:table-cell>
          <table:table-cell office:value-type="float" office:value="935.260573" calcext:value-type="float">
            <text:p>935.260573</text:p>
          </table:table-cell>
          <table:table-cell table:number-columns-repeated="2"/>
          <table:table-cell office:value-type="float" office:value="1314.250393" calcext:value-type="float">
            <text:p>1314.250393</text:p>
          </table:table-cell>
          <table:table-cell office:value-type="float" office:value="591.710379" calcext:value-type="float">
            <text:p>591.710379</text:p>
          </table:table-cell>
          <table:table-cell office:value-type="float" office:value="1318.110367" calcext:value-type="float">
            <text:p>1318.110367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302.60002" calcext:value-type="float">
            <text:p>302.60002</text:p>
          </table:table-cell>
          <table:table-cell office:value-type="float" office:value="71.000614" calcext:value-type="float">
            <text:p>71.000614</text:p>
          </table:table-cell>
          <table:table-cell office:value-type="float" office:value="518.8005" calcext:value-type="float">
            <text:p>518.8005</text:p>
          </table:table-cell>
          <table:table-cell office:value-type="float" office:value="1721.090815" calcext:value-type="float">
            <text:p>1721.090815</text:p>
          </table:table-cell>
          <table:table-cell office:value-type="float" office:value="962.021004" calcext:value-type="float">
            <text:p>962.021004</text:p>
          </table:table-cell>
          <table:table-cell table:number-columns-repeated="2"/>
          <table:table-cell office:value-type="float" office:value="1062.669955" calcext:value-type="float">
            <text:p>1062.669955</text:p>
          </table:table-cell>
          <table:table-cell office:value-type="float" office:value="1302.510389" calcext:value-type="float">
            <text:p>1302.510389</text:p>
          </table:table-cell>
          <table:table-cell office:value-type="float" office:value="1433.600362" calcext:value-type="float">
            <text:p>1433.600362</text:p>
          </table:table-cell>
          <table:table-cell table:number-columns-repeated="1010"/>
        </table:table-row>
        <table:table-row table:style-name="ro1" table:visibility="collapse">
          <table:table-cell table:number-columns-repeated="6"/>
          <table:table-cell office:value-type="float" office:value="1893.870338" calcext:value-type="float">
            <text:p>1893.870338</text:p>
          </table:table-cell>
          <table:table-cell office:value-type="float" office:value="992.970461" calcext:value-type="float">
            <text:p>992.970461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271.800575" calcext:value-type="float">
            <text:p>1271.800575</text:p>
          </table:table-cell>
          <table:table-cell office:value-type="float" office:value="332.00034" calcext:value-type="float">
            <text:p>332.00034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431.210437" calcext:value-type="float">
            <text:p>1431.210437</text:p>
          </table:table-cell>
          <table:table-cell office:value-type="float" office:value="753.250157" calcext:value-type="float">
            <text:p>753.250157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098.81057" calcext:value-type="float">
            <text:p>1098.81057</text:p>
          </table:table-cell>
          <table:table-cell office:value-type="float" office:value="190.2002" calcext:value-type="float">
            <text:p>190.2002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544.90036" calcext:value-type="float">
            <text:p>544.90036</text:p>
          </table:table-cell>
          <table:table-cell office:value-type="float" office:value="1155.970881" calcext:value-type="float">
            <text:p>1155.970881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458.350624" calcext:value-type="float">
            <text:p>1458.350624</text:p>
          </table:table-cell>
          <table:table-cell office:value-type="float" office:value="1276.780615" calcext:value-type="float">
            <text:p>1276.780615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310.510373" calcext:value-type="float">
            <text:p>1310.510373</text:p>
          </table:table-cell>
          <table:table-cell office:value-type="float" office:value="1429.200475" calcext:value-type="float">
            <text:p>1429.200475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341.40045" calcext:value-type="float">
            <text:p>341.40045</text:p>
          </table:table-cell>
          <table:table-cell office:value-type="float" office:value="1228.760751" calcext:value-type="float">
            <text:p>1228.760751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107.760624" calcext:value-type="float">
            <text:p>1107.760624</text:p>
          </table:table-cell>
          <table:table-cell office:value-type="float" office:value="1724.830872" calcext:value-type="float">
            <text:p>1724.830872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481.410743" calcext:value-type="float">
            <text:p>1481.410743</text:p>
          </table:table-cell>
          <table:table-cell office:value-type="float" office:value="211.70014" calcext:value-type="float">
            <text:p>211.70014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770.110616" calcext:value-type="float">
            <text:p>1770.110616</text:p>
          </table:table-cell>
          <table:table-cell office:value-type="float" office:value="319.60023" calcext:value-type="float">
            <text:p>319.6002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341.40045" calcext:value-type="float">
            <text:p>341.40045</text:p>
          </table:table-cell>
          <table:table-cell office:value-type="float" office:value="1274.11024" calcext:value-type="float">
            <text:p>1274.11024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366.550372" calcext:value-type="float">
            <text:p>1366.550372</text:p>
          </table:table-cell>
          <table:table-cell office:value-type="float" office:value="413.500203" calcext:value-type="float">
            <text:p>413.50020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310.510373" calcext:value-type="float">
            <text:p>1310.510373</text:p>
          </table:table-cell>
          <table:table-cell office:value-type="float" office:value="692.530379" calcext:value-type="float">
            <text:p>692.530379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540.40024" calcext:value-type="float">
            <text:p>540.40024</text:p>
          </table:table-cell>
          <table:table-cell office:value-type="float" office:value="1065.800745" calcext:value-type="float">
            <text:p>1065.800745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745.10058" calcext:value-type="float">
            <text:p>745.10058</text:p>
          </table:table-cell>
          <table:table-cell office:value-type="float" office:value="1429.200475" calcext:value-type="float">
            <text:p>1429.200475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107.240525" calcext:value-type="float">
            <text:p>1107.240525</text:p>
          </table:table-cell>
          <table:table-cell office:value-type="float" office:value="830.68053" calcext:value-type="float">
            <text:p>830.6805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733.60032" calcext:value-type="float">
            <text:p>733.60032</text:p>
          </table:table-cell>
          <table:table-cell office:value-type="float" office:value="1022.530593" calcext:value-type="float">
            <text:p>1022.53059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574.4004" calcext:value-type="float">
            <text:p>574.4004</text:p>
          </table:table-cell>
          <table:table-cell office:value-type="float" office:value="820.240907" calcext:value-type="float">
            <text:p>820.240907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115.79044" calcext:value-type="float">
            <text:p>1115.79044</text:p>
          </table:table-cell>
          <table:table-cell office:value-type="float" office:value="826.00015" calcext:value-type="float">
            <text:p>826.00015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874.610603" calcext:value-type="float">
            <text:p>874.610603</text:p>
          </table:table-cell>
          <table:table-cell office:value-type="float" office:value="1406.320883" calcext:value-type="float">
            <text:p>1406.32088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034.210691" calcext:value-type="float">
            <text:p>1034.210691</text:p>
          </table:table-cell>
          <table:table-cell office:value-type="float" office:value="1427.180651" calcext:value-type="float">
            <text:p>1427.180651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312.920441" calcext:value-type="float">
            <text:p>1312.920441</text:p>
          </table:table-cell>
          <table:table-cell office:value-type="float" office:value="989.921078" calcext:value-type="float">
            <text:p>989.921078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968.970578" calcext:value-type="float">
            <text:p>968.970578</text:p>
          </table:table-cell>
          <table:table-cell office:value-type="float" office:value="698.700548" calcext:value-type="float">
            <text:p>698.700548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099.71061" calcext:value-type="float">
            <text:p>1099.71061</text:p>
          </table:table-cell>
          <table:table-cell office:value-type="float" office:value="339.90021" calcext:value-type="float">
            <text:p>339.90021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286.610383" calcext:value-type="float">
            <text:p>1286.610383</text:p>
          </table:table-cell>
          <table:table-cell office:value-type="float" office:value="743.090563" calcext:value-type="float">
            <text:p>743.090563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452.670426" calcext:value-type="float">
            <text:p>1452.670426</text:p>
          </table:table-cell>
          <table:table-cell office:value-type="float" office:value="1303.290568" calcext:value-type="float">
            <text:p>1303.290568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1127.330334" calcext:value-type="float">
            <text:p>1127.330334</text:p>
          </table:table-cell>
          <table:table-cell office:value-type="float" office:value="798.060758" calcext:value-type="float">
            <text:p>798.060758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211.70053" calcext:value-type="float">
            <text:p>211.70053</text:p>
          </table:table-cell>
          <table:table-cell office:value-type="float" office:value="1009.340317" calcext:value-type="float">
            <text:p>1009.340317</text:p>
          </table:table-cell>
          <table:table-cell table:number-columns-repeated="1016"/>
        </table:table-row>
        <table:table-row table:style-name="ro1" table:visibility="collapse">
          <table:table-cell table:number-columns-repeated="6"/>
          <table:table-cell office:value-type="float" office:value="955.530437" calcext:value-type="float">
            <text:p>955.530437</text:p>
          </table:table-cell>
          <table:table-cell office:value-type="float" office:value="709.800459" calcext:value-type="float">
            <text:p>709.800459</text:p>
          </table:table-cell>
          <table:table-cell table:number-columns-repeated="101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VERAGE = </text:p>
          </table:table-cell>
          <table:table-cell table:number-columns-repeated="2"/>
          <table:table-cell table:style-name="ce1" office:value-type="string" calcext:value-type="string">
            <text:p>AVG</text:p>
          </table:table-cell>
          <table:table-cell table:style-name="ce1" table:formula="of:=AVERAGE([Sheet1.E4:.E55])" office:value-type="float" office:value="737.94073575" calcext:value-type="float">
            <text:p>737.94073575</text:p>
          </table:table-cell>
          <table:table-cell table:style-name="ce1" table:formula="of:=AVERAGE([Sheet1.F4:.F55])" office:value-type="float" office:value="652.2920228" calcext:value-type="float">
            <text:p>652.2920228</text:p>
          </table:table-cell>
          <table:table-cell table:style-name="ce1" table:formula="of:=AVERAGE([Sheet1.G4:.G55])" office:value-type="float" office:value="1103.46068636" calcext:value-type="float">
            <text:p>1103.46068636</text:p>
          </table:table-cell>
          <table:table-cell table:style-name="ce1" table:formula="of:=AVERAGE([Sheet1.H4:.H55])" office:value-type="float" office:value="977.07516816" calcext:value-type="float">
            <text:p>977.07516816</text:p>
          </table:table-cell>
          <table:table-cell table:style-name="ce1" table:formula="of:=AVERAGE([Sheet1.I4:.I55])" office:value-type="float" office:value="865.43854475" calcext:value-type="float">
            <text:p>865.43854475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table:formula="of:=AVERAGE([Sheet1.L4:.L55])" office:value-type="float" office:value="1191.8313804" calcext:value-type="float">
            <text:p>1191.8313804</text:p>
          </table:table-cell>
          <table:table-cell table:style-name="ce1" table:formula="of:=AVERAGE([Sheet1.M4:.M55])" office:value-type="float" office:value="942.18528365" calcext:value-type="float">
            <text:p>942.18528365</text:p>
          </table:table-cell>
          <table:table-cell table:style-name="ce1" table:formula="of:=AVERAGE([Sheet1.N4:.N55])" office:value-type="float" office:value="1265.1453781" calcext:value-type="float">
            <text:p>1265.145378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STDEV</text:p>
          </table:table-cell>
          <table:table-cell table:style-name="ce1" table:formula="of:=STDEV([Sheet1.E4:.E23])" office:value-type="float" office:value="443.762056922907" calcext:value-type="float">
            <text:p>443.7620569229</text:p>
          </table:table-cell>
          <table:table-cell table:style-name="ce1" table:formula="of:=STDEV([Sheet1.F4:.F23])" office:value-type="float" office:value="614.410667084577" calcext:value-type="float">
            <text:p>614.4106670846</text:p>
          </table:table-cell>
          <table:table-cell table:style-name="ce1" table:formula="of:=STDEV([Sheet1.G36:.G55])" office:value-type="float" office:value="328.501941865052" calcext:value-type="float">
            <text:p>328.5019418651</text:p>
          </table:table-cell>
          <table:table-cell table:style-name="ce1" table:formula="of:=STDEV([Sheet1.H36:.H55])" office:value-type="float" office:value="321.339441315098" calcext:value-type="float">
            <text:p>321.3394413151</text:p>
          </table:table-cell>
          <table:table-cell table:style-name="ce1" table:formula="of:=STDEV([Sheet1.I4:.I23])" office:value-type="float" office:value="287.263976517879" calcext:value-type="float">
            <text:p>287.2639765179</text:p>
          </table:table-cell>
          <table:table-cell table:style-name="ce1"/>
          <table:table-cell table:style-name="ce1" office:value-type="string" calcext:value-type="string">
            <text:p>STDEV</text:p>
          </table:table-cell>
          <table:table-cell table:style-name="ce1" table:formula="of:=STDEV([Sheet1.L4:.L23])" office:value-type="float" office:value="411.732606507781" calcext:value-type="float">
            <text:p>411.7326065078</text:p>
          </table:table-cell>
          <table:table-cell table:style-name="ce1" table:formula="of:=STDEV([Sheet1.M4:.M23])" office:value-type="float" office:value="369.428402718756" calcext:value-type="float">
            <text:p>369.4284027188</text:p>
          </table:table-cell>
          <table:table-cell table:style-name="ce1" table:formula="of:=STDEV([Sheet1.N4:.N23])" office:value-type="float" office:value="256.001698417009" calcext:value-type="float">
            <text:p>256.00169841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20 rounds q learning</text:p>
          </table:table-cell>
          <table:table-cell table:number-columns-repeated="3"/>
          <table:table-cell table:number-columns-repeated="3" office:value-type="string" calcext:value-type="string">
            <text:p>20 rounds q learning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5, LB1, d*3Lim20</text:p>
          </table:table-cell>
          <table:table-cell office:value-type="string" calcext:value-type="string">
            <text:p>LA5, LB5, d*3Lim20</text:p>
          </table:table-cell>
          <table:table-cell office:value-type="string" calcext:value-type="string">
            <text:p>LA5, LB10, d*3Lim20</text:p>
          </table:table-cell>
          <table:table-cell office:value-type="string" calcext:value-type="string">
            <text:p>LA5, LB20, d*3Lim20</text:p>
          </table:table-cell>
          <table:table-cell table:number-columns-repeated="3"/>
          <table:table-cell office:value-type="string" calcext:value-type="string">
            <text:p>LA10, LB2, d*5Lim10</text:p>
          </table:table-cell>
          <table:table-cell office:value-type="string" calcext:value-type="string">
            <text:p>LA1, LB2, d*5Lim10</text:p>
          </table:table-cell>
          <table:table-cell office:value-type="string" calcext:value-type="string">
            <text:p>LA1, LB5, d*5Lim10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748.80074" calcext:value-type="float">
            <text:p>1748.80074</text:p>
          </table:table-cell>
          <table:table-cell office:value-type="float" office:value="666.679975" calcext:value-type="float">
            <text:p>666.679975</text:p>
          </table:table-cell>
          <table:table-cell office:value-type="float" office:value="1433.240206" calcext:value-type="float">
            <text:p>1433.240206</text:p>
          </table:table-cell>
          <table:table-cell office:value-type="float" office:value="647.5202" calcext:value-type="float">
            <text:p>647.5202</text:p>
          </table:table-cell>
          <table:table-cell table:number-columns-repeated="3"/>
          <table:table-cell office:value-type="float" office:value="1086.520549" calcext:value-type="float">
            <text:p>1086.520549</text:p>
          </table:table-cell>
          <table:table-cell office:value-type="float" office:value="48.20052" calcext:value-type="float">
            <text:p>48.20052</text:p>
          </table:table-cell>
          <table:table-cell office:value-type="float" office:value="1272.28048" calcext:value-type="float">
            <text:p>1272.2804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955.080079" calcext:value-type="float">
            <text:p>955.080079</text:p>
          </table:table-cell>
          <table:table-cell office:value-type="float" office:value="1245.29998" calcext:value-type="float">
            <text:p>1245.29998</text:p>
          </table:table-cell>
          <table:table-cell office:value-type="float" office:value="1068.050265" calcext:value-type="float">
            <text:p>1068.050265</text:p>
          </table:table-cell>
          <table:table-cell office:value-type="float" office:value="724.830464" calcext:value-type="float">
            <text:p>724.830464</text:p>
          </table:table-cell>
          <table:table-cell table:number-columns-repeated="3"/>
          <table:table-cell office:value-type="float" office:value="1021.9504" calcext:value-type="float">
            <text:p>1021.9504</text:p>
          </table:table-cell>
          <table:table-cell office:value-type="float" office:value="1048.550447" calcext:value-type="float">
            <text:p>1048.550447</text:p>
          </table:table-cell>
          <table:table-cell office:value-type="float" office:value="626.790459" calcext:value-type="float">
            <text:p>626.790459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396.49066" calcext:value-type="float">
            <text:p>1396.49066</text:p>
          </table:table-cell>
          <table:table-cell office:value-type="float" office:value="0" calcext:value-type="float">
            <text:p>0</text:p>
          </table:table-cell>
          <table:table-cell office:value-type="float" office:value="1275.000275" calcext:value-type="float">
            <text:p>1275.000275</text:p>
          </table:table-cell>
          <table:table-cell office:value-type="float" office:value="924.960298" calcext:value-type="float">
            <text:p>924.960298</text:p>
          </table:table-cell>
          <table:table-cell table:number-columns-repeated="3"/>
          <table:table-cell office:value-type="float" office:value="790.650294" calcext:value-type="float">
            <text:p>790.650294</text:p>
          </table:table-cell>
          <table:table-cell office:value-type="float" office:value="1278.630093" calcext:value-type="float">
            <text:p>1278.630093</text:p>
          </table:table-cell>
          <table:table-cell office:value-type="float" office:value="-21.20016" calcext:value-type="float">
            <text:p>-21.20016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-64.89968" calcext:value-type="float">
            <text:p>-64.89968</text:p>
          </table:table-cell>
          <table:table-cell office:value-type="float" office:value="853.980378" calcext:value-type="float">
            <text:p>853.980378</text:p>
          </table:table-cell>
          <table:table-cell office:value-type="float" office:value="651.60036" calcext:value-type="float">
            <text:p>651.60036</text:p>
          </table:table-cell>
          <table:table-cell office:value-type="float" office:value="986.15042" calcext:value-type="float">
            <text:p>986.15042</text:p>
          </table:table-cell>
          <table:table-cell table:number-columns-repeated="3"/>
          <table:table-cell office:value-type="float" office:value="844.060382" calcext:value-type="float">
            <text:p>844.060382</text:p>
          </table:table-cell>
          <table:table-cell office:value-type="float" office:value="633.190158" calcext:value-type="float">
            <text:p>633.190158</text:p>
          </table:table-cell>
          <table:table-cell office:value-type="float" office:value="1593.600174" calcext:value-type="float">
            <text:p>1593.600174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-64.89968" calcext:value-type="float">
            <text:p>-64.89968</text:p>
          </table:table-cell>
          <table:table-cell office:value-type="float" office:value="0" calcext:value-type="float">
            <text:p>0</text:p>
          </table:table-cell>
          <table:table-cell office:value-type="float" office:value="1191.100342" calcext:value-type="float">
            <text:p>1191.100342</text:p>
          </table:table-cell>
          <table:table-cell office:value-type="float" office:value="1761.20027" calcext:value-type="float">
            <text:p>1761.20027</text:p>
          </table:table-cell>
          <table:table-cell table:number-columns-repeated="3"/>
          <table:table-cell office:value-type="float" office:value="785.050356" calcext:value-type="float">
            <text:p>785.050356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491.79977" calcext:value-type="float">
            <text:p>491.79977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211.76055" calcext:value-type="float">
            <text:p>1211.76055</text:p>
          </table:table-cell>
          <table:table-cell office:value-type="float" office:value="1140.460364" calcext:value-type="float">
            <text:p>1140.460364</text:p>
          </table:table-cell>
          <table:table-cell office:value-type="float" office:value="1656.310307" calcext:value-type="float">
            <text:p>1656.310307</text:p>
          </table:table-cell>
          <table:table-cell office:value-type="float" office:value="644.760384" calcext:value-type="float">
            <text:p>644.760384</text:p>
          </table:table-cell>
          <table:table-cell table:number-columns-repeated="3"/>
          <table:table-cell office:value-type="float" office:value="986.360488" calcext:value-type="float">
            <text:p>986.360488</text:p>
          </table:table-cell>
          <table:table-cell office:value-type="float" office:value="-16.49963" calcext:value-type="float">
            <text:p>-16.49963</text:p>
          </table:table-cell>
          <table:table-cell office:value-type="float" office:value="1237.420368" calcext:value-type="float">
            <text:p>1237.42036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-60.5996" calcext:value-type="float">
            <text:p>-60.5996</text:p>
          </table:table-cell>
          <table:table-cell office:value-type="float" office:value="0" calcext:value-type="float">
            <text:p>0</text:p>
          </table:table-cell>
          <table:table-cell office:value-type="float" office:value="426.99975" calcext:value-type="float">
            <text:p>426.99975</text:p>
          </table:table-cell>
          <table:table-cell office:value-type="float" office:value="1822.80039" calcext:value-type="float">
            <text:p>1822.80039</text:p>
          </table:table-cell>
          <table:table-cell table:number-columns-repeated="3"/>
          <table:table-cell office:value-type="float" office:value="864.000508" calcext:value-type="float">
            <text:p>864.000508</text:p>
          </table:table-cell>
          <table:table-cell office:value-type="float" office:value="1241.620348" calcext:value-type="float">
            <text:p>1241.620348</text:p>
          </table:table-cell>
          <table:table-cell office:value-type="float" office:value="1062.45043" calcext:value-type="float">
            <text:p>1062.45043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097.530394" calcext:value-type="float">
            <text:p>1097.530394</text:p>
          </table:table-cell>
          <table:table-cell office:value-type="float" office:value="912.969903" calcext:value-type="float">
            <text:p>912.969903</text:p>
          </table:table-cell>
          <table:table-cell office:value-type="float" office:value="1494.770376" calcext:value-type="float">
            <text:p>1494.770376</text:p>
          </table:table-cell>
          <table:table-cell office:value-type="float" office:value="693.180101" calcext:value-type="float">
            <text:p>693.180101</text:p>
          </table:table-cell>
          <table:table-cell table:number-columns-repeated="3"/>
          <table:table-cell office:value-type="float" office:value="1029.75038" calcext:value-type="float">
            <text:p>1029.75038</text:p>
          </table:table-cell>
          <table:table-cell office:value-type="float" office:value="1579.35055" calcext:value-type="float">
            <text:p>1579.35055</text:p>
          </table:table-cell>
          <table:table-cell office:value-type="float" office:value="1061.300135" calcext:value-type="float">
            <text:p>1061.300135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502.900794" calcext:value-type="float">
            <text:p>1502.900794</text:p>
          </table:table-cell>
          <table:table-cell office:value-type="float" office:value="1192.740446" calcext:value-type="float">
            <text:p>1192.740446</text:p>
          </table:table-cell>
          <table:table-cell office:value-type="float" office:value="0" calcext:value-type="float">
            <text:p>0</text:p>
          </table:table-cell>
          <table:table-cell office:value-type="float" office:value="1592.570318" calcext:value-type="float">
            <text:p>1592.570318</text:p>
          </table:table-cell>
          <table:table-cell table:number-columns-repeated="3"/>
          <table:table-cell office:value-type="float" office:value="935.380479" calcext:value-type="float">
            <text:p>935.380479</text:p>
          </table:table-cell>
          <table:table-cell office:value-type="float" office:value="-3.49999" calcext:value-type="float">
            <text:p>-3.49999</text:p>
          </table:table-cell>
          <table:table-cell office:value-type="float" office:value="-371.6998" calcext:value-type="float">
            <text:p>-371.699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146.640403" calcext:value-type="float">
            <text:p>1146.640403</text:p>
          </table:table-cell>
          <table:table-cell office:value-type="float" office:value="1212.540004" calcext:value-type="float">
            <text:p>1212.540004</text:p>
          </table:table-cell>
          <table:table-cell office:value-type="float" office:value="1389.930108" calcext:value-type="float">
            <text:p>1389.9301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07.190445" calcext:value-type="float">
            <text:p>1107.190445</text:p>
          </table:table-cell>
          <table:table-cell office:value-type="float" office:value="2069.430525" calcext:value-type="float">
            <text:p>2069.4305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340.910434" calcext:value-type="float">
            <text:p>1340.910434</text:p>
          </table:table-cell>
          <table:table-cell office:value-type="float" office:value="1034.40027" calcext:value-type="float">
            <text:p>1034.40027</text:p>
          </table:table-cell>
          <table:table-cell office:value-type="float" office:value="930.540189" calcext:value-type="float">
            <text:p>930.540189</text:p>
          </table:table-cell>
          <table:table-cell office:value-type="float" office:value="730.4" calcext:value-type="float">
            <text:p>730.4</text:p>
          </table:table-cell>
          <table:table-cell table:number-columns-repeated="3"/>
          <table:table-cell office:value-type="float" office:value="541.50027" calcext:value-type="float">
            <text:p>541.50027</text:p>
          </table:table-cell>
          <table:table-cell office:value-type="float" office:value="1678.940545" calcext:value-type="float">
            <text:p>1678.940545</text:p>
          </table:table-cell>
          <table:table-cell office:value-type="float" office:value="1008.00011" calcext:value-type="float">
            <text:p>1008.00011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421.490238" calcext:value-type="float">
            <text:p>1421.490238</text:p>
          </table:table-cell>
          <table:table-cell office:value-type="float" office:value="255.810317" calcext:value-type="float">
            <text:p>255.810317</text:p>
          </table:table-cell>
          <table:table-cell office:value-type="float" office:value="1194.520426" calcext:value-type="float">
            <text:p>1194.5204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9.840227" calcext:value-type="float">
            <text:p>649.840227</text:p>
          </table:table-cell>
          <table:table-cell office:value-type="float" office:value="1380.300321" calcext:value-type="float">
            <text:p>1380.300321</text:p>
          </table:table-cell>
          <table:table-cell office:value-type="float" office:value="857.490312" calcext:value-type="float">
            <text:p>857.490312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261.360233" calcext:value-type="float">
            <text:p>1261.360233</text:p>
          </table:table-cell>
          <table:table-cell office:value-type="float" office:value="1279.130181" calcext:value-type="float">
            <text:p>1279.130181</text:p>
          </table:table-cell>
          <table:table-cell office:value-type="float" office:value="0" calcext:value-type="float">
            <text:p>0</text:p>
          </table:table-cell>
          <table:table-cell office:value-type="float" office:value="1761.20027" calcext:value-type="float">
            <text:p>1761.20027</text:p>
          </table:table-cell>
          <table:table-cell table:number-columns-repeated="3"/>
          <table:table-cell office:value-type="float" office:value="542.460327" calcext:value-type="float">
            <text:p>542.460327</text:p>
          </table:table-cell>
          <table:table-cell office:value-type="float" office:value="0" calcext:value-type="float">
            <text:p>0</text:p>
          </table:table-cell>
          <table:table-cell office:value-type="float" office:value="1064.870645" calcext:value-type="float">
            <text:p>1064.870645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-64.89968" calcext:value-type="float">
            <text:p>-64.89968</text:p>
          </table:table-cell>
          <table:table-cell office:value-type="float" office:value="15.299796" calcext:value-type="float">
            <text:p>15.299796</text:p>
          </table:table-cell>
          <table:table-cell office:value-type="float" office:value="0" calcext:value-type="float">
            <text:p>0</text:p>
          </table:table-cell>
          <table:table-cell office:value-type="float" office:value="563.040264" calcext:value-type="float">
            <text:p>563.040264</text:p>
          </table:table-cell>
          <table:table-cell table:number-columns-repeated="3"/>
          <table:table-cell office:value-type="float" office:value="1021.610764" calcext:value-type="float">
            <text:p>1021.610764</text:p>
          </table:table-cell>
          <table:table-cell office:value-type="float" office:value="-163.00014" calcext:value-type="float">
            <text:p>-163.00014</text:p>
          </table:table-cell>
          <table:table-cell office:value-type="float" office:value="-189.10017" calcext:value-type="float">
            <text:p>-189.10017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209.660838" calcext:value-type="float">
            <text:p>1209.660838</text:p>
          </table:table-cell>
          <table:table-cell office:value-type="float" office:value="191.79999" calcext:value-type="float">
            <text:p>191.79999</text:p>
          </table:table-cell>
          <table:table-cell office:value-type="float" office:value="1379.480139" calcext:value-type="float">
            <text:p>1379.480139</text:p>
          </table:table-cell>
          <table:table-cell office:value-type="float" office:value="922.55001" calcext:value-type="float">
            <text:p>922.55001</text:p>
          </table:table-cell>
          <table:table-cell table:number-columns-repeated="3"/>
          <table:table-cell office:value-type="float" office:value="1208.220378" calcext:value-type="float">
            <text:p>1208.220378</text:p>
          </table:table-cell>
          <table:table-cell office:value-type="float" office:value="1475.880422" calcext:value-type="float">
            <text:p>1475.880422</text:p>
          </table:table-cell>
          <table:table-cell office:value-type="float" office:value="224.89991" calcext:value-type="float">
            <text:p>224.89991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538.040619" calcext:value-type="float">
            <text:p>1538.040619</text:p>
          </table:table-cell>
          <table:table-cell office:value-type="float" office:value="200.50002" calcext:value-type="float">
            <text:p>200.50002</text:p>
          </table:table-cell>
          <table:table-cell office:value-type="float" office:value="651.60036" calcext:value-type="float">
            <text:p>651.60036</text:p>
          </table:table-cell>
          <table:table-cell office:value-type="float" office:value="1447.000066" calcext:value-type="float">
            <text:p>1447.000066</text:p>
          </table:table-cell>
          <table:table-cell table:number-columns-repeated="3"/>
          <table:table-cell office:value-type="float" office:value="576.7604" calcext:value-type="float">
            <text:p>576.7604</text:p>
          </table:table-cell>
          <table:table-cell office:value-type="float" office:value="1354.350177" calcext:value-type="float">
            <text:p>1354.350177</text:p>
          </table:table-cell>
          <table:table-cell office:value-type="float" office:value="136.19965" calcext:value-type="float">
            <text:p>136.19965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-378.29981" calcext:value-type="float">
            <text:p>-378.29981</text:p>
          </table:table-cell>
          <table:table-cell office:value-type="float" office:value="1004.310257" calcext:value-type="float">
            <text:p>1004.310257</text:p>
          </table:table-cell>
          <table:table-cell office:value-type="float" office:value="1444.8403" calcext:value-type="float">
            <text:p>1444.8403</text:p>
          </table:table-cell>
          <table:table-cell office:value-type="float" office:value="1280.080147" calcext:value-type="float">
            <text:p>1280.080147</text:p>
          </table:table-cell>
          <table:table-cell table:number-columns-repeated="3"/>
          <table:table-cell office:value-type="float" office:value="1195.220348" calcext:value-type="float">
            <text:p>1195.220348</text:p>
          </table:table-cell>
          <table:table-cell office:value-type="float" office:value="1974.020787" calcext:value-type="float">
            <text:p>1974.0207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009.400576" calcext:value-type="float">
            <text:p>1009.400576</text:p>
          </table:table-cell>
          <table:table-cell office:value-type="float" office:value="1389.880219" calcext:value-type="float">
            <text:p>1389.880219</text:p>
          </table:table-cell>
          <table:table-cell office:value-type="float" office:value="1572.440376" calcext:value-type="float">
            <text:p>1572.4403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5.050356" calcext:value-type="float">
            <text:p>785.050356</text:p>
          </table:table-cell>
          <table:table-cell office:value-type="float" office:value="2481.84134" calcext:value-type="float">
            <text:p>2481.84134</text:p>
          </table:table-cell>
          <table:table-cell office:value-type="float" office:value="1508.430355" calcext:value-type="float">
            <text:p>1508.430355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1097.430391" calcext:value-type="float">
            <text:p>1097.430391</text:p>
          </table:table-cell>
          <table:table-cell office:value-type="float" office:value="265.640378" calcext:value-type="float">
            <text:p>265.640378</text:p>
          </table:table-cell>
          <table:table-cell office:value-type="float" office:value="698.10038" calcext:value-type="float">
            <text:p>698.10038</text:p>
          </table:table-cell>
          <table:table-cell office:value-type="float" office:value="567.340222" calcext:value-type="float">
            <text:p>567.340222</text:p>
          </table:table-cell>
          <table:table-cell table:number-columns-repeated="3"/>
          <table:table-cell office:value-type="float" office:value="876.010395" calcext:value-type="float">
            <text:p>876.010395</text:p>
          </table:table-cell>
          <table:table-cell office:value-type="float" office:value="1606.640341" calcext:value-type="float">
            <text:p>1606.640341</text:p>
          </table:table-cell>
          <table:table-cell office:value-type="float" office:value="50.29978" calcext:value-type="float">
            <text:p>50.29978</text:p>
          </table:table-cell>
          <table:table-cell table:number-columns-repeated="1010"/>
        </table:table-row>
        <table:table-row table:style-name="ro1" table:visibility="collapse">
          <table:table-cell table:number-columns-repeated="4"/>
          <table:table-cell office:value-type="float" office:value="833.80033" calcext:value-type="float">
            <text:p>833.80033</text:p>
          </table:table-cell>
          <table:table-cell office:value-type="float" office:value="1293.390073" calcext:value-type="float">
            <text:p>1293.390073</text:p>
          </table:table-cell>
          <table:table-cell office:value-type="float" office:value="0" calcext:value-type="float">
            <text:p>0</text:p>
          </table:table-cell>
          <table:table-cell office:value-type="float" office:value="747.210485" calcext:value-type="float">
            <text:p>747.210485</text:p>
          </table:table-cell>
          <table:table-cell table:number-columns-repeated="3"/>
          <table:table-cell office:value-type="float" office:value="688.690302" calcext:value-type="float">
            <text:p>688.690302</text:p>
          </table:table-cell>
          <table:table-cell office:value-type="float" office:value="1195.220348" calcext:value-type="float">
            <text:p>1195.220348</text:p>
          </table:table-cell>
          <table:table-cell office:value-type="float" office:value="178.60002" calcext:value-type="float">
            <text:p>178.6000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AVERAGE([Sheet1.E61:.E80])" office:value-type="float" office:value="906.88494145" calcext:value-type="float">
            <text:p>906.88494145</text:p>
          </table:table-cell>
          <table:table-cell table:style-name="ce1" table:formula="of:=AVERAGE([Sheet1.F61:.F80])" office:value-type="float" office:value="707.74162755" calcext:value-type="float">
            <text:p>707.74162755</text:p>
          </table:table-cell>
          <table:table-cell table:style-name="ce1" table:formula="of:=AVERAGE([Sheet1.G61:.G80])" office:value-type="float" office:value="922.92620795" calcext:value-type="float">
            <text:p>922.92620795</text:p>
          </table:table-cell>
          <table:table-cell table:style-name="ce1" table:formula="of:=AVERAGE([Sheet1.H61:.H80])" office:value-type="float" office:value="890.83971545" calcext:value-type="float">
            <text:p>890.83971545</text:p>
          </table:table-cell>
          <table:table-cell table:style-name="ce1" table:number-columns-repeated="2"/>
          <table:table-cell table:style-name="ce1" office:value-type="string" calcext:value-type="string">
            <text:p>AVG</text:p>
          </table:table-cell>
          <table:table-cell table:style-name="ce1" table:formula="of:=AVERAGE([Sheet1.L61:.L80])" office:value-type="float" office:value="876.8139024" calcext:value-type="float">
            <text:p>876.8139024</text:p>
          </table:table-cell>
          <table:table-cell table:style-name="ce1" table:formula="of:=AVERAGE([Sheet1.M61:.M80])" office:value-type="float" office:value="1053.6233481" calcext:value-type="float">
            <text:p>1053.6233481</text:p>
          </table:table-cell>
          <table:table-cell table:style-name="ce1" table:formula="of:=AVERAGE([Sheet1.N61:.N80])" office:value-type="float" office:value="589.6216234" calcext:value-type="float">
            <text:p>589.621623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STDEV</text:p>
          </table:table-cell>
          <table:table-cell table:style-name="ce1" table:formula="of:=STDEV([Sheet1.E61:.E80])" office:value-type="float" office:value="650.292726365396" calcext:value-type="float">
            <text:p>650.2927263654</text:p>
          </table:table-cell>
          <table:table-cell table:style-name="ce1" table:formula="of:=STDEV([Sheet1.F61:.F80])" office:value-type="float" office:value="526.47020448366" calcext:value-type="float">
            <text:p>526.4702044837</text:p>
          </table:table-cell>
          <table:table-cell table:style-name="ce1" table:formula="of:=STDEV([Sheet1.G61:.G80])" office:value-type="float" office:value="579.824276950475" calcext:value-type="float">
            <text:p>579.8242769505</text:p>
          </table:table-cell>
          <table:table-cell table:style-name="ce1" table:formula="of:=STDEV([Sheet1.H61:.H80])" office:value-type="float" office:value="570.030310323471" calcext:value-type="float">
            <text:p>570.0303103235</text:p>
          </table:table-cell>
          <table:table-cell table:number-columns-repeated="2"/>
          <table:table-cell table:style-name="ce1" office:value-type="string" calcext:value-type="string">
            <text:p>STDEV</text:p>
          </table:table-cell>
          <table:table-cell table:style-name="ce1" table:formula="of:=STDEV([Sheet1.L61:.L80])" office:value-type="float" office:value="207.210040710316" calcext:value-type="float">
            <text:p>207.2100407103</text:p>
          </table:table-cell>
          <table:table-cell table:style-name="ce1" table:formula="of:=STDEV([Sheet1.M61:.M80])" office:value-type="float" office:value="798.914784841703" calcext:value-type="float">
            <text:p>798.9147848417</text:p>
          </table:table-cell>
          <table:table-cell table:style-name="ce1" table:formula="of:=STDEV([Sheet1.N61:.N80])" office:value-type="float" office:value="609.783404466833" calcext:value-type="float">
            <text:p>609.783404466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20 rounds q learning</text:p>
          </table:table-cell>
          <table:table-cell table:number-columns-repeated="3"/>
          <table:table-cell table:number-columns-repeated="4" office:value-type="string" calcext:value-type="string">
            <text:p>20 rounds q learning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LA5, LB2, d*1Lim20</text:p>
          </table:table-cell>
          <table:table-cell office:value-type="string" calcext:value-type="string">
            <text:p>LA5, LB2, d*5Lim50</text:p>
          </table:table-cell>
          <table:table-cell office:value-type="string" calcext:value-type="string">
            <text:p>LA5, LB2, d*5Lim10</text:p>
          </table:table-cell>
          <table:table-cell office:value-type="string" calcext:value-type="string">
            <text:p>LA5, LB2, d*10Lim10</text:p>
          </table:table-cell>
          <table:table-cell table:number-columns-repeated="3"/>
          <table:table-cell office:value-type="string" calcext:value-type="string">
            <text:p>LA5, LB2, d*5Lim20</text:p>
          </table:table-cell>
          <table:table-cell office:value-type="string" calcext:value-type="string">
            <text:p>LA5, LB2, d*10Lim20</text:p>
          </table:table-cell>
          <table:table-cell office:value-type="string" calcext:value-type="string">
            <text:p>LA5, LB2, d*10Lim10</text:p>
          </table:table-cell>
          <table:table-cell office:value-type="string" calcext:value-type="string">
            <text:p>LA5, LB2, d*3Lim10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647.5202" calcext:value-type="float">
            <text:p>647.5202</text:p>
          </table:table-cell>
          <table:table-cell office:value-type="float" office:value="1139.410579" calcext:value-type="float">
            <text:p>1139.410579</text:p>
          </table:table-cell>
          <table:table-cell office:value-type="float" office:value="1387.220993" calcext:value-type="float">
            <text:p>1387.220993</text:p>
          </table:table-cell>
          <table:table-cell office:value-type="float" office:value="175.90028" calcext:value-type="float">
            <text:p>175.90028</text:p>
          </table:table-cell>
          <table:table-cell table:number-columns-repeated="3"/>
          <table:table-cell office:value-type="float" office:value="1801.80053" calcext:value-type="float">
            <text:p>1801.80053</text:p>
          </table:table-cell>
          <table:table-cell office:value-type="float" office:value="1242.750327" calcext:value-type="float">
            <text:p>1242.750327</text:p>
          </table:table-cell>
          <table:table-cell office:value-type="float" office:value="912.260382" calcext:value-type="float">
            <text:p>912.260382</text:p>
          </table:table-cell>
          <table:table-cell office:value-type="float" office:value="260.10026" calcext:value-type="float">
            <text:p>260.10026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724.830464" calcext:value-type="float">
            <text:p>724.830464</text:p>
          </table:table-cell>
          <table:table-cell office:value-type="float" office:value="1505.350716" calcext:value-type="float">
            <text:p>1505.350716</text:p>
          </table:table-cell>
          <table:table-cell office:value-type="float" office:value="1406.940696" calcext:value-type="float">
            <text:p>1406.940696</text:p>
          </table:table-cell>
          <table:table-cell office:value-type="float" office:value="795.650486" calcext:value-type="float">
            <text:p>795.650486</text:p>
          </table:table-cell>
          <table:table-cell table:number-columns-repeated="3"/>
          <table:table-cell office:value-type="float" office:value="1253.270705" calcext:value-type="float">
            <text:p>1253.270705</text:p>
          </table:table-cell>
          <table:table-cell office:value-type="float" office:value="998.410345" calcext:value-type="float">
            <text:p>998.410345</text:p>
          </table:table-cell>
          <table:table-cell office:value-type="float" office:value="1253.720432" calcext:value-type="float">
            <text:p>1253.720432</text:p>
          </table:table-cell>
          <table:table-cell office:value-type="float" office:value="1447.170492" calcext:value-type="float">
            <text:p>1447.170492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924.960298" calcext:value-type="float">
            <text:p>924.960298</text:p>
          </table:table-cell>
          <table:table-cell office:value-type="float" office:value="540.871043" calcext:value-type="float">
            <text:p>540.871043</text:p>
          </table:table-cell>
          <table:table-cell office:value-type="float" office:value="1153.391097" calcext:value-type="float">
            <text:p>1153.39109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44.950337" calcext:value-type="float">
            <text:p>944.950337</text:p>
          </table:table-cell>
          <table:table-cell office:value-type="float" office:value="851.380256" calcext:value-type="float">
            <text:p>851.380256</text:p>
          </table:table-cell>
          <table:table-cell office:value-type="float" office:value="253.50007" calcext:value-type="float">
            <text:p>253.50007</text:p>
          </table:table-cell>
          <table:table-cell office:value-type="float" office:value="659.220496" calcext:value-type="float">
            <text:p>659.220496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986.15042" calcext:value-type="float">
            <text:p>986.15042</text:p>
          </table:table-cell>
          <table:table-cell office:value-type="float" office:value="271.40057" calcext:value-type="float">
            <text:p>271.40057</text:p>
          </table:table-cell>
          <table:table-cell office:value-type="float" office:value="741.670695" calcext:value-type="float">
            <text:p>741.670695</text:p>
          </table:table-cell>
          <table:table-cell office:value-type="float" office:value="445.440449" calcext:value-type="float">
            <text:p>445.440449</text:p>
          </table:table-cell>
          <table:table-cell table:number-columns-repeated="3"/>
          <table:table-cell office:value-type="float" office:value="894.450316" calcext:value-type="float">
            <text:p>894.450316</text:p>
          </table:table-cell>
          <table:table-cell office:value-type="float" office:value="771.650326" calcext:value-type="float">
            <text:p>771.650326</text:p>
          </table:table-cell>
          <table:table-cell office:value-type="float" office:value="253.50007" calcext:value-type="float">
            <text:p>253.50007</text:p>
          </table:table-cell>
          <table:table-cell office:value-type="float" office:value="937.290181" calcext:value-type="float">
            <text:p>937.290181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761.20027" calcext:value-type="float">
            <text:p>1761.20027</text:p>
          </table:table-cell>
          <table:table-cell office:value-type="float" office:value="1575.74083" calcext:value-type="float">
            <text:p>1575.74083</text:p>
          </table:table-cell>
          <table:table-cell office:value-type="float" office:value="1516.500732" calcext:value-type="float">
            <text:p>1516.500732</text:p>
          </table:table-cell>
          <table:table-cell office:value-type="float" office:value="1002.45042" calcext:value-type="float">
            <text:p>1002.45042</text:p>
          </table:table-cell>
          <table:table-cell table:number-columns-repeated="3"/>
          <table:table-cell office:value-type="float" office:value="896.850946" calcext:value-type="float">
            <text:p>896.850946</text:p>
          </table:table-cell>
          <table:table-cell office:value-type="float" office:value="981.650087" calcext:value-type="float">
            <text:p>981.650087</text:p>
          </table:table-cell>
          <table:table-cell office:value-type="float" office:value="836.189977" calcext:value-type="float">
            <text:p>836.189977</text:p>
          </table:table-cell>
          <table:table-cell office:value-type="float" office:value="1157.280216" calcext:value-type="float">
            <text:p>1157.280216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644.760384" calcext:value-type="float">
            <text:p>644.760384</text:p>
          </table:table-cell>
          <table:table-cell office:value-type="float" office:value="1149.300717" calcext:value-type="float">
            <text:p>1149.300717</text:p>
          </table:table-cell>
          <table:table-cell office:value-type="float" office:value="945.540438" calcext:value-type="float">
            <text:p>945.540438</text:p>
          </table:table-cell>
          <table:table-cell office:value-type="float" office:value="788.750456" calcext:value-type="float">
            <text:p>788.750456</text:p>
          </table:table-cell>
          <table:table-cell table:number-columns-repeated="3"/>
          <table:table-cell office:value-type="float" office:value="1230.98039" calcext:value-type="float">
            <text:p>1230.98039</text:p>
          </table:table-cell>
          <table:table-cell office:value-type="float" office:value="703.900366" calcext:value-type="float">
            <text:p>703.900366</text:p>
          </table:table-cell>
          <table:table-cell office:value-type="float" office:value="1075.600265" calcext:value-type="float">
            <text:p>1075.600265</text:p>
          </table:table-cell>
          <table:table-cell office:value-type="float" office:value="1080.550325" calcext:value-type="float">
            <text:p>1080.550325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822.80039" calcext:value-type="float">
            <text:p>1822.80039</text:p>
          </table:table-cell>
          <table:table-cell office:value-type="float" office:value="1691.240642" calcext:value-type="float">
            <text:p>1691.240642</text:p>
          </table:table-cell>
          <table:table-cell office:value-type="float" office:value="1499.340755" calcext:value-type="float">
            <text:p>1499.340755</text:p>
          </table:table-cell>
          <table:table-cell office:value-type="float" office:value="852.100478" calcext:value-type="float">
            <text:p>852.100478</text:p>
          </table:table-cell>
          <table:table-cell table:number-columns-repeated="3"/>
          <table:table-cell office:value-type="float" office:value="1890.219702" calcext:value-type="float">
            <text:p>1890.219702</text:p>
          </table:table-cell>
          <table:table-cell office:value-type="float" office:value="1018.470357" calcext:value-type="float">
            <text:p>1018.470357</text:p>
          </table:table-cell>
          <table:table-cell office:value-type="float" office:value="800.920298" calcext:value-type="float">
            <text:p>800.920298</text:p>
          </table:table-cell>
          <table:table-cell office:value-type="float" office:value="2077.600804" calcext:value-type="float">
            <text:p>2077.600804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693.180101" calcext:value-type="float">
            <text:p>693.180101</text:p>
          </table:table-cell>
          <table:table-cell office:value-type="float" office:value="1419.380591" calcext:value-type="float">
            <text:p>1419.380591</text:p>
          </table:table-cell>
          <table:table-cell office:value-type="float" office:value="1351.610682" calcext:value-type="float">
            <text:p>1351.610682</text:p>
          </table:table-cell>
          <table:table-cell office:value-type="float" office:value="434.200319" calcext:value-type="float">
            <text:p>434.200319</text:p>
          </table:table-cell>
          <table:table-cell table:number-columns-repeated="3"/>
          <table:table-cell office:value-type="float" office:value="1113.53074" calcext:value-type="float">
            <text:p>1113.53074</text:p>
          </table:table-cell>
          <table:table-cell office:value-type="float" office:value="1069.590646" calcext:value-type="float">
            <text:p>1069.590646</text:p>
          </table:table-cell>
          <table:table-cell office:value-type="float" office:value="0" calcext:value-type="float">
            <text:p>0</text:p>
          </table:table-cell>
          <table:table-cell office:value-type="float" office:value="834.820504" calcext:value-type="float">
            <text:p>834.820504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592.570318" calcext:value-type="float">
            <text:p>1592.570318</text:p>
          </table:table-cell>
          <table:table-cell office:value-type="float" office:value="1412.290881" calcext:value-type="float">
            <text:p>1412.290881</text:p>
          </table:table-cell>
          <table:table-cell office:value-type="float" office:value="1768.200814" calcext:value-type="float">
            <text:p>1768.200814</text:p>
          </table:table-cell>
          <table:table-cell office:value-type="float" office:value="1210.520378" calcext:value-type="float">
            <text:p>1210.520378</text:p>
          </table:table-cell>
          <table:table-cell table:number-columns-repeated="3"/>
          <table:table-cell office:value-type="float" office:value="803.74059" calcext:value-type="float">
            <text:p>803.74059</text:p>
          </table:table-cell>
          <table:table-cell office:value-type="float" office:value="1053.850309" calcext:value-type="float">
            <text:p>1053.850309</text:p>
          </table:table-cell>
          <table:table-cell office:value-type="float" office:value="810.560442" calcext:value-type="float">
            <text:p>810.560442</text:p>
          </table:table-cell>
          <table:table-cell office:value-type="float" office:value="112.69998" calcext:value-type="float">
            <text:p>112.69998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23.920882" calcext:value-type="float">
            <text:p>1423.920882</text:p>
          </table:table-cell>
          <table:table-cell office:value-type="float" office:value="1449.880773" calcext:value-type="float">
            <text:p>1449.880773</text:p>
          </table:table-cell>
          <table:table-cell office:value-type="float" office:value="430.40025" calcext:value-type="float">
            <text:p>430.40025</text:p>
          </table:table-cell>
          <table:table-cell table:number-columns-repeated="3"/>
          <table:table-cell office:value-type="float" office:value="1069.950251" calcext:value-type="float">
            <text:p>1069.950251</text:p>
          </table:table-cell>
          <table:table-cell office:value-type="float" office:value="1203.720258" calcext:value-type="float">
            <text:p>1203.720258</text:p>
          </table:table-cell>
          <table:table-cell office:value-type="float" office:value="1380.000166" calcext:value-type="float">
            <text:p>1380.000166</text:p>
          </table:table-cell>
          <table:table-cell office:value-type="float" office:value="1312.930317" calcext:value-type="float">
            <text:p>1312.930317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730.4" calcext:value-type="float">
            <text:p>730.4</text:p>
          </table:table-cell>
          <table:table-cell office:value-type="float" office:value="363.840624" calcext:value-type="float">
            <text:p>363.840624</text:p>
          </table:table-cell>
          <table:table-cell office:value-type="float" office:value="1367.62079" calcext:value-type="float">
            <text:p>1367.62079</text:p>
          </table:table-cell>
          <table:table-cell office:value-type="float" office:value="1143.960246" calcext:value-type="float">
            <text:p>1143.960246</text:p>
          </table:table-cell>
          <table:table-cell table:number-columns-repeated="3"/>
          <table:table-cell office:value-type="float" office:value="1380.400768" calcext:value-type="float">
            <text:p>1380.400768</text:p>
          </table:table-cell>
          <table:table-cell office:value-type="float" office:value="1138.010178" calcext:value-type="float">
            <text:p>1138.010178</text:p>
          </table:table-cell>
          <table:table-cell office:value-type="float" office:value="851.620348" calcext:value-type="float">
            <text:p>851.620348</text:p>
          </table:table-cell>
          <table:table-cell office:value-type="float" office:value="192.5003" calcext:value-type="float">
            <text:p>192.5003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57.830755" calcext:value-type="float">
            <text:p>1457.830755</text:p>
          </table:table-cell>
          <table:table-cell office:value-type="float" office:value="1102.750389" calcext:value-type="float">
            <text:p>1102.750389</text:p>
          </table:table-cell>
          <table:table-cell office:value-type="float" office:value="1364.470166" calcext:value-type="float">
            <text:p>1364.470166</text:p>
          </table:table-cell>
          <table:table-cell table:number-columns-repeated="3"/>
          <table:table-cell office:value-type="float" office:value="1381.410542" calcext:value-type="float">
            <text:p>1381.410542</text:p>
          </table:table-cell>
          <table:table-cell office:value-type="float" office:value="1424.560252" calcext:value-type="float">
            <text:p>1424.560252</text:p>
          </table:table-cell>
          <table:table-cell office:value-type="float" office:value="692.040385" calcext:value-type="float">
            <text:p>692.040385</text:p>
          </table:table-cell>
          <table:table-cell office:value-type="float" office:value="1450.830804" calcext:value-type="float">
            <text:p>1450.830804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761.20027" calcext:value-type="float">
            <text:p>1761.20027</text:p>
          </table:table-cell>
          <table:table-cell office:value-type="float" office:value="1704.880767" calcext:value-type="float">
            <text:p>1704.880767</text:p>
          </table:table-cell>
          <table:table-cell office:value-type="float" office:value="1752.650597" calcext:value-type="float">
            <text:p>1752.650597</text:p>
          </table:table-cell>
          <table:table-cell office:value-type="float" office:value="925.600548" calcext:value-type="float">
            <text:p>925.600548</text:p>
          </table:table-cell>
          <table:table-cell table:number-columns-repeated="3"/>
          <table:table-cell office:value-type="float" office:value="937.580352" calcext:value-type="float">
            <text:p>937.580352</text:p>
          </table:table-cell>
          <table:table-cell office:value-type="float" office:value="1331.120305" calcext:value-type="float">
            <text:p>1331.120305</text:p>
          </table:table-cell>
          <table:table-cell office:value-type="float" office:value="1419.880358" calcext:value-type="float">
            <text:p>1419.880358</text:p>
          </table:table-cell>
          <table:table-cell office:value-type="float" office:value="399.760886" calcext:value-type="float">
            <text:p>399.760886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563.040264" calcext:value-type="float">
            <text:p>563.040264</text:p>
          </table:table-cell>
          <table:table-cell office:value-type="float" office:value="1267.860707" calcext:value-type="float">
            <text:p>1267.860707</text:p>
          </table:table-cell>
          <table:table-cell office:value-type="float" office:value="1606.270629" calcext:value-type="float">
            <text:p>1606.270629</text:p>
          </table:table-cell>
          <table:table-cell office:value-type="float" office:value="788.750456" calcext:value-type="float">
            <text:p>788.750456</text:p>
          </table:table-cell>
          <table:table-cell table:number-columns-repeated="3"/>
          <table:table-cell office:value-type="float" office:value="846.640616" calcext:value-type="float">
            <text:p>846.640616</text:p>
          </table:table-cell>
          <table:table-cell office:value-type="float" office:value="1288.820345" calcext:value-type="float">
            <text:p>1288.820345</text:p>
          </table:table-cell>
          <table:table-cell office:value-type="float" office:value="188.280316" calcext:value-type="float">
            <text:p>188.280316</text:p>
          </table:table-cell>
          <table:table-cell office:value-type="float" office:value="517.690505" calcext:value-type="float">
            <text:p>517.690505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922.55001" calcext:value-type="float">
            <text:p>922.55001</text:p>
          </table:table-cell>
          <table:table-cell office:value-type="float" office:value="852.40058" calcext:value-type="float">
            <text:p>852.40058</text:p>
          </table:table-cell>
          <table:table-cell office:value-type="float" office:value="972.220777" calcext:value-type="float">
            <text:p>972.220777</text:p>
          </table:table-cell>
          <table:table-cell office:value-type="float" office:value="1071.75051" calcext:value-type="float">
            <text:p>1071.75051</text:p>
          </table:table-cell>
          <table:table-cell table:number-columns-repeated="3"/>
          <table:table-cell office:value-type="float" office:value="651.730433" calcext:value-type="float">
            <text:p>651.730433</text:p>
          </table:table-cell>
          <table:table-cell office:value-type="float" office:value="1315.730576" calcext:value-type="float">
            <text:p>1315.730576</text:p>
          </table:table-cell>
          <table:table-cell office:value-type="float" office:value="1207.630331" calcext:value-type="float">
            <text:p>1207.630331</text:p>
          </table:table-cell>
          <table:table-cell office:value-type="float" office:value="1180.720278" calcext:value-type="float">
            <text:p>1180.720278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447.000066" calcext:value-type="float">
            <text:p>1447.000066</text:p>
          </table:table-cell>
          <table:table-cell office:value-type="float" office:value="1741.930576" calcext:value-type="float">
            <text:p>1741.930576</text:p>
          </table:table-cell>
          <table:table-cell office:value-type="float" office:value="1509.190768" calcext:value-type="float">
            <text:p>1509.190768</text:p>
          </table:table-cell>
          <table:table-cell office:value-type="float" office:value="881.700576" calcext:value-type="float">
            <text:p>881.700576</text:p>
          </table:table-cell>
          <table:table-cell table:number-columns-repeated="3"/>
          <table:table-cell office:value-type="float" office:value="1215.620171" calcext:value-type="float">
            <text:p>1215.620171</text:p>
          </table:table-cell>
          <table:table-cell office:value-type="float" office:value="952.400468" calcext:value-type="float">
            <text:p>952.400468</text:p>
          </table:table-cell>
          <table:table-cell office:value-type="float" office:value="1143.960246" calcext:value-type="float">
            <text:p>1143.960246</text:p>
          </table:table-cell>
          <table:table-cell office:value-type="float" office:value="1281.960214" calcext:value-type="float">
            <text:p>1281.960214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1280.080147" calcext:value-type="float">
            <text:p>1280.080147</text:p>
          </table:table-cell>
          <table:table-cell office:value-type="float" office:value="1216.620508" calcext:value-type="float">
            <text:p>1216.620508</text:p>
          </table:table-cell>
          <table:table-cell office:value-type="float" office:value="1001.850807" calcext:value-type="float">
            <text:p>1001.850807</text:p>
          </table:table-cell>
          <table:table-cell office:value-type="float" office:value="1002.45042" calcext:value-type="float">
            <text:p>1002.45042</text:p>
          </table:table-cell>
          <table:table-cell table:number-columns-repeated="3"/>
          <table:table-cell office:value-type="float" office:value="585.510089" calcext:value-type="float">
            <text:p>585.510089</text:p>
          </table:table-cell>
          <table:table-cell office:value-type="float" office:value="906.670535" calcext:value-type="float">
            <text:p>906.670535</text:p>
          </table:table-cell>
          <table:table-cell office:value-type="float" office:value="1210.520378" calcext:value-type="float">
            <text:p>1210.520378</text:p>
          </table:table-cell>
          <table:table-cell office:value-type="float" office:value="1691.890628" calcext:value-type="float">
            <text:p>1691.890628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8.520612" calcext:value-type="float">
            <text:p>308.520612</text:p>
          </table:table-cell>
          <table:table-cell office:value-type="float" office:value="1466.030568" calcext:value-type="float">
            <text:p>1466.030568</text:p>
          </table:table-cell>
          <table:table-cell office:value-type="float" office:value="1002.45042" calcext:value-type="float">
            <text:p>1002.45042</text:p>
          </table:table-cell>
          <table:table-cell table:number-columns-repeated="3"/>
          <table:table-cell office:value-type="float" office:value="1056.830482" calcext:value-type="float">
            <text:p>1056.830482</text:p>
          </table:table-cell>
          <table:table-cell office:value-type="float" office:value="1717.820856" calcext:value-type="float">
            <text:p>1717.820856</text:p>
          </table:table-cell>
          <table:table-cell office:value-type="float" office:value="1051.780605" calcext:value-type="float">
            <text:p>1051.780605</text:p>
          </table:table-cell>
          <table:table-cell office:value-type="float" office:value="2160.250701" calcext:value-type="float">
            <text:p>2160.250701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567.340222" calcext:value-type="float">
            <text:p>567.340222</text:p>
          </table:table-cell>
          <table:table-cell office:value-type="float" office:value="1263.590277" calcext:value-type="float">
            <text:p>1263.590277</text:p>
          </table:table-cell>
          <table:table-cell office:value-type="float" office:value="1786.550599" calcext:value-type="float">
            <text:p>1786.550599</text:p>
          </table:table-cell>
          <table:table-cell office:value-type="float" office:value="988.70005" calcext:value-type="float">
            <text:p>988.70005</text:p>
          </table:table-cell>
          <table:table-cell table:number-columns-repeated="3"/>
          <table:table-cell office:value-type="float" office:value="1000.390433" calcext:value-type="float">
            <text:p>1000.390433</text:p>
          </table:table-cell>
          <table:table-cell office:value-type="float" office:value="840.000258" calcext:value-type="float">
            <text:p>840.000258</text:p>
          </table:table-cell>
          <table:table-cell office:value-type="float" office:value="0" calcext:value-type="float">
            <text:p>0</text:p>
          </table:table-cell>
          <table:table-cell office:value-type="float" office:value="361.17045" calcext:value-type="float">
            <text:p>361.17045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float" office:value="747.210485" calcext:value-type="float">
            <text:p>747.210485</text:p>
          </table:table-cell>
          <table:table-cell office:value-type="float" office:value="1554.420769" calcext:value-type="float">
            <text:p>1554.420769</text:p>
          </table:table-cell>
          <table:table-cell office:value-type="float" office:value="2075.220579" calcext:value-type="float">
            <text:p>2075.220579</text:p>
          </table:table-cell>
          <table:table-cell office:value-type="float" office:value="1002.45042" calcext:value-type="float">
            <text:p>1002.45042</text:p>
          </table:table-cell>
          <table:table-cell table:number-columns-repeated="3"/>
          <table:table-cell office:value-type="float" office:value="1280.170538" calcext:value-type="float">
            <text:p>1280.170538</text:p>
          </table:table-cell>
          <table:table-cell office:value-type="float" office:value="1252.950157" calcext:value-type="float">
            <text:p>1252.950157</text:p>
          </table:table-cell>
          <table:table-cell office:value-type="float" office:value="1479.580368" calcext:value-type="float">
            <text:p>1479.580368</text:p>
          </table:table-cell>
          <table:table-cell office:value-type="float" office:value="1248.110523" calcext:value-type="float">
            <text:p>1248.11052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table:formula="of:=AVERAGE([Sheet1.E86:.E105])" office:value-type="float" office:value="890.83971545" calcext:value-type="float">
            <text:p>890.83971545</text:p>
          </table:table-cell>
          <table:table-cell table:style-name="ce1" table:formula="of:=AVERAGE([Sheet1.F86:.F105])" office:value-type="float" office:value="1193.0401813" calcext:value-type="float">
            <text:p>1193.0401813</text:p>
          </table:table-cell>
          <table:table-cell table:style-name="ce1" table:formula="of:=AVERAGE([Sheet1.G86:.G105])" office:value-type="float" office:value="1393.0327089" calcext:value-type="float">
            <text:p>1393.0327089</text:p>
          </table:table-cell>
          <table:table-cell table:style-name="ce1" table:formula="of:=AVERAGE([Sheet1.H86:.H105])" office:value-type="float" office:value="815.3848664" calcext:value-type="float">
            <text:p>815.3848664</text:p>
          </table:table-cell>
          <table:table-cell table:style-name="ce1" table:number-columns-repeated="2"/>
          <table:table-cell table:style-name="ce1" office:value-type="string" calcext:value-type="string">
            <text:p>AVG</text:p>
          </table:table-cell>
          <table:table-cell table:style-name="ce1" table:formula="of:=AVERAGE([Sheet1.L86:.L105])" office:value-type="float" office:value="1111.80144655" calcext:value-type="float">
            <text:p>1111.80144655</text:p>
          </table:table-cell>
          <table:table-cell table:style-name="ce1" table:formula="of:=AVERAGE([Sheet1.M86:.M105])" office:value-type="float" office:value="1103.17286035" calcext:value-type="float">
            <text:p>1103.17286035</text:p>
          </table:table-cell>
          <table:table-cell table:style-name="ce1" table:formula="of:=AVERAGE([Sheet1.N86:.N105])" office:value-type="float" office:value="841.07727185" calcext:value-type="float">
            <text:p>841.07727185</text:p>
          </table:table-cell>
          <table:table-cell table:style-name="ce1" table:formula="of:=AVERAGE([Sheet1.O86:.O105])" office:value-type="float" office:value="1018.2274432" calcext:value-type="float">
            <text:p>1018.227443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 calcext:value-type="string">
            <text:p>STDEV</text:p>
          </table:table-cell>
          <table:table-cell table:style-name="ce1" table:formula="of:=STDEV([Sheet1.E86:.E105])" office:value-type="float" office:value="570.030310323471" calcext:value-type="float">
            <text:p>570.0303103235</text:p>
          </table:table-cell>
          <table:table-cell table:style-name="ce1" table:formula="of:=STDEV([Sheet1.F86:.F105])" office:value-type="float" office:value="474.919745897845" calcext:value-type="float">
            <text:p>474.9197458978</text:p>
          </table:table-cell>
          <table:table-cell table:style-name="ce1" table:formula="of:=STDEV([Sheet1.G86:.G105])" office:value-type="float" office:value="331.129681584617" calcext:value-type="float">
            <text:p>331.1296815846</text:p>
          </table:table-cell>
          <table:table-cell table:style-name="ce1" table:formula="of:=STDEV([Sheet1.H86:.H105])" office:value-type="float" office:value="349.826448569546" calcext:value-type="float">
            <text:p>349.8264485695</text:p>
          </table:table-cell>
          <table:table-cell table:number-columns-repeated="2"/>
          <table:table-cell table:style-name="ce1" office:value-type="string" calcext:value-type="string">
            <text:p>STDEV</text:p>
          </table:table-cell>
          <table:table-cell table:style-name="ce1" table:formula="of:=STDEV([Sheet1.L86:.L105])" office:value-type="float" office:value="334.262578914648" calcext:value-type="float">
            <text:p>334.2625789146</text:p>
          </table:table-cell>
          <table:table-cell table:style-name="ce1" table:formula="of:=STDEV([Sheet1.M86:.M105])" office:value-type="float" office:value="247.69833505026" calcext:value-type="float">
            <text:p>247.6983350503</text:p>
          </table:table-cell>
          <table:table-cell table:style-name="ce1" table:formula="of:=STDEV([Sheet1.N86:.N105])" office:value-type="float" office:value="471.660758174835" calcext:value-type="float">
            <text:p>471.6607581748</text:p>
          </table:table-cell>
          <table:table-cell table:style-name="ce1" table:formula="of:=STDEV([Sheet1.O86:.O105])" office:value-type="float" office:value="599.153908712006" calcext:value-type="float">
            <text:p>599.15390871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number-columns-repeated="2" office:value-type="float" office:value="1171.660304" calcext:value-type="float">
            <text:p>1171.66030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87.85028" calcext:value-type="float">
            <text:p>687.85028</text:p>
          </table:table-cell>
          <table:table-cell table:number-columns-repeated="2" office:value-type="float" office:value="472.760211" calcext:value-type="float">
            <text:p>472.760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991.900395" calcext:value-type="float">
            <text:p>991.90039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432.820392" calcext:value-type="float">
            <text:p>1432.820392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803.270238" calcext:value-type="float">
            <text:p>803.27023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39.460198" calcext:value-type="float">
            <text:p>1139.460198</text:p>
          </table:table-cell>
          <table:table-cell table:number-columns-repeated="2" office:value-type="float" office:value="245.50013" calcext:value-type="float">
            <text:p>245.5001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65.110358" calcext:value-type="float">
            <text:p>1365.110358</text:p>
          </table:table-cell>
          <table:table-cell table:number-columns-repeated="2" office:value-type="float" office:value="1237.420368" calcext:value-type="float">
            <text:p>1237.42036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380.300321" calcext:value-type="float">
            <text:p>1380.300321</text:p>
          </table:table-cell>
          <table:table-cell table:number-columns-repeated="2" office:value-type="float" office:value="803.270238" calcext:value-type="float">
            <text:p>803.2702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46.20006" calcext:value-type="float">
            <text:p>346.200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65.160317" calcext:value-type="float">
            <text:p>865.1603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87.520448" calcext:value-type="float">
            <text:p>1387.520448</text:p>
          </table:table-cell>
          <table:table-cell table:number-columns-repeated="2" office:value-type="float" office:value="1230.34031" calcext:value-type="float">
            <text:p>1230.3403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432.820392" calcext:value-type="float">
            <text:p>1432.820392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90.040277" calcext:value-type="float">
            <text:p>790.040277</text:p>
          </table:table-cell>
          <table:table-cell table:number-columns-repeated="2" office:value-type="float" office:value="1208.220378" calcext:value-type="float">
            <text:p>1208.22037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01.320358" calcext:value-type="float">
            <text:p>1201.320358</text:p>
          </table:table-cell>
          <table:table-cell table:number-columns-repeated="2" office:value-type="float" office:value="1902.6011" calcext:value-type="float">
            <text:p>1902.60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188.62019" calcext:value-type="float">
            <text:p>1188.62019</text:p>
          </table:table-cell>
          <table:table-cell table:number-columns-repeated="2" office:value-type="float" office:value="803.270238" calcext:value-type="float">
            <text:p>803.27023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327.710285" calcext:value-type="float">
            <text:p>1327.7102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573.530432" calcext:value-type="float">
            <text:p>1573.530432</text:p>
          </table:table-cell>
          <table:table-cell table:number-columns-repeated="2" office:value-type="float" office:value="1432.820392" calcext:value-type="float">
            <text:p>1432.8203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89.620438" calcext:value-type="float">
            <text:p>1289.62043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42.630347" calcext:value-type="float">
            <text:p>542.630347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243.48049" calcext:value-type="float">
            <text:p>1243.4804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11.900282" calcext:value-type="float">
            <text:p>1211.900282</text:p>
          </table:table-cell>
          <table:table-cell table:number-columns-repeated="2" office:value-type="float" office:value="-102.6001" calcext:value-type="float">
            <text:p>-102.60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859.72026" calcext:value-type="float">
            <text:p>859.72026</text:p>
          </table:table-cell>
          <table:table-cell table:number-columns-repeated="2" office:value-type="float" office:value="1081.90011" calcext:value-type="float">
            <text:p>1081.900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197.460428" calcext:value-type="float">
            <text:p>1197.460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380.300321" calcext:value-type="float">
            <text:p>1380.300321</text:p>
          </table:table-cell>
          <table:table-cell table:number-columns-repeated="2" office:value-type="float" office:value="947.00028" calcext:value-type="float">
            <text:p>947.000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327.710285" calcext:value-type="float">
            <text:p>1327.7102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90.450286" calcext:value-type="float">
            <text:p>790.450286</text:p>
          </table:table-cell>
          <table:table-cell table:number-columns-repeated="2" office:value-type="float" office:value="1432.820392" calcext:value-type="float">
            <text:p>1432.8203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table:number-columns-repeated="2" office:value-type="float" office:value="998.75032" calcext:value-type="float">
            <text:p>998.750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33.700292" calcext:value-type="float">
            <text:p>1233.700292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04.15025" calcext:value-type="float">
            <text:p>1004.15025</text:p>
          </table:table-cell>
          <table:table-cell table:number-columns-repeated="2" office:value-type="float" office:value="1588.890229" calcext:value-type="float">
            <text:p>1588.89022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375.00031" calcext:value-type="float">
            <text:p>375.0003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32.761047" calcext:value-type="float">
            <text:p>1232.761047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table:number-columns-repeated="2" office:value-type="float" office:value="1138.200342" calcext:value-type="float">
            <text:p>1138.20034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380.300321" calcext:value-type="float">
            <text:p>1380.300321</text:p>
          </table:table-cell>
          <table:table-cell table:number-columns-repeated="2" office:value-type="float" office:value="1186.130432" calcext:value-type="float">
            <text:p>1186.13043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3" office:value-type="float" office:value="916.660244" calcext:value-type="float">
            <text:p>916.6602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848.400378" calcext:value-type="float">
            <text:p>848.400378</text:p>
          </table:table-cell>
          <table:table-cell table:number-columns-repeated="2" office:value-type="float" office:value="1380.300321" calcext:value-type="float">
            <text:p>1380.3003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998.75032" calcext:value-type="float">
            <text:p>998.750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02.30006" calcext:value-type="float">
            <text:p>502.30006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table:number-columns-repeated="2" office:value-type="float" office:value="1649.990309" calcext:value-type="float">
            <text:p>1649.9903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462.060314" calcext:value-type="float">
            <text:p>1462.0603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06.640341" calcext:value-type="float">
            <text:p>1606.640341</text:p>
          </table:table-cell>
          <table:table-cell table:number-columns-repeated="2" office:value-type="float" office:value="849.22039" calcext:value-type="float">
            <text:p>849.2203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916.660244" calcext:value-type="float">
            <text:p>916.66024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25.950437" calcext:value-type="float">
            <text:p>1725.950437</text:p>
          </table:table-cell>
          <table:table-cell table:number-columns-repeated="2" office:value-type="float" office:value="1095.600225" calcext:value-type="float">
            <text:p>1095.60022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420.640232" calcext:value-type="float">
            <text:p>1420.640232</text:p>
          </table:table-cell>
          <table:table-cell table:number-columns-repeated="2" office:value-type="float" office:value="991.900395" calcext:value-type="float">
            <text:p>991.9003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244.740356" calcext:value-type="float">
            <text:p>1244.74035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01.320358" calcext:value-type="float">
            <text:p>1201.320358</text:p>
          </table:table-cell>
          <table:table-cell table:number-columns-repeated="2" office:value-type="float" office:value="1380.300321" calcext:value-type="float">
            <text:p>1380.3003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925.460382" calcext:value-type="float">
            <text:p>925.46038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float" office:value="1380.300321" calcext:value-type="float">
            <text:p>1380.3003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table:number-columns-repeated="2" office:value-type="float" office:value="1195.220348" calcext:value-type="float">
            <text:p>1195.2203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095.600225" calcext:value-type="float">
            <text:p>1095.6002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 = </text:p>
          </table:table-cell>
          <table:table-cell/>
          <table:table-cell table:formula="of:=AVERAGE([Sheet1.D109:.D158])" office:value-type="float" office:value="1117.14231145" calcext:value-type="float">
            <text:p>1117.14231145</text:p>
          </table:table-cell>
          <table:table-cell table:formula="of:=AVERAGE([Sheet1.E109:.E158])" office:value-type="float" office:value="896.64725508" calcext:value-type="float">
            <text:p>896.64725508</text:p>
          </table:table-cell>
          <table:table-cell table:formula="of:=AVERAGE([Sheet1.F109:.F158])" office:value-type="float" office:value="1093.47226229268" calcext:value-type="float">
            <text:p>1093.4722622927</text:p>
          </table:table-cell>
          <table:table-cell table:number-columns-repeated="1018"/>
        </table:table-row>
        <table:table-row table:style-name="ro1" table:number-rows-repeated="897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AVERAGE([Sheet1.E58:.E1057])" office:value-type="float" office:value="891.595272007041" calcext:value-type="float">
            <text:p>891.595272007</text:p>
          </table:table-cell>
          <table:table-cell table:style-name="ce1"/>
          <table:table-cell table:number-columns-repeated="1018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 Agent100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453.830246" calcext:value-type="float">
            <text:p>453.830246</text:p>
          </table:table-cell>
        </table:table-row>
        <table:table-row table:style-name="ro1">
          <table:table-cell/>
          <table:table-cell office:value-type="float" office:value="884.062695" calcext:value-type="float">
            <text:p>884.062695</text:p>
          </table:table-cell>
        </table:table-row>
        <table:table-row table:style-name="ro1">
          <table:table-cell/>
          <table:table-cell office:value-type="float" office:value="980.648835" calcext:value-type="float">
            <text:p>980.648835</text:p>
          </table:table-cell>
        </table:table-row>
        <table:table-row table:style-name="ro1">
          <table:table-cell/>
          <table:table-cell office:value-type="float" office:value="1389.22255" calcext:value-type="float">
            <text:p>1389.22255</text:p>
          </table:table-cell>
        </table:table-row>
        <table:table-row table:style-name="ro1">
          <table:table-cell/>
          <table:table-cell office:value-type="float" office:value="1942.808769" calcext:value-type="float">
            <text:p>1942.808769</text:p>
          </table:table-cell>
        </table:table-row>
        <table:table-row table:style-name="ro1">
          <table:table-cell/>
          <table:table-cell office:value-type="float" office:value="175.129775" calcext:value-type="float">
            <text:p>175.129775</text:p>
          </table:table-cell>
        </table:table-row>
        <table:table-row table:style-name="ro1">
          <table:table-cell/>
          <table:table-cell office:value-type="float" office:value="1252.509191" calcext:value-type="float">
            <text:p>1252.509191</text:p>
          </table:table-cell>
        </table:table-row>
        <table:table-row table:style-name="ro1">
          <table:table-cell/>
          <table:table-cell office:value-type="float" office:value="-755.510606" calcext:value-type="float">
            <text:p>-755.510606</text:p>
          </table:table-cell>
        </table:table-row>
        <table:table-row table:style-name="ro1">
          <table:table-cell/>
          <table:table-cell office:value-type="float" office:value="-47.649642" calcext:value-type="float">
            <text:p>-47.649642</text:p>
          </table:table-cell>
        </table:table-row>
        <table:table-row table:style-name="ro1">
          <table:table-cell/>
          <table:table-cell office:value-type="float" office:value="3006.93096" calcext:value-type="float">
            <text:p>3006.93096</text:p>
          </table:table-cell>
        </table:table-row>
        <table:table-row table:style-name="ro1">
          <table:table-cell/>
          <table:table-cell office:value-type="float" office:value="-577.087468" calcext:value-type="float">
            <text:p>-577.087468</text:p>
          </table:table-cell>
        </table:table-row>
        <table:table-row table:style-name="ro1">
          <table:table-cell/>
          <table:table-cell office:value-type="float" office:value="-249.269212" calcext:value-type="float">
            <text:p>-249.269212</text:p>
          </table:table-cell>
        </table:table-row>
        <table:table-row table:style-name="ro1">
          <table:table-cell/>
          <table:table-cell office:value-type="float" office:value="4209.780379" calcext:value-type="float">
            <text:p>4209.780379</text:p>
          </table:table-cell>
        </table:table-row>
        <table:table-row table:style-name="ro1">
          <table:table-cell/>
          <table:table-cell office:value-type="float" office:value="-628.553025" calcext:value-type="float">
            <text:p>-628.553025</text:p>
          </table:table-cell>
        </table:table-row>
        <table:table-row table:style-name="ro1">
          <table:table-cell/>
          <table:table-cell office:value-type="float" office:value="2137.316508" calcext:value-type="float">
            <text:p>2137.316508</text:p>
          </table:table-cell>
        </table:table-row>
        <table:table-row table:style-name="ro1">
          <table:table-cell/>
          <table:table-cell office:value-type="float" office:value="648.080459" calcext:value-type="float">
            <text:p>648.080459</text:p>
          </table:table-cell>
        </table:table-row>
        <table:table-row table:style-name="ro1">
          <table:table-cell/>
          <table:table-cell office:value-type="float" office:value="23.110783" calcext:value-type="float">
            <text:p>23.110783</text:p>
          </table:table-cell>
        </table:table-row>
        <table:table-row table:style-name="ro1">
          <table:table-cell/>
          <table:table-cell office:value-type="float" office:value="-53.5688" calcext:value-type="float">
            <text:p>-53.5688</text:p>
          </table:table-cell>
        </table:table-row>
        <table:table-row table:style-name="ro1">
          <table:table-cell/>
          <table:table-cell office:value-type="float" office:value="-665.199954" calcext:value-type="float">
            <text:p>-665.199954</text:p>
          </table:table-cell>
        </table:table-row>
        <table:table-row table:style-name="ro1">
          <table:table-cell/>
          <table:table-cell office:value-type="float" office:value="180.090502" calcext:value-type="float">
            <text:p>180.090502</text:p>
          </table:table-cell>
        </table:table-row>
        <table:table-row table:style-name="ro1">
          <table:table-cell/>
          <table:table-cell office:value-type="float" office:value="1210.80192" calcext:value-type="float">
            <text:p>1210.80192</text:p>
          </table:table-cell>
        </table:table-row>
        <table:table-row table:style-name="ro1">
          <table:table-cell/>
          <table:table-cell office:value-type="float" office:value="1896.911083" calcext:value-type="float">
            <text:p>1896.911083</text:p>
          </table:table-cell>
        </table:table-row>
        <table:table-row table:style-name="ro1">
          <table:table-cell/>
          <table:table-cell office:value-type="float" office:value="81.609943" calcext:value-type="float">
            <text:p>81.609943</text:p>
          </table:table-cell>
        </table:table-row>
        <table:table-row table:style-name="ro1">
          <table:table-cell/>
          <table:table-cell office:value-type="float" office:value="1131.929239" calcext:value-type="float">
            <text:p>1131.929239</text:p>
          </table:table-cell>
        </table:table-row>
        <table:table-row table:style-name="ro1">
          <table:table-cell/>
          <table:table-cell office:value-type="float" office:value="1552.277905" calcext:value-type="float">
            <text:p>1552.277905</text:p>
          </table:table-cell>
        </table:table-row>
        <table:table-row table:style-name="ro1">
          <table:table-cell/>
          <table:table-cell office:value-type="float" office:value="-368.940852" calcext:value-type="float">
            <text:p>-368.940852</text:p>
          </table:table-cell>
        </table:table-row>
        <table:table-row table:style-name="ro1">
          <table:table-cell/>
          <table:table-cell office:value-type="float" office:value="-1143.179526" calcext:value-type="float">
            <text:p>-1143.179526</text:p>
          </table:table-cell>
        </table:table-row>
        <table:table-row table:style-name="ro1">
          <table:table-cell/>
          <table:table-cell office:value-type="float" office:value="-1480.422847" calcext:value-type="float">
            <text:p>-1480.422847</text:p>
          </table:table-cell>
        </table:table-row>
        <table:table-row table:style-name="ro1">
          <table:table-cell/>
          <table:table-cell office:value-type="float" office:value="248.16226" calcext:value-type="float">
            <text:p>248.16226</text:p>
          </table:table-cell>
        </table:table-row>
        <table:table-row table:style-name="ro1">
          <table:table-cell/>
          <table:table-cell office:value-type="float" office:value="-271.489395" calcext:value-type="float">
            <text:p>-271.489395</text:p>
          </table:table-cell>
        </table:table-row>
        <table:table-row table:style-name="ro1">
          <table:table-cell/>
          <table:table-cell office:value-type="float" office:value="-2324.307231" calcext:value-type="float">
            <text:p>-2324.307231</text:p>
          </table:table-cell>
        </table:table-row>
        <table:table-row table:style-name="ro1">
          <table:table-cell/>
          <table:table-cell office:value-type="float" office:value="-2291.430132" calcext:value-type="float">
            <text:p>-2291.430132</text:p>
          </table:table-cell>
        </table:table-row>
        <table:table-row table:style-name="ro1">
          <table:table-cell/>
          <table:table-cell office:value-type="float" office:value="474.738844" calcext:value-type="float">
            <text:p>474.738844</text:p>
          </table:table-cell>
        </table:table-row>
        <table:table-row table:style-name="ro1">
          <table:table-cell/>
          <table:table-cell office:value-type="float" office:value="-878.928122" calcext:value-type="float">
            <text:p>-878.928122</text:p>
          </table:table-cell>
        </table:table-row>
        <table:table-row table:style-name="ro1">
          <table:table-cell/>
          <table:table-cell office:value-type="float" office:value="-973.560432" calcext:value-type="float">
            <text:p>-973.560432</text:p>
          </table:table-cell>
        </table:table-row>
        <table:table-row table:style-name="ro1">
          <table:table-cell/>
          <table:table-cell office:value-type="float" office:value="-1291.66378" calcext:value-type="float">
            <text:p>-1291.66378</text:p>
          </table:table-cell>
        </table:table-row>
        <table:table-row table:style-name="ro1">
          <table:table-cell/>
          <table:table-cell office:value-type="float" office:value="-809.009787" calcext:value-type="float">
            <text:p>-809.009787</text:p>
          </table:table-cell>
        </table:table-row>
        <table:table-row table:style-name="ro1">
          <table:table-cell/>
          <table:table-cell office:value-type="float" office:value="-971.35935" calcext:value-type="float">
            <text:p>-971.35935</text:p>
          </table:table-cell>
        </table:table-row>
        <table:table-row table:style-name="ro1">
          <table:table-cell/>
          <table:table-cell office:value-type="float" office:value="698.417813" calcext:value-type="float">
            <text:p>698.417813</text:p>
          </table:table-cell>
        </table:table-row>
        <table:table-row table:style-name="ro1">
          <table:table-cell/>
          <table:table-cell office:value-type="float" office:value="-309.259213" calcext:value-type="float">
            <text:p>-309.259213</text:p>
          </table:table-cell>
        </table:table-row>
        <table:table-row table:style-name="ro1">
          <table:table-cell/>
          <table:table-cell office:value-type="float" office:value="1051.171057" calcext:value-type="float">
            <text:p>1051.171057</text:p>
          </table:table-cell>
        </table:table-row>
        <table:table-row table:style-name="ro1">
          <table:table-cell/>
          <table:table-cell office:value-type="float" office:value="-1816.203747" calcext:value-type="float">
            <text:p>-1816.203747</text:p>
          </table:table-cell>
        </table:table-row>
        <table:table-row table:style-name="ro1">
          <table:table-cell/>
          <table:table-cell office:value-type="float" office:value="1904.013225" calcext:value-type="float">
            <text:p>1904.013225</text:p>
          </table:table-cell>
        </table:table-row>
        <table:table-row table:style-name="ro1">
          <table:table-cell/>
          <table:table-cell office:value-type="float" office:value="-234.248424" calcext:value-type="float">
            <text:p>-234.248424</text:p>
          </table:table-cell>
        </table:table-row>
        <table:table-row table:style-name="ro1">
          <table:table-cell/>
          <table:table-cell office:value-type="float" office:value="3089.728033" calcext:value-type="float">
            <text:p>3089.728033</text:p>
          </table:table-cell>
        </table:table-row>
        <table:table-row table:style-name="ro1">
          <table:table-cell/>
          <table:table-cell office:value-type="float" office:value="1348.870205" calcext:value-type="float">
            <text:p>1348.870205</text:p>
          </table:table-cell>
        </table:table-row>
        <table:table-row table:style-name="ro1">
          <table:table-cell/>
          <table:table-cell office:value-type="float" office:value="-1778.459577" calcext:value-type="float">
            <text:p>-1778.459577</text:p>
          </table:table-cell>
        </table:table-row>
        <table:table-row table:style-name="ro1">
          <table:table-cell/>
          <table:table-cell office:value-type="float" office:value="-610.120443" calcext:value-type="float">
            <text:p>-610.120443</text:p>
          </table:table-cell>
        </table:table-row>
        <table:table-row table:style-name="ro1">
          <table:table-cell/>
          <table:table-cell office:value-type="float" office:value="-115.461749" calcext:value-type="float">
            <text:p>-115.461749</text:p>
          </table:table-cell>
        </table:table-row>
        <table:table-row table:style-name="ro1">
          <table:table-cell/>
          <table:table-cell office:value-type="float" office:value="1975.199354" calcext:value-type="float">
            <text:p>1975.199354</text:p>
          </table:table-cell>
        </table:table-row>
        <table:table-row table:style-name="ro1">
          <table:table-cell/>
          <table:table-cell office:value-type="float" office:value="659.689935" calcext:value-type="float">
            <text:p>659.689935</text:p>
          </table:table-cell>
        </table:table-row>
        <table:table-row table:style-name="ro1">
          <table:table-cell/>
          <table:table-cell office:value-type="float" office:value="2611.170618" calcext:value-type="float">
            <text:p>2611.170618</text:p>
          </table:table-cell>
        </table:table-row>
        <table:table-row table:style-name="ro1">
          <table:table-cell/>
          <table:table-cell office:value-type="float" office:value="1724.441791" calcext:value-type="float">
            <text:p>1724.441791</text:p>
          </table:table-cell>
        </table:table-row>
        <table:table-row table:style-name="ro1">
          <table:table-cell/>
          <table:table-cell office:value-type="float" office:value="925.280729" calcext:value-type="float">
            <text:p>925.280729</text:p>
          </table:table-cell>
        </table:table-row>
        <table:table-row table:style-name="ro1">
          <table:table-cell/>
          <table:table-cell office:value-type="float" office:value="1092.023146" calcext:value-type="float">
            <text:p>1092.023146</text:p>
          </table:table-cell>
        </table:table-row>
        <table:table-row table:style-name="ro1">
          <table:table-cell/>
          <table:table-cell office:value-type="float" office:value="317.76902" calcext:value-type="float">
            <text:p>317.76902</text:p>
          </table:table-cell>
        </table:table-row>
        <table:table-row table:style-name="ro1">
          <table:table-cell/>
          <table:table-cell office:value-type="float" office:value="1169.050493" calcext:value-type="float">
            <text:p>1169.050493</text:p>
          </table:table-cell>
        </table:table-row>
        <table:table-row table:style-name="ro1">
          <table:table-cell/>
          <table:table-cell office:value-type="float" office:value="-1472.681485" calcext:value-type="float">
            <text:p>-1472.681485</text:p>
          </table:table-cell>
        </table:table-row>
        <table:table-row table:style-name="ro1">
          <table:table-cell/>
          <table:table-cell office:value-type="float" office:value="190.610634" calcext:value-type="float">
            <text:p>190.610634</text:p>
          </table:table-cell>
        </table:table-row>
        <table:table-row table:style-name="ro1">
          <table:table-cell/>
          <table:table-cell office:value-type="float" office:value="1916.479138" calcext:value-type="float">
            <text:p>1916.479138</text:p>
          </table:table-cell>
        </table:table-row>
        <table:table-row table:style-name="ro1">
          <table:table-cell/>
          <table:table-cell office:value-type="float" office:value="226.140088" calcext:value-type="float">
            <text:p>226.140088</text:p>
          </table:table-cell>
        </table:table-row>
        <table:table-row table:style-name="ro1">
          <table:table-cell/>
          <table:table-cell office:value-type="float" office:value="-96.580257" calcext:value-type="float">
            <text:p>-96.580257</text:p>
          </table:table-cell>
        </table:table-row>
        <table:table-row table:style-name="ro1">
          <table:table-cell/>
          <table:table-cell office:value-type="float" office:value="112.729066" calcext:value-type="float">
            <text:p>112.729066</text:p>
          </table:table-cell>
        </table:table-row>
        <table:table-row table:style-name="ro1">
          <table:table-cell/>
          <table:table-cell office:value-type="float" office:value="1590.539416" calcext:value-type="float">
            <text:p>1590.539416</text:p>
          </table:table-cell>
        </table:table-row>
        <table:table-row table:style-name="ro1">
          <table:table-cell/>
          <table:table-cell office:value-type="float" office:value="37.623374" calcext:value-type="float">
            <text:p>37.623374</text:p>
          </table:table-cell>
        </table:table-row>
        <table:table-row table:style-name="ro1">
          <table:table-cell/>
          <table:table-cell office:value-type="float" office:value="-1574.14041" calcext:value-type="float">
            <text:p>-1574.14041</text:p>
          </table:table-cell>
        </table:table-row>
        <table:table-row table:style-name="ro1">
          <table:table-cell/>
          <table:table-cell office:value-type="float" office:value="-936.649083" calcext:value-type="float">
            <text:p>-936.649083</text:p>
          </table:table-cell>
        </table:table-row>
        <table:table-row table:style-name="ro1">
          <table:table-cell/>
          <table:table-cell office:value-type="float" office:value="1328.083093" calcext:value-type="float">
            <text:p>1328.083093</text:p>
          </table:table-cell>
        </table:table-row>
        <table:table-row table:style-name="ro1">
          <table:table-cell/>
          <table:table-cell office:value-type="float" office:value="-950.359425" calcext:value-type="float">
            <text:p>-950.359425</text:p>
          </table:table-cell>
        </table:table-row>
        <table:table-row table:style-name="ro1">
          <table:table-cell/>
          <table:table-cell office:value-type="float" office:value="280.971881" calcext:value-type="float">
            <text:p>280.971881</text:p>
          </table:table-cell>
        </table:table-row>
        <table:table-row table:style-name="ro1">
          <table:table-cell/>
          <table:table-cell office:value-type="float" office:value="-1126.238208" calcext:value-type="float">
            <text:p>-1126.238208</text:p>
          </table:table-cell>
        </table:table-row>
        <table:table-row table:style-name="ro1">
          <table:table-cell/>
          <table:table-cell office:value-type="float" office:value="-1027.448704" calcext:value-type="float">
            <text:p>-1027.448704</text:p>
          </table:table-cell>
        </table:table-row>
        <table:table-row table:style-name="ro1">
          <table:table-cell/>
          <table:table-cell office:value-type="float" office:value="-1217.738996" calcext:value-type="float">
            <text:p>-1217.738996</text:p>
          </table:table-cell>
        </table:table-row>
        <table:table-row table:style-name="ro1">
          <table:table-cell/>
          <table:table-cell office:value-type="float" office:value="-95.939606" calcext:value-type="float">
            <text:p>-95.939606</text:p>
          </table:table-cell>
        </table:table-row>
        <table:table-row table:style-name="ro1">
          <table:table-cell/>
          <table:table-cell office:value-type="float" office:value="188.010984" calcext:value-type="float">
            <text:p>188.010984</text:p>
          </table:table-cell>
        </table:table-row>
        <table:table-row table:style-name="ro1">
          <table:table-cell/>
          <table:table-cell office:value-type="float" office:value="1732.86954" calcext:value-type="float">
            <text:p>1732.86954</text:p>
          </table:table-cell>
        </table:table-row>
        <table:table-row table:style-name="ro1">
          <table:table-cell/>
          <table:table-cell office:value-type="float" office:value="652.004199" calcext:value-type="float">
            <text:p>652.004199</text:p>
          </table:table-cell>
        </table:table-row>
        <table:table-row table:style-name="ro1">
          <table:table-cell/>
          <table:table-cell office:value-type="float" office:value="1407.268994" calcext:value-type="float">
            <text:p>1407.268994</text:p>
          </table:table-cell>
        </table:table-row>
        <table:table-row table:style-name="ro1">
          <table:table-cell/>
          <table:table-cell office:value-type="float" office:value="3151.831384" calcext:value-type="float">
            <text:p>3151.831384</text:p>
          </table:table-cell>
        </table:table-row>
        <table:table-row table:style-name="ro1">
          <table:table-cell/>
          <table:table-cell office:value-type="float" office:value="-1468.278581" calcext:value-type="float">
            <text:p>-1468.278581</text:p>
          </table:table-cell>
        </table:table-row>
        <table:table-row table:style-name="ro1">
          <table:table-cell/>
          <table:table-cell office:value-type="float" office:value="429.389809" calcext:value-type="float">
            <text:p>429.389809</text:p>
          </table:table-cell>
        </table:table-row>
        <table:table-row table:style-name="ro1">
          <table:table-cell/>
          <table:table-cell office:value-type="float" office:value="431.41166" calcext:value-type="float">
            <text:p>431.41166</text:p>
          </table:table-cell>
        </table:table-row>
        <table:table-row table:style-name="ro1">
          <table:table-cell/>
          <table:table-cell office:value-type="float" office:value="27.460926" calcext:value-type="float">
            <text:p>27.460926</text:p>
          </table:table-cell>
        </table:table-row>
        <table:table-row table:style-name="ro1">
          <table:table-cell/>
          <table:table-cell office:value-type="float" office:value="1037.690421" calcext:value-type="float">
            <text:p>1037.690421</text:p>
          </table:table-cell>
        </table:table-row>
        <table:table-row table:style-name="ro1">
          <table:table-cell/>
          <table:table-cell office:value-type="float" office:value="-467.088656" calcext:value-type="float">
            <text:p>-467.088656</text:p>
          </table:table-cell>
        </table:table-row>
        <table:table-row table:style-name="ro1">
          <table:table-cell/>
          <table:table-cell office:value-type="float" office:value="2477.207808" calcext:value-type="float">
            <text:p>2477.207808</text:p>
          </table:table-cell>
        </table:table-row>
        <table:table-row table:style-name="ro1">
          <table:table-cell/>
          <table:table-cell office:value-type="float" office:value="2448.879389" calcext:value-type="float">
            <text:p>2448.879389</text:p>
          </table:table-cell>
        </table:table-row>
        <table:table-row table:style-name="ro1">
          <table:table-cell/>
          <table:table-cell office:value-type="float" office:value="52.999947" calcext:value-type="float">
            <text:p>52.999947</text:p>
          </table:table-cell>
        </table:table-row>
        <table:table-row table:style-name="ro1">
          <table:table-cell/>
          <table:table-cell office:value-type="float" office:value="1405.429342" calcext:value-type="float">
            <text:p>1405.429342</text:p>
          </table:table-cell>
        </table:table-row>
        <table:table-row table:style-name="ro1">
          <table:table-cell/>
          <table:table-cell office:value-type="float" office:value="1067.211492" calcext:value-type="float">
            <text:p>1067.211492</text:p>
          </table:table-cell>
        </table:table-row>
        <table:table-row table:style-name="ro1">
          <table:table-cell/>
          <table:table-cell office:value-type="float" office:value="259.594581" calcext:value-type="float">
            <text:p>259.594581</text:p>
          </table:table-cell>
        </table:table-row>
        <table:table-row table:style-name="ro1">
          <table:table-cell/>
          <table:table-cell office:value-type="float" office:value="-348.719691" calcext:value-type="float">
            <text:p>-348.719691</text:p>
          </table:table-cell>
        </table:table-row>
        <table:table-row table:style-name="ro1">
          <table:table-cell/>
          <table:table-cell office:value-type="float" office:value="-174.010364" calcext:value-type="float">
            <text:p>-174.010364</text:p>
          </table:table-cell>
        </table:table-row>
        <table:table-row table:style-name="ro1">
          <table:table-cell/>
          <table:table-cell office:value-type="float" office:value="441.181245" calcext:value-type="float">
            <text:p>441.181245</text:p>
          </table:table-cell>
        </table:table-row>
        <table:table-row table:style-name="ro1">
          <table:table-cell/>
          <table:table-cell office:value-type="float" office:value="534.158704" calcext:value-type="float">
            <text:p>534.158704</text:p>
          </table:table-cell>
        </table:table-row>
        <table:table-row table:style-name="ro1">
          <table:table-cell/>
          <table:table-cell office:value-type="float" office:value="1849.881226" calcext:value-type="float">
            <text:p>1849.881226</text:p>
          </table:table-cell>
        </table:table-row>
        <table:table-row table:style-name="ro1">
          <table:table-cell/>
          <table:table-cell office:value-type="float" office:value="497.449859" calcext:value-type="float">
            <text:p>497.449859</text:p>
          </table:table-cell>
        </table:table-row>
        <table:table-row table:style-name="ro1">
          <table:table-cell/>
          <table:table-cell office:value-type="float" office:value="1174.178585" calcext:value-type="float">
            <text:p>1174.178585</text:p>
          </table:table-cell>
        </table:table-row>
        <table:table-row table:style-name="ro1">
          <table:table-cell/>
          <table:table-cell office:value-type="float" office:value="-208.879776" calcext:value-type="float">
            <text:p>-208.879776</text:p>
          </table:table-cell>
        </table:table-row>
        <table:table-row table:style-name="ro1">
          <table:table-cell/>
          <table:table-cell office:value-type="float" office:value="1109.526101" calcext:value-type="float">
            <text:p>1109.526101</text:p>
          </table:table-cell>
        </table:table-row>
        <table:table-row table:style-name="ro1">
          <table:table-cell/>
          <table:table-cell table:style-name="ce1" office:value-type="float" office:value="-965.117386" calcext:value-type="float">
            <text:p>-965.117386</text:p>
          </table:table-cell>
        </table:table-row>
        <table:table-row table:style-name="ro1">
          <table:table-cell/>
          <table:table-cell office:value-type="float" office:value="378.199745" calcext:value-type="float">
            <text:p>378.199745</text:p>
          </table:table-cell>
        </table:table-row>
        <table:table-row table:style-name="ro1">
          <table:table-cell/>
          <table:table-cell office:value-type="float" office:value="1712.710505" calcext:value-type="float">
            <text:p>1712.710505</text:p>
          </table:table-cell>
        </table:table-row>
        <table:table-row table:style-name="ro1">
          <table:table-cell/>
          <table:table-cell office:value-type="float" office:value="2565.861484" calcext:value-type="float">
            <text:p>2565.861484</text:p>
          </table:table-cell>
        </table:table-row>
        <table:table-row table:style-name="ro1">
          <table:table-cell/>
          <table:table-cell office:value-type="float" office:value="436.850898" calcext:value-type="float">
            <text:p>436.850898</text:p>
          </table:table-cell>
        </table:table-row>
        <table:table-row table:style-name="ro1">
          <table:table-cell/>
          <table:table-cell office:value-type="float" office:value="234.339359" calcext:value-type="float">
            <text:p>234.339359</text:p>
          </table:table-cell>
        </table:table-row>
        <table:table-row table:style-name="ro1">
          <table:table-cell/>
          <table:table-cell office:value-type="float" office:value="-2602.762657" calcext:value-type="float">
            <text:p>-2602.762657</text:p>
          </table:table-cell>
        </table:table-row>
        <table:table-row table:style-name="ro1">
          <table:table-cell/>
          <table:table-cell office:value-type="float" office:value="895.206724" calcext:value-type="float">
            <text:p>895.206724</text:p>
          </table:table-cell>
        </table:table-row>
        <table:table-row table:style-name="ro1">
          <table:table-cell/>
          <table:table-cell office:value-type="float" office:value="-890.308338" calcext:value-type="float">
            <text:p>-890.308338</text:p>
          </table:table-cell>
        </table:table-row>
        <table:table-row table:style-name="ro1">
          <table:table-cell/>
          <table:table-cell office:value-type="float" office:value="-135.389566" calcext:value-type="float">
            <text:p>-135.389566</text:p>
          </table:table-cell>
        </table:table-row>
        <table:table-row table:style-name="ro1">
          <table:table-cell/>
          <table:table-cell office:value-type="float" office:value="698.551716" calcext:value-type="float">
            <text:p>698.551716</text:p>
          </table:table-cell>
        </table:table-row>
        <table:table-row table:style-name="ro1">
          <table:table-cell/>
          <table:table-cell office:value-type="float" office:value="2226.448928" calcext:value-type="float">
            <text:p>2226.448928</text:p>
          </table:table-cell>
        </table:table-row>
        <table:table-row table:style-name="ro1">
          <table:table-cell/>
          <table:table-cell office:value-type="float" office:value="336.611566" calcext:value-type="float">
            <text:p>336.611566</text:p>
          </table:table-cell>
        </table:table-row>
        <table:table-row table:style-name="ro1">
          <table:table-cell/>
          <table:table-cell office:value-type="float" office:value="1206.603134" calcext:value-type="float">
            <text:p>1206.603134</text:p>
          </table:table-cell>
        </table:table-row>
        <table:table-row table:style-name="ro1">
          <table:table-cell/>
          <table:table-cell office:value-type="float" office:value="762.100124" calcext:value-type="float">
            <text:p>762.100124</text:p>
          </table:table-cell>
        </table:table-row>
        <table:table-row table:style-name="ro1">
          <table:table-cell/>
          <table:table-cell office:value-type="float" office:value="340.14884" calcext:value-type="float">
            <text:p>340.14884</text:p>
          </table:table-cell>
        </table:table-row>
        <table:table-row table:style-name="ro1">
          <table:table-cell/>
          <table:table-cell office:value-type="float" office:value="-193.189944" calcext:value-type="float">
            <text:p>-193.189944</text:p>
          </table:table-cell>
        </table:table-row>
        <table:table-row table:style-name="ro1">
          <table:table-cell/>
          <table:table-cell office:value-type="float" office:value="1196.228124" calcext:value-type="float">
            <text:p>1196.228124</text:p>
          </table:table-cell>
        </table:table-row>
        <table:table-row table:style-name="ro1">
          <table:table-cell/>
          <table:table-cell office:value-type="float" office:value="1419.532387" calcext:value-type="float">
            <text:p>1419.532387</text:p>
          </table:table-cell>
        </table:table-row>
        <table:table-row table:style-name="ro1">
          <table:table-cell/>
          <table:table-cell office:value-type="float" office:value="-1062.789201" calcext:value-type="float">
            <text:p>-1062.789201</text:p>
          </table:table-cell>
        </table:table-row>
        <table:table-row table:style-name="ro1">
          <table:table-cell/>
          <table:table-cell office:value-type="float" office:value="-1800.159187" calcext:value-type="float">
            <text:p>-1800.159187</text:p>
          </table:table-cell>
        </table:table-row>
        <table:table-row table:style-name="ro1">
          <table:table-cell/>
          <table:table-cell office:value-type="float" office:value="2105.221136" calcext:value-type="float">
            <text:p>2105.221136</text:p>
          </table:table-cell>
        </table:table-row>
        <table:table-row table:style-name="ro1">
          <table:table-cell/>
          <table:table-cell office:value-type="float" office:value="-2600.570136" calcext:value-type="float">
            <text:p>-2600.570136</text:p>
          </table:table-cell>
        </table:table-row>
        <table:table-row table:style-name="ro1">
          <table:table-cell/>
          <table:table-cell office:value-type="float" office:value="1208.090099" calcext:value-type="float">
            <text:p>1208.090099</text:p>
          </table:table-cell>
        </table:table-row>
        <table:table-row table:style-name="ro1">
          <table:table-cell/>
          <table:table-cell office:value-type="float" office:value="609.289149" calcext:value-type="float">
            <text:p>609.289149</text:p>
          </table:table-cell>
        </table:table-row>
        <table:table-row table:style-name="ro1">
          <table:table-cell/>
          <table:table-cell office:value-type="float" office:value="2070.699876" calcext:value-type="float">
            <text:p>2070.699876</text:p>
          </table:table-cell>
        </table:table-row>
        <table:table-row table:style-name="ro1">
          <table:table-cell/>
          <table:table-cell office:value-type="float" office:value="-800.957276" calcext:value-type="float">
            <text:p>-800.957276</text:p>
          </table:table-cell>
        </table:table-row>
        <table:table-row table:style-name="ro1">
          <table:table-cell/>
          <table:table-cell office:value-type="float" office:value="-711.690735" calcext:value-type="float">
            <text:p>-711.690735</text:p>
          </table:table-cell>
        </table:table-row>
        <table:table-row table:style-name="ro1">
          <table:table-cell/>
          <table:table-cell office:value-type="float" office:value="848.760835" calcext:value-type="float">
            <text:p>848.760835</text:p>
          </table:table-cell>
        </table:table-row>
        <table:table-row table:style-name="ro1">
          <table:table-cell/>
          <table:table-cell office:value-type="float" office:value="180.528178" calcext:value-type="float">
            <text:p>180.528178</text:p>
          </table:table-cell>
        </table:table-row>
        <table:table-row table:style-name="ro1">
          <table:table-cell/>
          <table:table-cell office:value-type="float" office:value="-313.198692" calcext:value-type="float">
            <text:p>-313.198692</text:p>
          </table:table-cell>
        </table:table-row>
        <table:table-row table:style-name="ro1">
          <table:table-cell/>
          <table:table-cell office:value-type="float" office:value="771.022448" calcext:value-type="float">
            <text:p>771.022448</text:p>
          </table:table-cell>
        </table:table-row>
        <table:table-row table:style-name="ro1">
          <table:table-cell/>
          <table:table-cell office:value-type="float" office:value="348.889479" calcext:value-type="float">
            <text:p>348.889479</text:p>
          </table:table-cell>
        </table:table-row>
        <table:table-row table:style-name="ro1">
          <table:table-cell/>
          <table:table-cell office:value-type="float" office:value="763.950061" calcext:value-type="float">
            <text:p>763.950061</text:p>
          </table:table-cell>
        </table:table-row>
        <table:table-row table:style-name="ro1">
          <table:table-cell/>
          <table:table-cell office:value-type="float" office:value="1109.199011" calcext:value-type="float">
            <text:p>1109.199011</text:p>
          </table:table-cell>
        </table:table-row>
        <table:table-row table:style-name="ro1">
          <table:table-cell/>
          <table:table-cell office:value-type="float" office:value="620.891621" calcext:value-type="float">
            <text:p>620.891621</text:p>
          </table:table-cell>
        </table:table-row>
        <table:table-row table:style-name="ro1">
          <table:table-cell/>
          <table:table-cell office:value-type="float" office:value="-36.710201" calcext:value-type="float">
            <text:p>-36.710201</text:p>
          </table:table-cell>
        </table:table-row>
        <table:table-row table:style-name="ro1">
          <table:table-cell/>
          <table:table-cell office:value-type="float" office:value="110.417675" calcext:value-type="float">
            <text:p>110.417675</text:p>
          </table:table-cell>
        </table:table-row>
        <table:table-row table:style-name="ro1">
          <table:table-cell/>
          <table:table-cell office:value-type="float" office:value="-914.861861" calcext:value-type="float">
            <text:p>-914.861861</text:p>
          </table:table-cell>
        </table:table-row>
        <table:table-row table:style-name="ro1">
          <table:table-cell/>
          <table:table-cell office:value-type="float" office:value="1181.990505" calcext:value-type="float">
            <text:p>1181.990505</text:p>
          </table:table-cell>
        </table:table-row>
        <table:table-row table:style-name="ro1">
          <table:table-cell/>
          <table:table-cell office:value-type="float" office:value="8.891462" calcext:value-type="float">
            <text:p>8.891462</text:p>
          </table:table-cell>
        </table:table-row>
        <table:table-row table:style-name="ro1">
          <table:table-cell/>
          <table:table-cell office:value-type="float" office:value="117.570144" calcext:value-type="float">
            <text:p>117.570144</text:p>
          </table:table-cell>
        </table:table-row>
        <table:table-row table:style-name="ro1">
          <table:table-cell/>
          <table:table-cell office:value-type="float" office:value="1143.389956" calcext:value-type="float">
            <text:p>1143.389956</text:p>
          </table:table-cell>
        </table:table-row>
        <table:table-row table:style-name="ro1">
          <table:table-cell/>
          <table:table-cell office:value-type="float" office:value="611.646934" calcext:value-type="float">
            <text:p>611.646934</text:p>
          </table:table-cell>
        </table:table-row>
        <table:table-row table:style-name="ro1">
          <table:table-cell/>
          <table:table-cell office:value-type="float" office:value="1261.631392" calcext:value-type="float">
            <text:p>1261.631392</text:p>
          </table:table-cell>
        </table:table-row>
        <table:table-row table:style-name="ro1">
          <table:table-cell/>
          <table:table-cell office:value-type="float" office:value="900.559726" calcext:value-type="float">
            <text:p>900.559726</text:p>
          </table:table-cell>
        </table:table-row>
        <table:table-row table:style-name="ro1">
          <table:table-cell/>
          <table:table-cell office:value-type="float" office:value="622.509815" calcext:value-type="float">
            <text:p>622.509815</text:p>
          </table:table-cell>
        </table:table-row>
        <table:table-row table:style-name="ro1">
          <table:table-cell/>
          <table:table-cell office:value-type="float" office:value="1734.767964" calcext:value-type="float">
            <text:p>1734.767964</text:p>
          </table:table-cell>
        </table:table-row>
        <table:table-row table:style-name="ro1">
          <table:table-cell/>
          <table:table-cell office:value-type="float" office:value="1293.931883" calcext:value-type="float">
            <text:p>1293.931883</text:p>
          </table:table-cell>
        </table:table-row>
        <table:table-row table:style-name="ro1">
          <table:table-cell/>
          <table:table-cell office:value-type="float" office:value="1321.297631" calcext:value-type="float">
            <text:p>1321.297631</text:p>
          </table:table-cell>
        </table:table-row>
        <table:table-row table:style-name="ro1">
          <table:table-cell/>
          <table:table-cell office:value-type="float" office:value="-11.037236" calcext:value-type="float">
            <text:p>-11.037236</text:p>
          </table:table-cell>
        </table:table-row>
        <table:table-row table:style-name="ro1">
          <table:table-cell/>
          <table:table-cell office:value-type="float" office:value="676.369417" calcext:value-type="float">
            <text:p>676.369417</text:p>
          </table:table-cell>
        </table:table-row>
        <table:table-row table:style-name="ro1">
          <table:table-cell/>
          <table:table-cell office:value-type="float" office:value="-231.513085" calcext:value-type="float">
            <text:p>-231.513085</text:p>
          </table:table-cell>
        </table:table-row>
        <table:table-row table:style-name="ro1">
          <table:table-cell/>
          <table:table-cell office:value-type="float" office:value="1531.90711" calcext:value-type="float">
            <text:p>1531.90711</text:p>
          </table:table-cell>
        </table:table-row>
        <table:table-row table:style-name="ro1">
          <table:table-cell/>
          <table:table-cell office:value-type="float" office:value="-329.638587" calcext:value-type="float">
            <text:p>-329.638587</text:p>
          </table:table-cell>
        </table:table-row>
        <table:table-row table:style-name="ro1">
          <table:table-cell/>
          <table:table-cell office:value-type="float" office:value="2596.049113" calcext:value-type="float">
            <text:p>2596.049113</text:p>
          </table:table-cell>
        </table:table-row>
        <table:table-row table:style-name="ro1">
          <table:table-cell/>
          <table:table-cell office:value-type="float" office:value="1759.760877" calcext:value-type="float">
            <text:p>1759.760877</text:p>
          </table:table-cell>
        </table:table-row>
        <table:table-row table:style-name="ro1">
          <table:table-cell/>
          <table:table-cell office:value-type="float" office:value="320.470566" calcext:value-type="float">
            <text:p>320.470566</text:p>
          </table:table-cell>
        </table:table-row>
        <table:table-row table:style-name="ro1">
          <table:table-cell/>
          <table:table-cell office:value-type="float" office:value="-222.659165" calcext:value-type="float">
            <text:p>-222.659165</text:p>
          </table:table-cell>
        </table:table-row>
        <table:table-row table:style-name="ro1">
          <table:table-cell/>
          <table:table-cell office:value-type="float" office:value="-644.700918" calcext:value-type="float">
            <text:p>-644.700918</text:p>
          </table:table-cell>
        </table:table-row>
        <table:table-row table:style-name="ro1">
          <table:table-cell/>
          <table:table-cell office:value-type="float" office:value="372.969327" calcext:value-type="float">
            <text:p>372.969327</text:p>
          </table:table-cell>
        </table:table-row>
        <table:table-row table:style-name="ro1">
          <table:table-cell/>
          <table:table-cell office:value-type="float" office:value="-1006.936924" calcext:value-type="float">
            <text:p>-1006.936924</text:p>
          </table:table-cell>
        </table:table-row>
        <table:table-row table:style-name="ro1">
          <table:table-cell/>
          <table:table-cell office:value-type="float" office:value="829.547457" calcext:value-type="float">
            <text:p>829.547457</text:p>
          </table:table-cell>
        </table:table-row>
        <table:table-row table:style-name="ro1">
          <table:table-cell/>
          <table:table-cell office:value-type="float" office:value="-1247.599311" calcext:value-type="float">
            <text:p>-1247.599311</text:p>
          </table:table-cell>
        </table:table-row>
        <table:table-row table:style-name="ro1">
          <table:table-cell/>
          <table:table-cell office:value-type="float" office:value="349.071603" calcext:value-type="float">
            <text:p>349.071603</text:p>
          </table:table-cell>
        </table:table-row>
        <table:table-row table:style-name="ro1">
          <table:table-cell/>
          <table:table-cell office:value-type="float" office:value="790.28968" calcext:value-type="float">
            <text:p>790.28968</text:p>
          </table:table-cell>
        </table:table-row>
        <table:table-row table:style-name="ro1">
          <table:table-cell/>
          <table:table-cell office:value-type="float" office:value="3297.176731" calcext:value-type="float">
            <text:p>3297.176731</text:p>
          </table:table-cell>
        </table:table-row>
        <table:table-row table:style-name="ro1">
          <table:table-cell/>
          <table:table-cell office:value-type="float" office:value="339.230571" calcext:value-type="float">
            <text:p>339.230571</text:p>
          </table:table-cell>
        </table:table-row>
        <table:table-row table:style-name="ro1">
          <table:table-cell/>
          <table:table-cell office:value-type="float" office:value="539.321222" calcext:value-type="float">
            <text:p>539.321222</text:p>
          </table:table-cell>
        </table:table-row>
        <table:table-row table:style-name="ro1">
          <table:table-cell/>
          <table:table-cell office:value-type="float" office:value="1252.509887" calcext:value-type="float">
            <text:p>1252.509887</text:p>
          </table:table-cell>
        </table:table-row>
        <table:table-row table:style-name="ro1">
          <table:table-cell/>
          <table:table-cell office:value-type="float" office:value="863.692724" calcext:value-type="float">
            <text:p>863.692724</text:p>
          </table:table-cell>
        </table:table-row>
        <table:table-row table:style-name="ro1">
          <table:table-cell/>
          <table:table-cell office:value-type="float" office:value="1611.467839" calcext:value-type="float">
            <text:p>1611.467839</text:p>
          </table:table-cell>
        </table:table-row>
        <table:table-row table:style-name="ro1">
          <table:table-cell/>
          <table:table-cell office:value-type="float" office:value="2513.968877" calcext:value-type="float">
            <text:p>2513.968877</text:p>
          </table:table-cell>
        </table:table-row>
        <table:table-row table:style-name="ro1">
          <table:table-cell/>
          <table:table-cell office:value-type="float" office:value="288.318153" calcext:value-type="float">
            <text:p>288.318153</text:p>
          </table:table-cell>
        </table:table-row>
        <table:table-row table:style-name="ro1">
          <table:table-cell/>
          <table:table-cell office:value-type="float" office:value="16.219248" calcext:value-type="float">
            <text:p>16.219248</text:p>
          </table:table-cell>
        </table:table-row>
        <table:table-row table:style-name="ro1">
          <table:table-cell/>
          <table:table-cell office:value-type="float" office:value="-577.949153" calcext:value-type="float">
            <text:p>-577.949153</text:p>
          </table:table-cell>
        </table:table-row>
        <table:table-row table:style-name="ro1">
          <table:table-cell/>
          <table:table-cell office:value-type="float" office:value="312.918856" calcext:value-type="float">
            <text:p>312.918856</text:p>
          </table:table-cell>
        </table:table-row>
        <table:table-row table:style-name="ro1">
          <table:table-cell/>
          <table:table-cell office:value-type="float" office:value="2050.647209" calcext:value-type="float">
            <text:p>2050.647209</text:p>
          </table:table-cell>
        </table:table-row>
        <table:table-row table:style-name="ro1">
          <table:table-cell/>
          <table:table-cell office:value-type="float" office:value="1373.647674" calcext:value-type="float">
            <text:p>1373.647674</text:p>
          </table:table-cell>
        </table:table-row>
        <table:table-row table:style-name="ro1">
          <table:table-cell/>
          <table:table-cell office:value-type="float" office:value="-190.949813" calcext:value-type="float">
            <text:p>-190.949813</text:p>
          </table:table-cell>
        </table:table-row>
        <table:table-row table:style-name="ro1">
          <table:table-cell/>
          <table:table-cell office:value-type="float" office:value="74.99171" calcext:value-type="float">
            <text:p>74.99171</text:p>
          </table:table-cell>
        </table:table-row>
        <table:table-row table:style-name="ro1">
          <table:table-cell/>
          <table:table-cell office:value-type="float" office:value="243.041664" calcext:value-type="float">
            <text:p>243.041664</text:p>
          </table:table-cell>
        </table:table-row>
        <table:table-row table:style-name="ro1">
          <table:table-cell/>
          <table:table-cell office:value-type="float" office:value="-1230.511675" calcext:value-type="float">
            <text:p>-1230.511675</text:p>
          </table:table-cell>
        </table:table-row>
        <table:table-row table:style-name="ro1">
          <table:table-cell/>
          <table:table-cell office:value-type="float" office:value="-656.296886" calcext:value-type="float">
            <text:p>-656.296886</text:p>
          </table:table-cell>
        </table:table-row>
        <table:table-row table:style-name="ro1">
          <table:table-cell/>
          <table:table-cell office:value-type="float" office:value="-950.762423" calcext:value-type="float">
            <text:p>-950.762423</text:p>
          </table:table-cell>
        </table:table-row>
        <table:table-row table:style-name="ro1">
          <table:table-cell/>
          <table:table-cell office:value-type="float" office:value="90.728252" calcext:value-type="float">
            <text:p>90.728252</text:p>
          </table:table-cell>
        </table:table-row>
        <table:table-row table:style-name="ro1">
          <table:table-cell/>
          <table:table-cell office:value-type="float" office:value="2515.650935" calcext:value-type="float">
            <text:p>2515.650935</text:p>
          </table:table-cell>
        </table:table-row>
        <table:table-row table:style-name="ro1">
          <table:table-cell/>
          <table:table-cell office:value-type="float" office:value="1352.641261" calcext:value-type="float">
            <text:p>1352.641261</text:p>
          </table:table-cell>
        </table:table-row>
        <table:table-row table:style-name="ro1">
          <table:table-cell/>
          <table:table-cell office:value-type="float" office:value="1059.620381" calcext:value-type="float">
            <text:p>1059.620381</text:p>
          </table:table-cell>
        </table:table-row>
        <table:table-row table:style-name="ro1">
          <table:table-cell/>
          <table:table-cell office:value-type="float" office:value="266.539062" calcext:value-type="float">
            <text:p>266.539062</text:p>
          </table:table-cell>
        </table:table-row>
        <table:table-row table:style-name="ro1">
          <table:table-cell/>
          <table:table-cell office:value-type="float" office:value="244.621732" calcext:value-type="float">
            <text:p>244.621732</text:p>
          </table:table-cell>
        </table:table-row>
        <table:table-row table:style-name="ro1">
          <table:table-cell/>
          <table:table-cell office:value-type="float" office:value="-284.407489" calcext:value-type="float">
            <text:p>-284.407489</text:p>
          </table:table-cell>
        </table:table-row>
        <table:table-row table:style-name="ro1">
          <table:table-cell/>
          <table:table-cell office:value-type="float" office:value="-696.930361" calcext:value-type="float">
            <text:p>-696.930361</text:p>
          </table:table-cell>
        </table:table-row>
        <table:table-row table:style-name="ro1">
          <table:table-cell/>
          <table:table-cell office:value-type="float" office:value="-1383.371021" calcext:value-type="float">
            <text:p>-1383.371021</text:p>
          </table:table-cell>
        </table:table-row>
        <table:table-row table:style-name="ro1">
          <table:table-cell/>
          <table:table-cell office:value-type="float" office:value="34.988421" calcext:value-type="float">
            <text:p>34.988421</text:p>
          </table:table-cell>
        </table:table-row>
        <table:table-row table:style-name="ro1">
          <table:table-cell/>
          <table:table-cell office:value-type="float" office:value="-303.110645" calcext:value-type="float">
            <text:p>-303.110645</text:p>
          </table:table-cell>
        </table:table-row>
        <table:table-row table:style-name="ro1">
          <table:table-cell/>
          <table:table-cell office:value-type="float" office:value="-1094.460674" calcext:value-type="float">
            <text:p>-1094.460674</text:p>
          </table:table-cell>
        </table:table-row>
        <table:table-row table:style-name="ro1">
          <table:table-cell/>
          <table:table-cell office:value-type="float" office:value="3600.689741" calcext:value-type="float">
            <text:p>3600.689741</text:p>
          </table:table-cell>
        </table:table-row>
        <table:table-row table:style-name="ro1">
          <table:table-cell/>
          <table:table-cell office:value-type="float" office:value="-441.850195" calcext:value-type="float">
            <text:p>-441.850195</text:p>
          </table:table-cell>
        </table:table-row>
        <table:table-row table:style-name="ro1">
          <table:table-cell/>
          <table:table-cell office:value-type="float" office:value="4016.716964" calcext:value-type="float">
            <text:p>4016.716964</text:p>
          </table:table-cell>
        </table:table-row>
        <table:table-row table:style-name="ro1">
          <table:table-cell/>
          <table:table-cell office:value-type="float" office:value="14.119364" calcext:value-type="float">
            <text:p>14.119364</text:p>
          </table:table-cell>
        </table:table-row>
        <table:table-row table:style-name="ro1">
          <table:table-cell/>
          <table:table-cell office:value-type="float" office:value="27.100625" calcext:value-type="float">
            <text:p>27.100625</text:p>
          </table:table-cell>
        </table:table-row>
        <table:table-row table:style-name="ro1">
          <table:table-cell/>
          <table:table-cell office:value-type="float" office:value="1355.670957" calcext:value-type="float">
            <text:p>1355.670957</text:p>
          </table:table-cell>
        </table:table-row>
        <table:table-row table:style-name="ro1">
          <table:table-cell/>
          <table:table-cell office:value-type="float" office:value="-113.35835" calcext:value-type="float">
            <text:p>-113.35835</text:p>
          </table:table-cell>
        </table:table-row>
        <table:table-row table:style-name="ro1">
          <table:table-cell/>
          <table:table-cell office:value-type="float" office:value="1835.721516" calcext:value-type="float">
            <text:p>1835.721516</text:p>
          </table:table-cell>
        </table:table-row>
        <table:table-row table:style-name="ro1">
          <table:table-cell/>
          <table:table-cell office:value-type="float" office:value="-1436.409963" calcext:value-type="float">
            <text:p>-1436.409963</text:p>
          </table:table-cell>
        </table:table-row>
        <table:table-row table:style-name="ro1">
          <table:table-cell/>
          <table:table-cell office:value-type="float" office:value="-410.180916" calcext:value-type="float">
            <text:p>-410.180916</text:p>
          </table:table-cell>
        </table:table-row>
        <table:table-row table:style-name="ro1">
          <table:table-cell/>
          <table:table-cell office:value-type="float" office:value="1605.419194" calcext:value-type="float">
            <text:p>1605.419194</text:p>
          </table:table-cell>
        </table:table-row>
        <table:table-row table:style-name="ro1">
          <table:table-cell/>
          <table:table-cell office:value-type="float" office:value="239.78155" calcext:value-type="float">
            <text:p>239.78155</text:p>
          </table:table-cell>
        </table:table-row>
        <table:table-row table:style-name="ro1">
          <table:table-cell/>
          <table:table-cell office:value-type="float" office:value="-371.590729" calcext:value-type="float">
            <text:p>-371.590729</text:p>
          </table:table-cell>
        </table:table-row>
        <table:table-row table:style-name="ro1">
          <table:table-cell/>
          <table:table-cell office:value-type="float" office:value="-513.378484" calcext:value-type="float">
            <text:p>-513.378484</text:p>
          </table:table-cell>
        </table:table-row>
        <table:table-row table:style-name="ro1">
          <table:table-cell/>
          <table:table-cell office:value-type="float" office:value="-958.921082" calcext:value-type="float">
            <text:p>-958.921082</text:p>
          </table:table-cell>
        </table:table-row>
        <table:table-row table:style-name="ro1">
          <table:table-cell/>
          <table:table-cell office:value-type="float" office:value="-834.699163" calcext:value-type="float">
            <text:p>-834.699163</text:p>
          </table:table-cell>
        </table:table-row>
        <table:table-row table:style-name="ro1">
          <table:table-cell/>
          <table:table-cell office:value-type="float" office:value="-170.688769" calcext:value-type="float">
            <text:p>-170.688769</text:p>
          </table:table-cell>
        </table:table-row>
        <table:table-row table:style-name="ro1">
          <table:table-cell/>
          <table:table-cell office:value-type="float" office:value="-156.010314" calcext:value-type="float">
            <text:p>-156.010314</text:p>
          </table:table-cell>
        </table:table-row>
        <table:table-row table:style-name="ro1">
          <table:table-cell/>
          <table:table-cell office:value-type="float" office:value="-503.402144" calcext:value-type="float">
            <text:p>-503.402144</text:p>
          </table:table-cell>
        </table:table-row>
        <table:table-row table:style-name="ro1">
          <table:table-cell/>
          <table:table-cell office:value-type="float" office:value="1875.318961" calcext:value-type="float">
            <text:p>1875.318961</text:p>
          </table:table-cell>
        </table:table-row>
        <table:table-row table:style-name="ro1">
          <table:table-cell/>
          <table:table-cell office:value-type="float" office:value="724.159703" calcext:value-type="float">
            <text:p>724.159703</text:p>
          </table:table-cell>
        </table:table-row>
        <table:table-row table:style-name="ro1">
          <table:table-cell/>
          <table:table-cell office:value-type="float" office:value="-1302.629585" calcext:value-type="float">
            <text:p>-1302.629585</text:p>
          </table:table-cell>
        </table:table-row>
        <table:table-row table:style-name="ro1">
          <table:table-cell/>
          <table:table-cell office:value-type="float" office:value="-1408.139621" calcext:value-type="float">
            <text:p>-1408.139621</text:p>
          </table:table-cell>
        </table:table-row>
        <table:table-row table:style-name="ro1">
          <table:table-cell/>
          <table:table-cell office:value-type="float" office:value="1176.23631" calcext:value-type="float">
            <text:p>1176.23631</text:p>
          </table:table-cell>
        </table:table-row>
        <table:table-row table:style-name="ro1">
          <table:table-cell/>
          <table:table-cell office:value-type="float" office:value="-907.97158" calcext:value-type="float">
            <text:p>-907.97158</text:p>
          </table:table-cell>
        </table:table-row>
        <table:table-row table:style-name="ro1">
          <table:table-cell/>
          <table:table-cell office:value-type="float" office:value="-695.219735" calcext:value-type="float">
            <text:p>-695.219735</text:p>
          </table:table-cell>
        </table:table-row>
        <table:table-row table:style-name="ro1">
          <table:table-cell/>
          <table:table-cell office:value-type="float" office:value="-1926.240232" calcext:value-type="float">
            <text:p>-1926.240232</text:p>
          </table:table-cell>
        </table:table-row>
        <table:table-row table:style-name="ro1">
          <table:table-cell/>
          <table:table-cell office:value-type="float" office:value="1615.870018" calcext:value-type="float">
            <text:p>1615.870018</text:p>
          </table:table-cell>
        </table:table-row>
        <table:table-row table:style-name="ro1">
          <table:table-cell/>
          <table:table-cell office:value-type="float" office:value="168.661455" calcext:value-type="float">
            <text:p>168.661455</text:p>
          </table:table-cell>
        </table:table-row>
        <table:table-row table:style-name="ro1">
          <table:table-cell/>
          <table:table-cell office:value-type="float" office:value="-1656.679241" calcext:value-type="float">
            <text:p>-1656.679241</text:p>
          </table:table-cell>
        </table:table-row>
        <table:table-row table:style-name="ro1">
          <table:table-cell/>
          <table:table-cell office:value-type="float" office:value="-42.638853" calcext:value-type="float">
            <text:p>-42.638853</text:p>
          </table:table-cell>
        </table:table-row>
        <table:table-row table:style-name="ro1">
          <table:table-cell/>
          <table:table-cell office:value-type="float" office:value="458.501117" calcext:value-type="float">
            <text:p>458.501117</text:p>
          </table:table-cell>
        </table:table-row>
        <table:table-row table:style-name="ro1">
          <table:table-cell/>
          <table:table-cell office:value-type="float" office:value="511.180982" calcext:value-type="float">
            <text:p>511.180982</text:p>
          </table:table-cell>
        </table:table-row>
        <table:table-row table:style-name="ro1">
          <table:table-cell/>
          <table:table-cell office:value-type="float" office:value="-314.849515" calcext:value-type="float">
            <text:p>-314.849515</text:p>
          </table:table-cell>
        </table:table-row>
        <table:table-row table:style-name="ro1">
          <table:table-cell/>
          <table:table-cell office:value-type="float" office:value="894.979411" calcext:value-type="float">
            <text:p>894.979411</text:p>
          </table:table-cell>
        </table:table-row>
        <table:table-row table:style-name="ro1">
          <table:table-cell/>
          <table:table-cell office:value-type="float" office:value="167.740718" calcext:value-type="float">
            <text:p>167.740718</text:p>
          </table:table-cell>
        </table:table-row>
        <table:table-row table:style-name="ro1">
          <table:table-cell/>
          <table:table-cell office:value-type="float" office:value="481.480905" calcext:value-type="float">
            <text:p>481.480905</text:p>
          </table:table-cell>
        </table:table-row>
        <table:table-row table:style-name="ro1">
          <table:table-cell/>
          <table:table-cell office:value-type="float" office:value="-1244.771198" calcext:value-type="float">
            <text:p>-1244.771198</text:p>
          </table:table-cell>
        </table:table-row>
        <table:table-row table:style-name="ro1">
          <table:table-cell/>
          <table:table-cell office:value-type="float" office:value="-507.377689" calcext:value-type="float">
            <text:p>-507.377689</text:p>
          </table:table-cell>
        </table:table-row>
        <table:table-row table:style-name="ro1">
          <table:table-cell/>
          <table:table-cell office:value-type="float" office:value="2255.740594" calcext:value-type="float">
            <text:p>2255.740594</text:p>
          </table:table-cell>
        </table:table-row>
        <table:table-row table:style-name="ro1">
          <table:table-cell/>
          <table:table-cell office:value-type="float" office:value="599.482076" calcext:value-type="float">
            <text:p>599.482076</text:p>
          </table:table-cell>
        </table:table-row>
        <table:table-row table:style-name="ro1">
          <table:table-cell/>
          <table:table-cell office:value-type="float" office:value="13.857747" calcext:value-type="float">
            <text:p>13.857747</text:p>
          </table:table-cell>
        </table:table-row>
        <table:table-row table:style-name="ro1">
          <table:table-cell/>
          <table:table-cell office:value-type="float" office:value="1504.049378" calcext:value-type="float">
            <text:p>1504.049378</text:p>
          </table:table-cell>
        </table:table-row>
        <table:table-row table:style-name="ro1">
          <table:table-cell/>
          <table:table-cell office:value-type="float" office:value="-1559.839654" calcext:value-type="float">
            <text:p>-1559.839654</text:p>
          </table:table-cell>
        </table:table-row>
        <table:table-row table:style-name="ro1">
          <table:table-cell/>
          <table:table-cell office:value-type="float" office:value="1605.471344" calcext:value-type="float">
            <text:p>1605.471344</text:p>
          </table:table-cell>
        </table:table-row>
        <table:table-row table:style-name="ro1">
          <table:table-cell/>
          <table:table-cell office:value-type="float" office:value="458.463544" calcext:value-type="float">
            <text:p>458.463544</text:p>
          </table:table-cell>
        </table:table-row>
        <table:table-row table:style-name="ro1">
          <table:table-cell/>
          <table:table-cell office:value-type="float" office:value="-1488.559548" calcext:value-type="float">
            <text:p>-1488.559548</text:p>
          </table:table-cell>
        </table:table-row>
        <table:table-row table:style-name="ro1">
          <table:table-cell/>
          <table:table-cell office:value-type="float" office:value="1094.371477" calcext:value-type="float">
            <text:p>1094.371477</text:p>
          </table:table-cell>
        </table:table-row>
        <table:table-row table:style-name="ro1">
          <table:table-cell/>
          <table:table-cell office:value-type="float" office:value="168.351102" calcext:value-type="float">
            <text:p>168.351102</text:p>
          </table:table-cell>
        </table:table-row>
        <table:table-row table:style-name="ro1">
          <table:table-cell/>
          <table:table-cell office:value-type="float" office:value="1195.700354" calcext:value-type="float">
            <text:p>1195.700354</text:p>
          </table:table-cell>
        </table:table-row>
        <table:table-row table:style-name="ro1">
          <table:table-cell/>
          <table:table-cell office:value-type="float" office:value="-1330.419476" calcext:value-type="float">
            <text:p>-1330.419476</text:p>
          </table:table-cell>
        </table:table-row>
        <table:table-row table:style-name="ro1">
          <table:table-cell/>
          <table:table-cell office:value-type="float" office:value="752.380855" calcext:value-type="float">
            <text:p>752.380855</text:p>
          </table:table-cell>
        </table:table-row>
        <table:table-row table:style-name="ro1">
          <table:table-cell/>
          <table:table-cell office:value-type="float" office:value="301.461041" calcext:value-type="float">
            <text:p>301.461041</text:p>
          </table:table-cell>
        </table:table-row>
        <table:table-row table:style-name="ro1">
          <table:table-cell/>
          <table:table-cell office:value-type="float" office:value="-673.310387" calcext:value-type="float">
            <text:p>-673.310387</text:p>
          </table:table-cell>
        </table:table-row>
        <table:table-row table:style-name="ro1">
          <table:table-cell/>
          <table:table-cell office:value-type="float" office:value="-11.220004" calcext:value-type="float">
            <text:p>-11.220004</text:p>
          </table:table-cell>
        </table:table-row>
        <table:table-row table:style-name="ro1">
          <table:table-cell/>
          <table:table-cell office:value-type="float" office:value="-1070.108595" calcext:value-type="float">
            <text:p>-1070.108595</text:p>
          </table:table-cell>
        </table:table-row>
        <table:table-row table:style-name="ro1">
          <table:table-cell/>
          <table:table-cell office:value-type="float" office:value="-46.750364" calcext:value-type="float">
            <text:p>-46.750364</text:p>
          </table:table-cell>
        </table:table-row>
        <table:table-row table:style-name="ro1">
          <table:table-cell/>
          <table:table-cell office:value-type="float" office:value="1075.153307" calcext:value-type="float">
            <text:p>1075.153307</text:p>
          </table:table-cell>
        </table:table-row>
        <table:table-row table:style-name="ro1">
          <table:table-cell/>
          <table:table-cell office:value-type="float" office:value="-1247.210039" calcext:value-type="float">
            <text:p>-1247.210039</text:p>
          </table:table-cell>
        </table:table-row>
        <table:table-row table:style-name="ro1">
          <table:table-cell/>
          <table:table-cell office:value-type="float" office:value="-1852.788478" calcext:value-type="float">
            <text:p>-1852.788478</text:p>
          </table:table-cell>
        </table:table-row>
        <table:table-row table:style-name="ro1">
          <table:table-cell/>
          <table:table-cell office:value-type="float" office:value="545.011357" calcext:value-type="float">
            <text:p>545.011357</text:p>
          </table:table-cell>
        </table:table-row>
        <table:table-row table:style-name="ro1">
          <table:table-cell/>
          <table:table-cell office:value-type="float" office:value="-1240.949801" calcext:value-type="float">
            <text:p>-1240.949801</text:p>
          </table:table-cell>
        </table:table-row>
        <table:table-row table:style-name="ro1">
          <table:table-cell/>
          <table:table-cell office:value-type="float" office:value="1305.899103" calcext:value-type="float">
            <text:p>1305.899103</text:p>
          </table:table-cell>
        </table:table-row>
        <table:table-row table:style-name="ro1">
          <table:table-cell/>
          <table:table-cell office:value-type="float" office:value="40.449996" calcext:value-type="float">
            <text:p>40.449996</text:p>
          </table:table-cell>
        </table:table-row>
        <table:table-row table:style-name="ro1">
          <table:table-cell/>
          <table:table-cell office:value-type="float" office:value="-109.94983" calcext:value-type="float">
            <text:p>-109.94983</text:p>
          </table:table-cell>
        </table:table-row>
        <table:table-row table:style-name="ro1">
          <table:table-cell/>
          <table:table-cell office:value-type="float" office:value="-1377.420826" calcext:value-type="float">
            <text:p>-1377.420826</text:p>
          </table:table-cell>
        </table:table-row>
        <table:table-row table:style-name="ro1">
          <table:table-cell/>
          <table:table-cell office:value-type="float" office:value="887.520014" calcext:value-type="float">
            <text:p>887.520014</text:p>
          </table:table-cell>
        </table:table-row>
        <table:table-row table:style-name="ro1">
          <table:table-cell/>
          <table:table-cell office:value-type="float" office:value="4.18989800001" calcext:value-type="float">
            <text:p>4.189898</text:p>
          </table:table-cell>
        </table:table-row>
        <table:table-row table:style-name="ro1">
          <table:table-cell/>
          <table:table-cell office:value-type="float" office:value="444.869937" calcext:value-type="float">
            <text:p>444.869937</text:p>
          </table:table-cell>
        </table:table-row>
        <table:table-row table:style-name="ro1">
          <table:table-cell/>
          <table:table-cell office:value-type="float" office:value="-513.930101" calcext:value-type="float">
            <text:p>-513.930101</text:p>
          </table:table-cell>
        </table:table-row>
        <table:table-row table:style-name="ro1">
          <table:table-cell/>
          <table:table-cell office:value-type="float" office:value="1412.418247" calcext:value-type="float">
            <text:p>1412.418247</text:p>
          </table:table-cell>
        </table:table-row>
        <table:table-row table:style-name="ro1">
          <table:table-cell/>
          <table:table-cell office:value-type="float" office:value="-103.518334" calcext:value-type="float">
            <text:p>-103.518334</text:p>
          </table:table-cell>
        </table:table-row>
        <table:table-row table:style-name="ro1">
          <table:table-cell/>
          <table:table-cell office:value-type="float" office:value="-1160.188991" calcext:value-type="float">
            <text:p>-1160.188991</text:p>
          </table:table-cell>
        </table:table-row>
        <table:table-row table:style-name="ro1">
          <table:table-cell/>
          <table:table-cell office:value-type="float" office:value="-3.06857799999" calcext:value-type="float">
            <text:p>-3.068578</text:p>
          </table:table-cell>
        </table:table-row>
        <table:table-row table:style-name="ro1">
          <table:table-cell/>
          <table:table-cell office:value-type="float" office:value="1423.448095" calcext:value-type="float">
            <text:p>1423.448095</text:p>
          </table:table-cell>
        </table:table-row>
        <table:table-row table:style-name="ro1">
          <table:table-cell/>
          <table:table-cell office:value-type="float" office:value="1204.55114" calcext:value-type="float">
            <text:p>1204.55114</text:p>
          </table:table-cell>
        </table:table-row>
        <table:table-row table:style-name="ro1">
          <table:table-cell/>
          <table:table-cell office:value-type="float" office:value="-108.579489" calcext:value-type="float">
            <text:p>-108.579489</text:p>
          </table:table-cell>
        </table:table-row>
        <table:table-row table:style-name="ro1">
          <table:table-cell/>
          <table:table-cell office:value-type="float" office:value="3062.677611" calcext:value-type="float">
            <text:p>3062.677611</text:p>
          </table:table-cell>
        </table:table-row>
        <table:table-row table:style-name="ro1">
          <table:table-cell/>
          <table:table-cell office:value-type="float" office:value="860.459297" calcext:value-type="float">
            <text:p>860.459297</text:p>
          </table:table-cell>
        </table:table-row>
        <table:table-row table:style-name="ro1">
          <table:table-cell/>
          <table:table-cell office:value-type="float" office:value="655.138916" calcext:value-type="float">
            <text:p>655.138916</text:p>
          </table:table-cell>
        </table:table-row>
        <table:table-row table:style-name="ro1">
          <table:table-cell/>
          <table:table-cell office:value-type="float" office:value="-433.420111" calcext:value-type="float">
            <text:p>-433.420111</text:p>
          </table:table-cell>
        </table:table-row>
        <table:table-row table:style-name="ro1">
          <table:table-cell/>
          <table:table-cell office:value-type="float" office:value="-1691.718552" calcext:value-type="float">
            <text:p>-1691.718552</text:p>
          </table:table-cell>
        </table:table-row>
        <table:table-row table:style-name="ro1">
          <table:table-cell/>
          <table:table-cell office:value-type="float" office:value="-884.901686" calcext:value-type="float">
            <text:p>-884.901686</text:p>
          </table:table-cell>
        </table:table-row>
        <table:table-row table:style-name="ro1">
          <table:table-cell/>
          <table:table-cell office:value-type="float" office:value="61.009547" calcext:value-type="float">
            <text:p>61.009547</text:p>
          </table:table-cell>
        </table:table-row>
        <table:table-row table:style-name="ro1">
          <table:table-cell/>
          <table:table-cell office:value-type="float" office:value="1244.430573" calcext:value-type="float">
            <text:p>1244.430573</text:p>
          </table:table-cell>
        </table:table-row>
        <table:table-row table:style-name="ro1">
          <table:table-cell/>
          <table:table-cell office:value-type="float" office:value="3260.020519" calcext:value-type="float">
            <text:p>3260.020519</text:p>
          </table:table-cell>
        </table:table-row>
        <table:table-row table:style-name="ro1">
          <table:table-cell/>
          <table:table-cell office:value-type="float" office:value="706.908712" calcext:value-type="float">
            <text:p>706.908712</text:p>
          </table:table-cell>
        </table:table-row>
        <table:table-row table:style-name="ro1">
          <table:table-cell/>
          <table:table-cell office:value-type="float" office:value="1603.010412" calcext:value-type="float">
            <text:p>1603.010412</text:p>
          </table:table-cell>
        </table:table-row>
        <table:table-row table:style-name="ro1">
          <table:table-cell/>
          <table:table-cell office:value-type="float" office:value="88.800574" calcext:value-type="float">
            <text:p>88.800574</text:p>
          </table:table-cell>
        </table:table-row>
        <table:table-row table:style-name="ro1">
          <table:table-cell/>
          <table:table-cell office:value-type="float" office:value="37.643382" calcext:value-type="float">
            <text:p>37.643382</text:p>
          </table:table-cell>
        </table:table-row>
        <table:table-row table:style-name="ro1">
          <table:table-cell/>
          <table:table-cell office:value-type="float" office:value="251.710222" calcext:value-type="float">
            <text:p>251.710222</text:p>
          </table:table-cell>
        </table:table-row>
        <table:table-row table:style-name="ro1">
          <table:table-cell/>
          <table:table-cell office:value-type="float" office:value="442.242496" calcext:value-type="float">
            <text:p>442.242496</text:p>
          </table:table-cell>
        </table:table-row>
        <table:table-row table:style-name="ro1">
          <table:table-cell/>
          <table:table-cell office:value-type="float" office:value="2122.068923" calcext:value-type="float">
            <text:p>2122.068923</text:p>
          </table:table-cell>
        </table:table-row>
        <table:table-row table:style-name="ro1">
          <table:table-cell/>
          <table:table-cell office:value-type="float" office:value="-156.176444" calcext:value-type="float">
            <text:p>-156.176444</text:p>
          </table:table-cell>
        </table:table-row>
        <table:table-row table:style-name="ro1">
          <table:table-cell/>
          <table:table-cell office:value-type="float" office:value="274.658757" calcext:value-type="float">
            <text:p>274.658757</text:p>
          </table:table-cell>
        </table:table-row>
        <table:table-row table:style-name="ro1">
          <table:table-cell/>
          <table:table-cell office:value-type="float" office:value="234.281069" calcext:value-type="float">
            <text:p>234.281069</text:p>
          </table:table-cell>
        </table:table-row>
        <table:table-row table:style-name="ro1">
          <table:table-cell/>
          <table:table-cell office:value-type="float" office:value="-991.448671" calcext:value-type="float">
            <text:p>-991.448671</text:p>
          </table:table-cell>
        </table:table-row>
        <table:table-row table:style-name="ro1">
          <table:table-cell/>
          <table:table-cell office:value-type="float" office:value="1272.05925" calcext:value-type="float">
            <text:p>1272.05925</text:p>
          </table:table-cell>
        </table:table-row>
        <table:table-row table:style-name="ro1">
          <table:table-cell/>
          <table:table-cell office:value-type="float" office:value="1829.968357" calcext:value-type="float">
            <text:p>1829.968357</text:p>
          </table:table-cell>
        </table:table-row>
        <table:table-row table:style-name="ro1">
          <table:table-cell/>
          <table:table-cell office:value-type="float" office:value="-196.21009" calcext:value-type="float">
            <text:p>-196.21009</text:p>
          </table:table-cell>
        </table:table-row>
        <table:table-row table:style-name="ro1">
          <table:table-cell/>
          <table:table-cell office:value-type="float" office:value="-1119.899295" calcext:value-type="float">
            <text:p>-1119.899295</text:p>
          </table:table-cell>
        </table:table-row>
        <table:table-row table:style-name="ro1">
          <table:table-cell/>
          <table:table-cell office:value-type="float" office:value="-648.438686" calcext:value-type="float">
            <text:p>-648.438686</text:p>
          </table:table-cell>
        </table:table-row>
        <table:table-row table:style-name="ro1">
          <table:table-cell/>
          <table:table-cell office:value-type="float" office:value="2309.21142" calcext:value-type="float">
            <text:p>2309.21142</text:p>
          </table:table-cell>
        </table:table-row>
        <table:table-row table:style-name="ro1">
          <table:table-cell/>
          <table:table-cell office:value-type="float" office:value="116.320764" calcext:value-type="float">
            <text:p>116.320764</text:p>
          </table:table-cell>
        </table:table-row>
        <table:table-row table:style-name="ro1">
          <table:table-cell/>
          <table:table-cell office:value-type="float" office:value="1572.66147" calcext:value-type="float">
            <text:p>1572.66147</text:p>
          </table:table-cell>
        </table:table-row>
        <table:table-row table:style-name="ro1">
          <table:table-cell/>
          <table:table-cell office:value-type="float" office:value="1166.280511" calcext:value-type="float">
            <text:p>1166.280511</text:p>
          </table:table-cell>
        </table:table-row>
        <table:table-row table:style-name="ro1">
          <table:table-cell/>
          <table:table-cell office:value-type="float" office:value="1804.207804" calcext:value-type="float">
            <text:p>1804.207804</text:p>
          </table:table-cell>
        </table:table-row>
        <table:table-row table:style-name="ro1">
          <table:table-cell/>
          <table:table-cell office:value-type="float" office:value="-400.227633" calcext:value-type="float">
            <text:p>-400.227633</text:p>
          </table:table-cell>
        </table:table-row>
        <table:table-row table:style-name="ro1">
          <table:table-cell/>
          <table:table-cell office:value-type="float" office:value="-92.742316" calcext:value-type="float">
            <text:p>-92.742316</text:p>
          </table:table-cell>
        </table:table-row>
        <table:table-row table:style-name="ro1">
          <table:table-cell/>
          <table:table-cell office:value-type="float" office:value="-457.430613" calcext:value-type="float">
            <text:p>-457.430613</text:p>
          </table:table-cell>
        </table:table-row>
        <table:table-row table:style-name="ro1">
          <table:table-cell/>
          <table:table-cell office:value-type="float" office:value="1653.541173" calcext:value-type="float">
            <text:p>1653.541173</text:p>
          </table:table-cell>
        </table:table-row>
        <table:table-row table:style-name="ro1">
          <table:table-cell/>
          <table:table-cell office:value-type="float" office:value="254.371952" calcext:value-type="float">
            <text:p>254.371952</text:p>
          </table:table-cell>
        </table:table-row>
        <table:table-row table:style-name="ro1">
          <table:table-cell/>
          <table:table-cell office:value-type="float" office:value="46.288699" calcext:value-type="float">
            <text:p>46.288699</text:p>
          </table:table-cell>
        </table:table-row>
        <table:table-row table:style-name="ro1">
          <table:table-cell/>
          <table:table-cell office:value-type="float" office:value="-858.990083" calcext:value-type="float">
            <text:p>-858.990083</text:p>
          </table:table-cell>
        </table:table-row>
        <table:table-row table:style-name="ro1">
          <table:table-cell/>
          <table:table-cell office:value-type="float" office:value="-1295.361972" calcext:value-type="float">
            <text:p>-1295.361972</text:p>
          </table:table-cell>
        </table:table-row>
        <table:table-row table:style-name="ro1">
          <table:table-cell/>
          <table:table-cell office:value-type="float" office:value="73.110211" calcext:value-type="float">
            <text:p>73.110211</text:p>
          </table:table-cell>
        </table:table-row>
        <table:table-row table:style-name="ro1">
          <table:table-cell/>
          <table:table-cell office:value-type="float" office:value="1456.690326" calcext:value-type="float">
            <text:p>1456.690326</text:p>
          </table:table-cell>
        </table:table-row>
        <table:table-row table:style-name="ro1">
          <table:table-cell/>
          <table:table-cell office:value-type="float" office:value="2603.65074" calcext:value-type="float">
            <text:p>2603.65074</text:p>
          </table:table-cell>
        </table:table-row>
        <table:table-row table:style-name="ro1">
          <table:table-cell/>
          <table:table-cell office:value-type="float" office:value="-597.349612" calcext:value-type="float">
            <text:p>-597.349612</text:p>
          </table:table-cell>
        </table:table-row>
        <table:table-row table:style-name="ro1">
          <table:table-cell/>
          <table:table-cell office:value-type="float" office:value="-913.59912" calcext:value-type="float">
            <text:p>-913.59912</text:p>
          </table:table-cell>
        </table:table-row>
        <table:table-row table:style-name="ro1">
          <table:table-cell/>
          <table:table-cell office:value-type="float" office:value="-60.08214" calcext:value-type="float">
            <text:p>-60.08214</text:p>
          </table:table-cell>
        </table:table-row>
        <table:table-row table:style-name="ro1">
          <table:table-cell/>
          <table:table-cell office:value-type="float" office:value="1062.01146" calcext:value-type="float">
            <text:p>1062.01146</text:p>
          </table:table-cell>
        </table:table-row>
        <table:table-row table:style-name="ro1">
          <table:table-cell/>
          <table:table-cell office:value-type="float" office:value="926.88165" calcext:value-type="float">
            <text:p>926.88165</text:p>
          </table:table-cell>
        </table:table-row>
        <table:table-row table:style-name="ro1">
          <table:table-cell/>
          <table:table-cell office:value-type="float" office:value="1252.390857" calcext:value-type="float">
            <text:p>1252.390857</text:p>
          </table:table-cell>
        </table:table-row>
        <table:table-row table:style-name="ro1">
          <table:table-cell/>
          <table:table-cell office:value-type="float" office:value="-292.599458" calcext:value-type="float">
            <text:p>-292.599458</text:p>
          </table:table-cell>
        </table:table-row>
        <table:table-row table:style-name="ro1">
          <table:table-cell/>
          <table:table-cell office:value-type="float" office:value="-1220.40846" calcext:value-type="float">
            <text:p>-1220.40846</text:p>
          </table:table-cell>
        </table:table-row>
        <table:table-row table:style-name="ro1">
          <table:table-cell/>
          <table:table-cell office:value-type="float" office:value="264.102711" calcext:value-type="float">
            <text:p>264.102711</text:p>
          </table:table-cell>
        </table:table-row>
        <table:table-row table:style-name="ro1">
          <table:table-cell/>
          <table:table-cell office:value-type="float" office:value="1233.531624" calcext:value-type="float">
            <text:p>1233.531624</text:p>
          </table:table-cell>
        </table:table-row>
        <table:table-row table:style-name="ro1">
          <table:table-cell/>
          <table:table-cell office:value-type="float" office:value="888.409588" calcext:value-type="float">
            <text:p>888.409588</text:p>
          </table:table-cell>
        </table:table-row>
        <table:table-row table:style-name="ro1">
          <table:table-cell/>
          <table:table-cell office:value-type="float" office:value="669.95257" calcext:value-type="float">
            <text:p>669.95257</text:p>
          </table:table-cell>
        </table:table-row>
        <table:table-row table:style-name="ro1">
          <table:table-cell/>
          <table:table-cell office:value-type="float" office:value="776.603684" calcext:value-type="float">
            <text:p>776.603684</text:p>
          </table:table-cell>
        </table:table-row>
        <table:table-row table:style-name="ro1">
          <table:table-cell/>
          <table:table-cell office:value-type="float" office:value="607.088523" calcext:value-type="float">
            <text:p>607.088523</text:p>
          </table:table-cell>
        </table:table-row>
        <table:table-row table:style-name="ro1">
          <table:table-cell/>
          <table:table-cell office:value-type="float" office:value="2206.258444" calcext:value-type="float">
            <text:p>2206.258444</text:p>
          </table:table-cell>
        </table:table-row>
        <table:table-row table:style-name="ro1">
          <table:table-cell/>
          <table:table-cell office:value-type="float" office:value="588.438719" calcext:value-type="float">
            <text:p>588.438719</text:p>
          </table:table-cell>
        </table:table-row>
        <table:table-row table:style-name="ro1">
          <table:table-cell/>
          <table:table-cell office:value-type="float" office:value="-1889.817882" calcext:value-type="float">
            <text:p>-1889.817882</text:p>
          </table:table-cell>
        </table:table-row>
        <table:table-row table:style-name="ro1">
          <table:table-cell/>
          <table:table-cell office:value-type="float" office:value="779.968561" calcext:value-type="float">
            <text:p>779.968561</text:p>
          </table:table-cell>
        </table:table-row>
        <table:table-row table:style-name="ro1">
          <table:table-cell/>
          <table:table-cell office:value-type="float" office:value="362.839695" calcext:value-type="float">
            <text:p>362.839695</text:p>
          </table:table-cell>
        </table:table-row>
        <table:table-row table:style-name="ro1">
          <table:table-cell/>
          <table:table-cell office:value-type="float" office:value="3336.469689" calcext:value-type="float">
            <text:p>3336.469689</text:p>
          </table:table-cell>
        </table:table-row>
        <table:table-row table:style-name="ro1">
          <table:table-cell/>
          <table:table-cell office:value-type="float" office:value="1822.270187" calcext:value-type="float">
            <text:p>1822.270187</text:p>
          </table:table-cell>
        </table:table-row>
        <table:table-row table:style-name="ro1">
          <table:table-cell/>
          <table:table-cell office:value-type="float" office:value="337.401304" calcext:value-type="float">
            <text:p>337.401304</text:p>
          </table:table-cell>
        </table:table-row>
        <table:table-row table:style-name="ro1">
          <table:table-cell/>
          <table:table-cell office:value-type="float" office:value="767.587474" calcext:value-type="float">
            <text:p>767.587474</text:p>
          </table:table-cell>
        </table:table-row>
        <table:table-row table:style-name="ro1">
          <table:table-cell/>
          <table:table-cell office:value-type="float" office:value="638.78202" calcext:value-type="float">
            <text:p>638.78202</text:p>
          </table:table-cell>
        </table:table-row>
        <table:table-row table:style-name="ro1">
          <table:table-cell/>
          <table:table-cell office:value-type="float" office:value="-684.03983" calcext:value-type="float">
            <text:p>-684.03983</text:p>
          </table:table-cell>
        </table:table-row>
        <table:table-row table:style-name="ro1">
          <table:table-cell/>
          <table:table-cell office:value-type="float" office:value="-2586.839993" calcext:value-type="float">
            <text:p>-2586.839993</text:p>
          </table:table-cell>
        </table:table-row>
        <table:table-row table:style-name="ro1">
          <table:table-cell/>
          <table:table-cell office:value-type="float" office:value="-734.372108" calcext:value-type="float">
            <text:p>-734.372108</text:p>
          </table:table-cell>
        </table:table-row>
        <table:table-row table:style-name="ro1">
          <table:table-cell/>
          <table:table-cell office:value-type="float" office:value="-403.75" calcext:value-type="float">
            <text:p>-403.75</text:p>
          </table:table-cell>
        </table:table-row>
        <table:table-row table:style-name="ro1">
          <table:table-cell/>
          <table:table-cell office:value-type="float" office:value="58.340437" calcext:value-type="float">
            <text:p>58.340437</text:p>
          </table:table-cell>
        </table:table-row>
        <table:table-row table:style-name="ro1">
          <table:table-cell/>
          <table:table-cell office:value-type="float" office:value="400.540071" calcext:value-type="float">
            <text:p>400.540071</text:p>
          </table:table-cell>
        </table:table-row>
        <table:table-row table:style-name="ro1">
          <table:table-cell/>
          <table:table-cell office:value-type="float" office:value="933.181277" calcext:value-type="float">
            <text:p>933.181277</text:p>
          </table:table-cell>
        </table:table-row>
        <table:table-row table:style-name="ro1">
          <table:table-cell/>
          <table:table-cell office:value-type="float" office:value="-1717.410184" calcext:value-type="float">
            <text:p>-1717.410184</text:p>
          </table:table-cell>
        </table:table-row>
        <table:table-row table:style-name="ro1">
          <table:table-cell/>
          <table:table-cell office:value-type="float" office:value="363.699377" calcext:value-type="float">
            <text:p>363.699377</text:p>
          </table:table-cell>
        </table:table-row>
        <table:table-row table:style-name="ro1">
          <table:table-cell/>
          <table:table-cell office:value-type="float" office:value="-69.251102" calcext:value-type="float">
            <text:p>-69.251102</text:p>
          </table:table-cell>
        </table:table-row>
        <table:table-row table:style-name="ro1">
          <table:table-cell/>
          <table:table-cell office:value-type="float" office:value="1552.520665" calcext:value-type="float">
            <text:p>1552.520665</text:p>
          </table:table-cell>
        </table:table-row>
        <table:table-row table:style-name="ro1">
          <table:table-cell/>
          <table:table-cell office:value-type="float" office:value="2780.587546" calcext:value-type="float">
            <text:p>2780.587546</text:p>
          </table:table-cell>
        </table:table-row>
        <table:table-row table:style-name="ro1">
          <table:table-cell/>
          <table:table-cell office:value-type="float" office:value="-1144.190648" calcext:value-type="float">
            <text:p>-1144.190648</text:p>
          </table:table-cell>
        </table:table-row>
        <table:table-row table:style-name="ro1">
          <table:table-cell/>
          <table:table-cell office:value-type="float" office:value="3129.449618" calcext:value-type="float">
            <text:p>3129.449618</text:p>
          </table:table-cell>
        </table:table-row>
        <table:table-row table:style-name="ro1">
          <table:table-cell/>
          <table:table-cell office:value-type="float" office:value="1191.092551" calcext:value-type="float">
            <text:p>1191.092551</text:p>
          </table:table-cell>
        </table:table-row>
        <table:table-row table:style-name="ro1">
          <table:table-cell/>
          <table:table-cell office:value-type="float" office:value="464.799795" calcext:value-type="float">
            <text:p>464.799795</text:p>
          </table:table-cell>
        </table:table-row>
        <table:table-row table:style-name="ro1">
          <table:table-cell/>
          <table:table-cell office:value-type="float" office:value="-544.869659" calcext:value-type="float">
            <text:p>-544.869659</text:p>
          </table:table-cell>
        </table:table-row>
        <table:table-row table:style-name="ro1">
          <table:table-cell/>
          <table:table-cell office:value-type="float" office:value="-391.597003" calcext:value-type="float">
            <text:p>-391.597003</text:p>
          </table:table-cell>
        </table:table-row>
        <table:table-row table:style-name="ro1">
          <table:table-cell/>
          <table:table-cell office:value-type="float" office:value="139.891124" calcext:value-type="float">
            <text:p>139.891124</text:p>
          </table:table-cell>
        </table:table-row>
        <table:table-row table:style-name="ro1">
          <table:table-cell/>
          <table:table-cell office:value-type="float" office:value="1271.170673" calcext:value-type="float">
            <text:p>1271.170673</text:p>
          </table:table-cell>
        </table:table-row>
        <table:table-row table:style-name="ro1">
          <table:table-cell/>
          <table:table-cell office:value-type="float" office:value="-630.748906" calcext:value-type="float">
            <text:p>-630.748906</text:p>
          </table:table-cell>
        </table:table-row>
        <table:table-row table:style-name="ro1">
          <table:table-cell/>
          <table:table-cell office:value-type="float" office:value="-1578.602284" calcext:value-type="float">
            <text:p>-1578.602284</text:p>
          </table:table-cell>
        </table:table-row>
        <table:table-row table:style-name="ro1">
          <table:table-cell/>
          <table:table-cell office:value-type="float" office:value="1008.437948" calcext:value-type="float">
            <text:p>1008.437948</text:p>
          </table:table-cell>
        </table:table-row>
        <table:table-row table:style-name="ro1">
          <table:table-cell/>
          <table:table-cell office:value-type="float" office:value="174.489087" calcext:value-type="float">
            <text:p>174.489087</text:p>
          </table:table-cell>
        </table:table-row>
        <table:table-row table:style-name="ro1">
          <table:table-cell/>
          <table:table-cell office:value-type="float" office:value="-14.389039" calcext:value-type="float">
            <text:p>-14.389039</text:p>
          </table:table-cell>
        </table:table-row>
        <table:table-row table:style-name="ro1">
          <table:table-cell/>
          <table:table-cell office:value-type="float" office:value="951.607369" calcext:value-type="float">
            <text:p>951.607369</text:p>
          </table:table-cell>
        </table:table-row>
        <table:table-row table:style-name="ro1">
          <table:table-cell/>
          <table:table-cell office:value-type="float" office:value="-1414.770878" calcext:value-type="float">
            <text:p>-1414.770878</text:p>
          </table:table-cell>
        </table:table-row>
        <table:table-row table:style-name="ro1">
          <table:table-cell/>
          <table:table-cell office:value-type="float" office:value="2046.622481" calcext:value-type="float">
            <text:p>2046.622481</text:p>
          </table:table-cell>
        </table:table-row>
        <table:table-row table:style-name="ro1">
          <table:table-cell/>
          <table:table-cell office:value-type="float" office:value="329.362838" calcext:value-type="float">
            <text:p>329.362838</text:p>
          </table:table-cell>
        </table:table-row>
        <table:table-row table:style-name="ro1">
          <table:table-cell/>
          <table:table-cell office:value-type="float" office:value="1009.620339" calcext:value-type="float">
            <text:p>1009.620339</text:p>
          </table:table-cell>
        </table:table-row>
        <table:table-row table:style-name="ro1">
          <table:table-cell/>
          <table:table-cell office:value-type="float" office:value="979.859696" calcext:value-type="float">
            <text:p>979.859696</text:p>
          </table:table-cell>
        </table:table-row>
        <table:table-row table:style-name="ro1">
          <table:table-cell/>
          <table:table-cell office:value-type="float" office:value="872.948903" calcext:value-type="float">
            <text:p>872.948903</text:p>
          </table:table-cell>
        </table:table-row>
        <table:table-row table:style-name="ro1">
          <table:table-cell/>
          <table:table-cell office:value-type="float" office:value="-494.540902" calcext:value-type="float">
            <text:p>-494.540902</text:p>
          </table:table-cell>
        </table:table-row>
        <table:table-row table:style-name="ro1">
          <table:table-cell/>
          <table:table-cell office:value-type="float" office:value="-383.9079" calcext:value-type="float">
            <text:p>-383.9079</text:p>
          </table:table-cell>
        </table:table-row>
        <table:table-row table:style-name="ro1">
          <table:table-cell/>
          <table:table-cell office:value-type="float" office:value="-625.028363" calcext:value-type="float">
            <text:p>-625.028363</text:p>
          </table:table-cell>
        </table:table-row>
        <table:table-row table:style-name="ro1">
          <table:table-cell/>
          <table:table-cell office:value-type="float" office:value="-1553.568264" calcext:value-type="float">
            <text:p>-1553.568264</text:p>
          </table:table-cell>
        </table:table-row>
        <table:table-row table:style-name="ro1">
          <table:table-cell/>
          <table:table-cell office:value-type="float" office:value="-680.671865" calcext:value-type="float">
            <text:p>-680.671865</text:p>
          </table:table-cell>
        </table:table-row>
        <table:table-row table:style-name="ro1">
          <table:table-cell/>
          <table:table-cell office:value-type="float" office:value="1368.672446" calcext:value-type="float">
            <text:p>1368.672446</text:p>
          </table:table-cell>
        </table:table-row>
        <table:table-row table:style-name="ro1">
          <table:table-cell/>
          <table:table-cell office:value-type="float" office:value="268.201073" calcext:value-type="float">
            <text:p>268.201073</text:p>
          </table:table-cell>
        </table:table-row>
        <table:table-row table:style-name="ro1">
          <table:table-cell/>
          <table:table-cell office:value-type="float" office:value="1698.649619" calcext:value-type="float">
            <text:p>1698.649619</text:p>
          </table:table-cell>
        </table:table-row>
        <table:table-row table:style-name="ro1">
          <table:table-cell/>
          <table:table-cell office:value-type="float" office:value="116.818333" calcext:value-type="float">
            <text:p>116.818333</text:p>
          </table:table-cell>
        </table:table-row>
        <table:table-row table:style-name="ro1">
          <table:table-cell/>
          <table:table-cell office:value-type="float" office:value="86.961318" calcext:value-type="float">
            <text:p>86.961318</text:p>
          </table:table-cell>
        </table:table-row>
        <table:table-row table:style-name="ro1">
          <table:table-cell/>
          <table:table-cell office:value-type="float" office:value="902.754536" calcext:value-type="float">
            <text:p>902.754536</text:p>
          </table:table-cell>
        </table:table-row>
        <table:table-row table:style-name="ro1">
          <table:table-cell/>
          <table:table-cell office:value-type="float" office:value="2030.041727" calcext:value-type="float">
            <text:p>2030.041727</text:p>
          </table:table-cell>
        </table:table-row>
        <table:table-row table:style-name="ro1">
          <table:table-cell/>
          <table:table-cell office:value-type="float" office:value="859.219366" calcext:value-type="float">
            <text:p>859.219366</text:p>
          </table:table-cell>
        </table:table-row>
        <table:table-row table:style-name="ro1">
          <table:table-cell/>
          <table:table-cell office:value-type="float" office:value="1356.778812" calcext:value-type="float">
            <text:p>1356.778812</text:p>
          </table:table-cell>
        </table:table-row>
        <table:table-row table:style-name="ro1">
          <table:table-cell/>
          <table:table-cell office:value-type="float" office:value="3075.937668" calcext:value-type="float">
            <text:p>3075.937668</text:p>
          </table:table-cell>
        </table:table-row>
        <table:table-row table:style-name="ro1">
          <table:table-cell/>
          <table:table-cell office:value-type="float" office:value="709.160116" calcext:value-type="float">
            <text:p>709.160116</text:p>
          </table:table-cell>
        </table:table-row>
        <table:table-row table:style-name="ro1">
          <table:table-cell/>
          <table:table-cell office:value-type="float" office:value="-847.589942" calcext:value-type="float">
            <text:p>-847.589942</text:p>
          </table:table-cell>
        </table:table-row>
        <table:table-row table:style-name="ro1">
          <table:table-cell/>
          <table:table-cell office:value-type="float" office:value="861.001572" calcext:value-type="float">
            <text:p>861.001572</text:p>
          </table:table-cell>
        </table:table-row>
        <table:table-row table:style-name="ro1">
          <table:table-cell/>
          <table:table-cell office:value-type="float" office:value="-927.779518" calcext:value-type="float">
            <text:p>-927.779518</text:p>
          </table:table-cell>
        </table:table-row>
        <table:table-row table:style-name="ro1">
          <table:table-cell/>
          <table:table-cell office:value-type="float" office:value="-28.099893" calcext:value-type="float">
            <text:p>-28.099893</text:p>
          </table:table-cell>
        </table:table-row>
        <table:table-row table:style-name="ro1">
          <table:table-cell/>
          <table:table-cell office:value-type="float" office:value="-58.493585" calcext:value-type="float">
            <text:p>-58.493585</text:p>
          </table:table-cell>
        </table:table-row>
        <table:table-row table:style-name="ro1">
          <table:table-cell/>
          <table:table-cell office:value-type="float" office:value="2249.531829" calcext:value-type="float">
            <text:p>2249.531829</text:p>
          </table:table-cell>
        </table:table-row>
        <table:table-row table:style-name="ro1">
          <table:table-cell/>
          <table:table-cell office:value-type="float" office:value="723.311156" calcext:value-type="float">
            <text:p>723.311156</text:p>
          </table:table-cell>
        </table:table-row>
        <table:table-row table:style-name="ro1">
          <table:table-cell/>
          <table:table-cell office:value-type="float" office:value="-331.311646" calcext:value-type="float">
            <text:p>-331.311646</text:p>
          </table:table-cell>
        </table:table-row>
        <table:table-row table:style-name="ro1">
          <table:table-cell/>
          <table:table-cell office:value-type="float" office:value="-528.980201" calcext:value-type="float">
            <text:p>-528.980201</text:p>
          </table:table-cell>
        </table:table-row>
        <table:table-row table:style-name="ro1">
          <table:table-cell/>
          <table:table-cell office:value-type="float" office:value="144.999595" calcext:value-type="float">
            <text:p>144.999595</text:p>
          </table:table-cell>
        </table:table-row>
        <table:table-row table:style-name="ro1">
          <table:table-cell/>
          <table:table-cell office:value-type="float" office:value="416.728966" calcext:value-type="float">
            <text:p>416.728966</text:p>
          </table:table-cell>
        </table:table-row>
        <table:table-row table:style-name="ro1">
          <table:table-cell/>
          <table:table-cell office:value-type="float" office:value="1218.41854" calcext:value-type="float">
            <text:p>1218.41854</text:p>
          </table:table-cell>
        </table:table-row>
        <table:table-row table:style-name="ro1">
          <table:table-cell/>
          <table:table-cell office:value-type="float" office:value="4200.050941" calcext:value-type="float">
            <text:p>4200.050941</text:p>
          </table:table-cell>
        </table:table-row>
        <table:table-row table:style-name="ro1">
          <table:table-cell/>
          <table:table-cell office:value-type="float" office:value="2187.35439" calcext:value-type="float">
            <text:p>2187.35439</text:p>
          </table:table-cell>
        </table:table-row>
        <table:table-row table:style-name="ro1">
          <table:table-cell/>
          <table:table-cell office:value-type="float" office:value="-716.681101" calcext:value-type="float">
            <text:p>-716.681101</text:p>
          </table:table-cell>
        </table:table-row>
        <table:table-row table:style-name="ro1">
          <table:table-cell/>
          <table:table-cell office:value-type="float" office:value="596.758214" calcext:value-type="float">
            <text:p>596.758214</text:p>
          </table:table-cell>
        </table:table-row>
        <table:table-row table:style-name="ro1">
          <table:table-cell/>
          <table:table-cell office:value-type="float" office:value="53.388413" calcext:value-type="float">
            <text:p>53.388413</text:p>
          </table:table-cell>
        </table:table-row>
        <table:table-row table:style-name="ro1">
          <table:table-cell/>
          <table:table-cell office:value-type="float" office:value="140.669743" calcext:value-type="float">
            <text:p>140.669743</text:p>
          </table:table-cell>
        </table:table-row>
        <table:table-row table:style-name="ro1">
          <table:table-cell/>
          <table:table-cell office:value-type="float" office:value="945.419229" calcext:value-type="float">
            <text:p>945.419229</text:p>
          </table:table-cell>
        </table:table-row>
        <table:table-row table:style-name="ro1">
          <table:table-cell/>
          <table:table-cell office:value-type="float" office:value="911.198562" calcext:value-type="float">
            <text:p>911.198562</text:p>
          </table:table-cell>
        </table:table-row>
        <table:table-row table:style-name="ro1">
          <table:table-cell/>
          <table:table-cell office:value-type="float" office:value="-598.870386" calcext:value-type="float">
            <text:p>-598.870386</text:p>
          </table:table-cell>
        </table:table-row>
        <table:table-row table:style-name="ro1">
          <table:table-cell/>
          <table:table-cell office:value-type="float" office:value="818.42199" calcext:value-type="float">
            <text:p>818.42199</text:p>
          </table:table-cell>
        </table:table-row>
        <table:table-row table:style-name="ro1">
          <table:table-cell/>
          <table:table-cell office:value-type="float" office:value="627.022948" calcext:value-type="float">
            <text:p>627.022948</text:p>
          </table:table-cell>
        </table:table-row>
        <table:table-row table:style-name="ro1">
          <table:table-cell/>
          <table:table-cell office:value-type="float" office:value="-892.309884" calcext:value-type="float">
            <text:p>-892.309884</text:p>
          </table:table-cell>
        </table:table-row>
        <table:table-row table:style-name="ro1">
          <table:table-cell/>
          <table:table-cell office:value-type="float" office:value="-136.690095" calcext:value-type="float">
            <text:p>-136.690095</text:p>
          </table:table-cell>
        </table:table-row>
        <table:table-row table:style-name="ro1">
          <table:table-cell/>
          <table:table-cell office:value-type="float" office:value="964.740283" calcext:value-type="float">
            <text:p>964.740283</text:p>
          </table:table-cell>
        </table:table-row>
        <table:table-row table:style-name="ro1">
          <table:table-cell/>
          <table:table-cell office:value-type="float" office:value="2153.099768" calcext:value-type="float">
            <text:p>2153.099768</text:p>
          </table:table-cell>
        </table:table-row>
        <table:table-row table:style-name="ro1">
          <table:table-cell/>
          <table:table-cell office:value-type="float" office:value="-36.421387" calcext:value-type="float">
            <text:p>-36.421387</text:p>
          </table:table-cell>
        </table:table-row>
        <table:table-row table:style-name="ro1">
          <table:table-cell/>
          <table:table-cell office:value-type="float" office:value="-448.149651" calcext:value-type="float">
            <text:p>-448.149651</text:p>
          </table:table-cell>
        </table:table-row>
        <table:table-row table:style-name="ro1">
          <table:table-cell/>
          <table:table-cell office:value-type="float" office:value="728.582034" calcext:value-type="float">
            <text:p>728.582034</text:p>
          </table:table-cell>
        </table:table-row>
        <table:table-row table:style-name="ro1">
          <table:table-cell/>
          <table:table-cell office:value-type="float" office:value="1554.286004" calcext:value-type="float">
            <text:p>1554.286004</text:p>
          </table:table-cell>
        </table:table-row>
        <table:table-row table:style-name="ro1">
          <table:table-cell/>
          <table:table-cell office:value-type="float" office:value="-2107.25105" calcext:value-type="float">
            <text:p>-2107.25105</text:p>
          </table:table-cell>
        </table:table-row>
        <table:table-row table:style-name="ro1">
          <table:table-cell/>
          <table:table-cell office:value-type="float" office:value="1565.873319" calcext:value-type="float">
            <text:p>1565.873319</text:p>
          </table:table-cell>
        </table:table-row>
        <table:table-row table:style-name="ro1">
          <table:table-cell/>
          <table:table-cell office:value-type="float" office:value="-688.512768" calcext:value-type="float">
            <text:p>-688.512768</text:p>
          </table:table-cell>
        </table:table-row>
        <table:table-row table:style-name="ro1">
          <table:table-cell/>
          <table:table-cell office:value-type="float" office:value="681.736953" calcext:value-type="float">
            <text:p>681.736953</text:p>
          </table:table-cell>
        </table:table-row>
        <table:table-row table:style-name="ro1">
          <table:table-cell/>
          <table:table-cell office:value-type="float" office:value="2039.500918" calcext:value-type="float">
            <text:p>2039.500918</text:p>
          </table:table-cell>
        </table:table-row>
        <table:table-row table:style-name="ro1">
          <table:table-cell/>
          <table:table-cell office:value-type="float" office:value="815.538958" calcext:value-type="float">
            <text:p>815.538958</text:p>
          </table:table-cell>
        </table:table-row>
        <table:table-row table:style-name="ro1">
          <table:table-cell/>
          <table:table-cell office:value-type="float" office:value="545.958943" calcext:value-type="float">
            <text:p>545.958943</text:p>
          </table:table-cell>
        </table:table-row>
        <table:table-row table:style-name="ro1">
          <table:table-cell/>
          <table:table-cell office:value-type="float" office:value="-941.229292" calcext:value-type="float">
            <text:p>-941.229292</text:p>
          </table:table-cell>
        </table:table-row>
        <table:table-row table:style-name="ro1">
          <table:table-cell/>
          <table:table-cell office:value-type="float" office:value="323.268844" calcext:value-type="float">
            <text:p>323.268844</text:p>
          </table:table-cell>
        </table:table-row>
        <table:table-row table:style-name="ro1">
          <table:table-cell/>
          <table:table-cell office:value-type="float" office:value="1099.389976" calcext:value-type="float">
            <text:p>1099.389976</text:p>
          </table:table-cell>
        </table:table-row>
        <table:table-row table:style-name="ro1">
          <table:table-cell/>
          <table:table-cell office:value-type="float" office:value="-2918.810082" calcext:value-type="float">
            <text:p>-2918.810082</text:p>
          </table:table-cell>
        </table:table-row>
        <table:table-row table:style-name="ro1">
          <table:table-cell/>
          <table:table-cell office:value-type="float" office:value="-44.170625" calcext:value-type="float">
            <text:p>-44.170625</text:p>
          </table:table-cell>
        </table:table-row>
        <table:table-row table:style-name="ro1">
          <table:table-cell/>
          <table:table-cell office:value-type="float" office:value="-500.709797" calcext:value-type="float">
            <text:p>-500.709797</text:p>
          </table:table-cell>
        </table:table-row>
        <table:table-row table:style-name="ro1">
          <table:table-cell/>
          <table:table-cell office:value-type="float" office:value="444.048025" calcext:value-type="float">
            <text:p>444.048025</text:p>
          </table:table-cell>
        </table:table-row>
        <table:table-row table:style-name="ro1">
          <table:table-cell/>
          <table:table-cell office:value-type="float" office:value="116.470951" calcext:value-type="float">
            <text:p>116.470951</text:p>
          </table:table-cell>
        </table:table-row>
        <table:table-row table:style-name="ro1">
          <table:table-cell/>
          <table:table-cell office:value-type="float" office:value="-927.610805" calcext:value-type="float">
            <text:p>-927.610805</text:p>
          </table:table-cell>
        </table:table-row>
        <table:table-row table:style-name="ro1">
          <table:table-cell/>
          <table:table-cell office:value-type="float" office:value="1071.169367" calcext:value-type="float">
            <text:p>1071.169367</text:p>
          </table:table-cell>
        </table:table-row>
        <table:table-row table:style-name="ro1">
          <table:table-cell/>
          <table:table-cell office:value-type="float" office:value="-1650.099587" calcext:value-type="float">
            <text:p>-1650.099587</text:p>
          </table:table-cell>
        </table:table-row>
        <table:table-row table:style-name="ro1">
          <table:table-cell/>
          <table:table-cell office:value-type="float" office:value="686.751448" calcext:value-type="float">
            <text:p>686.751448</text:p>
          </table:table-cell>
        </table:table-row>
        <table:table-row table:style-name="ro1">
          <table:table-cell/>
          <table:table-cell office:value-type="float" office:value="155.220214" calcext:value-type="float">
            <text:p>155.220214</text:p>
          </table:table-cell>
        </table:table-row>
        <table:table-row table:style-name="ro1">
          <table:table-cell/>
          <table:table-cell office:value-type="float" office:value="-581.21998" calcext:value-type="float">
            <text:p>-581.21998</text:p>
          </table:table-cell>
        </table:table-row>
        <table:table-row table:style-name="ro1">
          <table:table-cell/>
          <table:table-cell office:value-type="float" office:value="-662.638905" calcext:value-type="float">
            <text:p>-662.638905</text:p>
          </table:table-cell>
        </table:table-row>
        <table:table-row table:style-name="ro1">
          <table:table-cell/>
          <table:table-cell office:value-type="float" office:value="-296.7794" calcext:value-type="float">
            <text:p>-296.7794</text:p>
          </table:table-cell>
        </table:table-row>
        <table:table-row table:style-name="ro1">
          <table:table-cell/>
          <table:table-cell office:value-type="float" office:value="-2105.827026" calcext:value-type="float">
            <text:p>-2105.827026</text:p>
          </table:table-cell>
        </table:table-row>
        <table:table-row table:style-name="ro1">
          <table:table-cell/>
          <table:table-cell office:value-type="float" office:value="1271.090987" calcext:value-type="float">
            <text:p>1271.090987</text:p>
          </table:table-cell>
        </table:table-row>
        <table:table-row table:style-name="ro1">
          <table:table-cell/>
          <table:table-cell office:value-type="float" office:value="789.599747" calcext:value-type="float">
            <text:p>789.599747</text:p>
          </table:table-cell>
        </table:table-row>
        <table:table-row table:style-name="ro1">
          <table:table-cell/>
          <table:table-cell office:value-type="float" office:value="1089.170837" calcext:value-type="float">
            <text:p>1089.170837</text:p>
          </table:table-cell>
        </table:table-row>
        <table:table-row table:style-name="ro1">
          <table:table-cell/>
          <table:table-cell office:value-type="float" office:value="-726.651354" calcext:value-type="float">
            <text:p>-726.651354</text:p>
          </table:table-cell>
        </table:table-row>
        <table:table-row table:style-name="ro1">
          <table:table-cell/>
          <table:table-cell office:value-type="float" office:value="48.278831" calcext:value-type="float">
            <text:p>48.278831</text:p>
          </table:table-cell>
        </table:table-row>
        <table:table-row table:style-name="ro1">
          <table:table-cell/>
          <table:table-cell office:value-type="float" office:value="487.520281" calcext:value-type="float">
            <text:p>487.520281</text:p>
          </table:table-cell>
        </table:table-row>
        <table:table-row table:style-name="ro1">
          <table:table-cell/>
          <table:table-cell office:value-type="float" office:value="1174.160771" calcext:value-type="float">
            <text:p>1174.160771</text:p>
          </table:table-cell>
        </table:table-row>
        <table:table-row table:style-name="ro1">
          <table:table-cell/>
          <table:table-cell office:value-type="float" office:value="-480.029197" calcext:value-type="float">
            <text:p>-480.029197</text:p>
          </table:table-cell>
        </table:table-row>
        <table:table-row table:style-name="ro1">
          <table:table-cell/>
          <table:table-cell office:value-type="float" office:value="1287.200942" calcext:value-type="float">
            <text:p>1287.200942</text:p>
          </table:table-cell>
        </table:table-row>
        <table:table-row table:style-name="ro1">
          <table:table-cell/>
          <table:table-cell office:value-type="float" office:value="-1124.229384" calcext:value-type="float">
            <text:p>-1124.229384</text:p>
          </table:table-cell>
        </table:table-row>
        <table:table-row table:style-name="ro1">
          <table:table-cell/>
          <table:table-cell office:value-type="float" office:value="1282.6999" calcext:value-type="float">
            <text:p>1282.6999</text:p>
          </table:table-cell>
        </table:table-row>
        <table:table-row table:style-name="ro1">
          <table:table-cell/>
          <table:table-cell office:value-type="float" office:value="338.649943" calcext:value-type="float">
            <text:p>338.649943</text:p>
          </table:table-cell>
        </table:table-row>
        <table:table-row table:style-name="ro1">
          <table:table-cell/>
          <table:table-cell office:value-type="float" office:value="1834.769771" calcext:value-type="float">
            <text:p>1834.769771</text:p>
          </table:table-cell>
        </table:table-row>
        <table:table-row table:style-name="ro1">
          <table:table-cell/>
          <table:table-cell office:value-type="float" office:value="-271.569676" calcext:value-type="float">
            <text:p>-271.569676</text:p>
          </table:table-cell>
        </table:table-row>
        <table:table-row table:style-name="ro1">
          <table:table-cell/>
          <table:table-cell office:value-type="float" office:value="-868.948896" calcext:value-type="float">
            <text:p>-868.948896</text:p>
          </table:table-cell>
        </table:table-row>
        <table:table-row table:style-name="ro1">
          <table:table-cell/>
          <table:table-cell office:value-type="float" office:value="-876.020506" calcext:value-type="float">
            <text:p>-876.020506</text:p>
          </table:table-cell>
        </table:table-row>
        <table:table-row table:style-name="ro1">
          <table:table-cell/>
          <table:table-cell office:value-type="float" office:value="480.860649" calcext:value-type="float">
            <text:p>480.860649</text:p>
          </table:table-cell>
        </table:table-row>
        <table:table-row table:style-name="ro1">
          <table:table-cell/>
          <table:table-cell office:value-type="float" office:value="1922.921249" calcext:value-type="float">
            <text:p>1922.921249</text:p>
          </table:table-cell>
        </table:table-row>
        <table:table-row table:style-name="ro1">
          <table:table-cell/>
          <table:table-cell office:value-type="float" office:value="-228.22888" calcext:value-type="float">
            <text:p>-228.22888</text:p>
          </table:table-cell>
        </table:table-row>
        <table:table-row table:style-name="ro1">
          <table:table-cell/>
          <table:table-cell office:value-type="float" office:value="1045.489683" calcext:value-type="float">
            <text:p>1045.489683</text:p>
          </table:table-cell>
        </table:table-row>
        <table:table-row table:style-name="ro1">
          <table:table-cell/>
          <table:table-cell office:value-type="float" office:value="-347.657266" calcext:value-type="float">
            <text:p>-347.657266</text:p>
          </table:table-cell>
        </table:table-row>
        <table:table-row table:style-name="ro1">
          <table:table-cell/>
          <table:table-cell office:value-type="float" office:value="669.160485" calcext:value-type="float">
            <text:p>669.160485</text:p>
          </table:table-cell>
        </table:table-row>
        <table:table-row table:style-name="ro1">
          <table:table-cell/>
          <table:table-cell office:value-type="float" office:value="-647.450216" calcext:value-type="float">
            <text:p>-647.450216</text:p>
          </table:table-cell>
        </table:table-row>
        <table:table-row table:style-name="ro1">
          <table:table-cell/>
          <table:table-cell office:value-type="float" office:value="1324.97876" calcext:value-type="float">
            <text:p>1324.97876</text:p>
          </table:table-cell>
        </table:table-row>
        <table:table-row table:style-name="ro1">
          <table:table-cell/>
          <table:table-cell office:value-type="float" office:value="1865.003672" calcext:value-type="float">
            <text:p>1865.003672</text:p>
          </table:table-cell>
        </table:table-row>
        <table:table-row table:style-name="ro1">
          <table:table-cell/>
          <table:table-cell office:value-type="float" office:value="-126.948237" calcext:value-type="float">
            <text:p>-126.948237</text:p>
          </table:table-cell>
        </table:table-row>
        <table:table-row table:style-name="ro1">
          <table:table-cell/>
          <table:table-cell office:value-type="float" office:value="-129.0006" calcext:value-type="float">
            <text:p>-129.0006</text:p>
          </table:table-cell>
        </table:table-row>
        <table:table-row table:style-name="ro1">
          <table:table-cell/>
          <table:table-cell office:value-type="float" office:value="860.589682" calcext:value-type="float">
            <text:p>860.589682</text:p>
          </table:table-cell>
        </table:table-row>
        <table:table-row table:style-name="ro1">
          <table:table-cell/>
          <table:table-cell office:value-type="float" office:value="-47.908475" calcext:value-type="float">
            <text:p>-47.908475</text:p>
          </table:table-cell>
        </table:table-row>
        <table:table-row table:style-name="ro1">
          <table:table-cell/>
          <table:table-cell office:value-type="float" office:value="1539.012803" calcext:value-type="float">
            <text:p>1539.012803</text:p>
          </table:table-cell>
        </table:table-row>
        <table:table-row table:style-name="ro1">
          <table:table-cell/>
          <table:table-cell office:value-type="float" office:value="1080.283433" calcext:value-type="float">
            <text:p>1080.283433</text:p>
          </table:table-cell>
        </table:table-row>
        <table:table-row table:style-name="ro1">
          <table:table-cell/>
          <table:table-cell office:value-type="float" office:value="288.398993" calcext:value-type="float">
            <text:p>288.398993</text:p>
          </table:table-cell>
        </table:table-row>
        <table:table-row table:style-name="ro1">
          <table:table-cell/>
          <table:table-cell office:value-type="float" office:value="2697.891052" calcext:value-type="float">
            <text:p>2697.891052</text:p>
          </table:table-cell>
        </table:table-row>
        <table:table-row table:style-name="ro1">
          <table:table-cell/>
          <table:table-cell office:value-type="float" office:value="-35.290455" calcext:value-type="float">
            <text:p>-35.290455</text:p>
          </table:table-cell>
        </table:table-row>
        <table:table-row table:style-name="ro1">
          <table:table-cell/>
          <table:table-cell office:value-type="float" office:value="218.399765" calcext:value-type="float">
            <text:p>218.399765</text:p>
          </table:table-cell>
        </table:table-row>
        <table:table-row table:style-name="ro1">
          <table:table-cell/>
          <table:table-cell office:value-type="float" office:value="-1457.377441" calcext:value-type="float">
            <text:p>-1457.377441</text:p>
          </table:table-cell>
        </table:table-row>
        <table:table-row table:style-name="ro1">
          <table:table-cell/>
          <table:table-cell office:value-type="float" office:value="2008.902471" calcext:value-type="float">
            <text:p>2008.902471</text:p>
          </table:table-cell>
        </table:table-row>
        <table:table-row table:style-name="ro1">
          <table:table-cell/>
          <table:table-cell office:value-type="float" office:value="-683.83968" calcext:value-type="float">
            <text:p>-683.83968</text:p>
          </table:table-cell>
        </table:table-row>
        <table:table-row table:style-name="ro1">
          <table:table-cell/>
          <table:table-cell office:value-type="float" office:value="588.989086" calcext:value-type="float">
            <text:p>588.989086</text:p>
          </table:table-cell>
        </table:table-row>
        <table:table-row table:style-name="ro1">
          <table:table-cell/>
          <table:table-cell office:value-type="float" office:value="692.56951" calcext:value-type="float">
            <text:p>692.56951</text:p>
          </table:table-cell>
        </table:table-row>
        <table:table-row table:style-name="ro1">
          <table:table-cell/>
          <table:table-cell office:value-type="float" office:value="-708.649646" calcext:value-type="float">
            <text:p>-708.649646</text:p>
          </table:table-cell>
        </table:table-row>
        <table:table-row table:style-name="ro1">
          <table:table-cell/>
          <table:table-cell office:value-type="float" office:value="1962.119996" calcext:value-type="float">
            <text:p>1962.119996</text:p>
          </table:table-cell>
        </table:table-row>
        <table:table-row table:style-name="ro1">
          <table:table-cell/>
          <table:table-cell office:value-type="float" office:value="1290.409014" calcext:value-type="float">
            <text:p>1290.409014</text:p>
          </table:table-cell>
        </table:table-row>
        <table:table-row table:style-name="ro1">
          <table:table-cell/>
          <table:table-cell office:value-type="float" office:value="1298.250156" calcext:value-type="float">
            <text:p>1298.250156</text:p>
          </table:table-cell>
        </table:table-row>
        <table:table-row table:style-name="ro1">
          <table:table-cell/>
          <table:table-cell office:value-type="float" office:value="608.759946" calcext:value-type="float">
            <text:p>608.759946</text:p>
          </table:table-cell>
        </table:table-row>
        <table:table-row table:style-name="ro1">
          <table:table-cell/>
          <table:table-cell office:value-type="float" office:value="-1424.899075" calcext:value-type="float">
            <text:p>-1424.899075</text:p>
          </table:table-cell>
        </table:table-row>
        <table:table-row table:style-name="ro1">
          <table:table-cell/>
          <table:table-cell office:value-type="float" office:value="1878.790751" calcext:value-type="float">
            <text:p>1878.790751</text:p>
          </table:table-cell>
        </table:table-row>
        <table:table-row table:style-name="ro1">
          <table:table-cell/>
          <table:table-cell office:value-type="float" office:value="-1044.180563" calcext:value-type="float">
            <text:p>-1044.180563</text:p>
          </table:table-cell>
        </table:table-row>
        <table:table-row table:style-name="ro1">
          <table:table-cell/>
          <table:table-cell office:value-type="float" office:value="-547.579423" calcext:value-type="float">
            <text:p>-547.579423</text:p>
          </table:table-cell>
        </table:table-row>
        <table:table-row table:style-name="ro1">
          <table:table-cell/>
          <table:table-cell office:value-type="float" office:value="-878.087556" calcext:value-type="float">
            <text:p>-878.087556</text:p>
          </table:table-cell>
        </table:table-row>
        <table:table-row table:style-name="ro1">
          <table:table-cell/>
          <table:table-cell office:value-type="float" office:value="-33.038567" calcext:value-type="float">
            <text:p>-33.038567</text:p>
          </table:table-cell>
        </table:table-row>
        <table:table-row table:style-name="ro1">
          <table:table-cell/>
          <table:table-cell office:value-type="float" office:value="-222.448859" calcext:value-type="float">
            <text:p>-222.448859</text:p>
          </table:table-cell>
        </table:table-row>
        <table:table-row table:style-name="ro1">
          <table:table-cell/>
          <table:table-cell office:value-type="float" office:value="1842.960698" calcext:value-type="float">
            <text:p>1842.960698</text:p>
          </table:table-cell>
        </table:table-row>
        <table:table-row table:style-name="ro1">
          <table:table-cell/>
          <table:table-cell office:value-type="float" office:value="617.62738" calcext:value-type="float">
            <text:p>617.62738</text:p>
          </table:table-cell>
        </table:table-row>
        <table:table-row table:style-name="ro1">
          <table:table-cell/>
          <table:table-cell office:value-type="float" office:value="-420.790074" calcext:value-type="float">
            <text:p>-420.790074</text:p>
          </table:table-cell>
        </table:table-row>
        <table:table-row table:style-name="ro1">
          <table:table-cell/>
          <table:table-cell office:value-type="float" office:value="-694.780937" calcext:value-type="float">
            <text:p>-694.780937</text:p>
          </table:table-cell>
        </table:table-row>
        <table:table-row table:style-name="ro1">
          <table:table-cell/>
          <table:table-cell office:value-type="float" office:value="-1131.111658" calcext:value-type="float">
            <text:p>-1131.111658</text:p>
          </table:table-cell>
        </table:table-row>
        <table:table-row table:style-name="ro1">
          <table:table-cell/>
          <table:table-cell office:value-type="float" office:value="-100.078391" calcext:value-type="float">
            <text:p>-100.078391</text:p>
          </table:table-cell>
        </table:table-row>
        <table:table-row table:style-name="ro1">
          <table:table-cell/>
          <table:table-cell office:value-type="float" office:value="-3.049679" calcext:value-type="float">
            <text:p>-3.049679</text:p>
          </table:table-cell>
        </table:table-row>
        <table:table-row table:style-name="ro1">
          <table:table-cell/>
          <table:table-cell office:value-type="float" office:value="576.331357" calcext:value-type="float">
            <text:p>576.331357</text:p>
          </table:table-cell>
        </table:table-row>
        <table:table-row table:style-name="ro1">
          <table:table-cell/>
          <table:table-cell office:value-type="float" office:value="-676.660088" calcext:value-type="float">
            <text:p>-676.660088</text:p>
          </table:table-cell>
        </table:table-row>
        <table:table-row table:style-name="ro1">
          <table:table-cell/>
          <table:table-cell office:value-type="float" office:value="963.868321" calcext:value-type="float">
            <text:p>963.868321</text:p>
          </table:table-cell>
        </table:table-row>
        <table:table-row table:style-name="ro1">
          <table:table-cell/>
          <table:table-cell office:value-type="float" office:value="3781.368545" calcext:value-type="float">
            <text:p>3781.368545</text:p>
          </table:table-cell>
        </table:table-row>
        <table:table-row table:style-name="ro1">
          <table:table-cell/>
          <table:table-cell office:value-type="float" office:value="-1066.740185" calcext:value-type="float">
            <text:p>-1066.740185</text:p>
          </table:table-cell>
        </table:table-row>
        <table:table-row table:style-name="ro1">
          <table:table-cell/>
          <table:table-cell office:value-type="float" office:value="2314.101012" calcext:value-type="float">
            <text:p>2314.101012</text:p>
          </table:table-cell>
        </table:table-row>
        <table:table-row table:style-name="ro1">
          <table:table-cell/>
          <table:table-cell office:value-type="float" office:value="331.691471" calcext:value-type="float">
            <text:p>331.691471</text:p>
          </table:table-cell>
        </table:table-row>
        <table:table-row table:style-name="ro1">
          <table:table-cell/>
          <table:table-cell office:value-type="float" office:value="-1676.992474" calcext:value-type="float">
            <text:p>-1676.992474</text:p>
          </table:table-cell>
        </table:table-row>
        <table:table-row table:style-name="ro1">
          <table:table-cell/>
          <table:table-cell office:value-type="float" office:value="2214.371502" calcext:value-type="float">
            <text:p>2214.371502</text:p>
          </table:table-cell>
        </table:table-row>
        <table:table-row table:style-name="ro1">
          <table:table-cell/>
          <table:table-cell office:value-type="float" office:value="604.339883" calcext:value-type="float">
            <text:p>604.339883</text:p>
          </table:table-cell>
        </table:table-row>
        <table:table-row table:style-name="ro1">
          <table:table-cell/>
          <table:table-cell office:value-type="float" office:value="219.081218" calcext:value-type="float">
            <text:p>219.081218</text:p>
          </table:table-cell>
        </table:table-row>
        <table:table-row table:style-name="ro1">
          <table:table-cell/>
          <table:table-cell office:value-type="float" office:value="1106.53104" calcext:value-type="float">
            <text:p>1106.53104</text:p>
          </table:table-cell>
        </table:table-row>
        <table:table-row table:style-name="ro1">
          <table:table-cell/>
          <table:table-cell office:value-type="float" office:value="577.810801" calcext:value-type="float">
            <text:p>577.810801</text:p>
          </table:table-cell>
        </table:table-row>
        <table:table-row table:style-name="ro1">
          <table:table-cell/>
          <table:table-cell office:value-type="float" office:value="-108.681311" calcext:value-type="float">
            <text:p>-108.681311</text:p>
          </table:table-cell>
        </table:table-row>
        <table:table-row table:style-name="ro1">
          <table:table-cell/>
          <table:table-cell office:value-type="float" office:value="582.942042" calcext:value-type="float">
            <text:p>582.942042</text:p>
          </table:table-cell>
        </table:table-row>
        <table:table-row table:style-name="ro1">
          <table:table-cell/>
          <table:table-cell office:value-type="float" office:value="-136.66214" calcext:value-type="float">
            <text:p>-136.66214</text:p>
          </table:table-cell>
        </table:table-row>
        <table:table-row table:style-name="ro1">
          <table:table-cell/>
          <table:table-cell office:value-type="float" office:value="-483.288559" calcext:value-type="float">
            <text:p>-483.288559</text:p>
          </table:table-cell>
        </table:table-row>
        <table:table-row table:style-name="ro1">
          <table:table-cell/>
          <table:table-cell office:value-type="float" office:value="-500.098788" calcext:value-type="float">
            <text:p>-500.098788</text:p>
          </table:table-cell>
        </table:table-row>
        <table:table-row table:style-name="ro1">
          <table:table-cell/>
          <table:table-cell office:value-type="float" office:value="1077.920754" calcext:value-type="float">
            <text:p>1077.920754</text:p>
          </table:table-cell>
        </table:table-row>
        <table:table-row table:style-name="ro1">
          <table:table-cell/>
          <table:table-cell office:value-type="float" office:value="1215.909097" calcext:value-type="float">
            <text:p>1215.909097</text:p>
          </table:table-cell>
        </table:table-row>
        <table:table-row table:style-name="ro1">
          <table:table-cell/>
          <table:table-cell office:value-type="float" office:value="1124.190174" calcext:value-type="float">
            <text:p>1124.190174</text:p>
          </table:table-cell>
        </table:table-row>
        <table:table-row table:style-name="ro1">
          <table:table-cell/>
          <table:table-cell office:value-type="float" office:value="1593.748821" calcext:value-type="float">
            <text:p>1593.748821</text:p>
          </table:table-cell>
        </table:table-row>
        <table:table-row table:style-name="ro1">
          <table:table-cell/>
          <table:table-cell office:value-type="float" office:value="-351.450426" calcext:value-type="float">
            <text:p>-351.450426</text:p>
          </table:table-cell>
        </table:table-row>
        <table:table-row table:style-name="ro1">
          <table:table-cell/>
          <table:table-cell office:value-type="float" office:value="1097.678729" calcext:value-type="float">
            <text:p>1097.678729</text:p>
          </table:table-cell>
        </table:table-row>
        <table:table-row table:style-name="ro1">
          <table:table-cell/>
          <table:table-cell office:value-type="float" office:value="-737.990838" calcext:value-type="float">
            <text:p>-737.990838</text:p>
          </table:table-cell>
        </table:table-row>
        <table:table-row table:style-name="ro1">
          <table:table-cell/>
          <table:table-cell office:value-type="float" office:value="1926.321712" calcext:value-type="float">
            <text:p>1926.321712</text:p>
          </table:table-cell>
        </table:table-row>
        <table:table-row table:style-name="ro1">
          <table:table-cell/>
          <table:table-cell office:value-type="float" office:value="898.407858" calcext:value-type="float">
            <text:p>898.407858</text:p>
          </table:table-cell>
        </table:table-row>
        <table:table-row table:style-name="ro1">
          <table:table-cell/>
          <table:table-cell office:value-type="float" office:value="15.491831" calcext:value-type="float">
            <text:p>15.491831</text:p>
          </table:table-cell>
        </table:table-row>
        <table:table-row table:style-name="ro1">
          <table:table-cell/>
          <table:table-cell office:value-type="float" office:value="200.030651" calcext:value-type="float">
            <text:p>200.030651</text:p>
          </table:table-cell>
        </table:table-row>
        <table:table-row table:style-name="ro1">
          <table:table-cell/>
          <table:table-cell office:value-type="float" office:value="1289.340782" calcext:value-type="float">
            <text:p>1289.340782</text:p>
          </table:table-cell>
        </table:table-row>
        <table:table-row table:style-name="ro1">
          <table:table-cell/>
          <table:table-cell office:value-type="float" office:value="1088.934331" calcext:value-type="float">
            <text:p>1088.934331</text:p>
          </table:table-cell>
        </table:table-row>
        <table:table-row table:style-name="ro1">
          <table:table-cell/>
          <table:table-cell office:value-type="float" office:value="-167.458559" calcext:value-type="float">
            <text:p>-167.458559</text:p>
          </table:table-cell>
        </table:table-row>
        <table:table-row table:style-name="ro1">
          <table:table-cell/>
          <table:table-cell office:value-type="float" office:value="-565.728292" calcext:value-type="float">
            <text:p>-565.728292</text:p>
          </table:table-cell>
        </table:table-row>
        <table:table-row table:style-name="ro1">
          <table:table-cell/>
          <table:table-cell office:value-type="float" office:value="-908.719253" calcext:value-type="float">
            <text:p>-908.719253</text:p>
          </table:table-cell>
        </table:table-row>
        <table:table-row table:style-name="ro1">
          <table:table-cell/>
          <table:table-cell office:value-type="float" office:value="156.299064" calcext:value-type="float">
            <text:p>156.299064</text:p>
          </table:table-cell>
        </table:table-row>
        <table:table-row table:style-name="ro1">
          <table:table-cell/>
          <table:table-cell office:value-type="float" office:value="742.369431" calcext:value-type="float">
            <text:p>742.369431</text:p>
          </table:table-cell>
        </table:table-row>
        <table:table-row table:style-name="ro1">
          <table:table-cell/>
          <table:table-cell office:value-type="float" office:value="-953.519236" calcext:value-type="float">
            <text:p>-953.519236</text:p>
          </table:table-cell>
        </table:table-row>
        <table:table-row table:style-name="ro1">
          <table:table-cell/>
          <table:table-cell office:value-type="float" office:value="2138.881973" calcext:value-type="float">
            <text:p>2138.881973</text:p>
          </table:table-cell>
        </table:table-row>
        <table:table-row table:style-name="ro1">
          <table:table-cell/>
          <table:table-cell office:value-type="float" office:value="-172.798343" calcext:value-type="float">
            <text:p>-172.798343</text:p>
          </table:table-cell>
        </table:table-row>
        <table:table-row table:style-name="ro1">
          <table:table-cell/>
          <table:table-cell office:value-type="float" office:value="889.599208" calcext:value-type="float">
            <text:p>889.599208</text:p>
          </table:table-cell>
        </table:table-row>
        <table:table-row table:style-name="ro1">
          <table:table-cell/>
          <table:table-cell office:value-type="float" office:value="678.39173" calcext:value-type="float">
            <text:p>678.39173</text:p>
          </table:table-cell>
        </table:table-row>
        <table:table-row table:style-name="ro1">
          <table:table-cell/>
          <table:table-cell office:value-type="float" office:value="-707.808751" calcext:value-type="float">
            <text:p>-707.808751</text:p>
          </table:table-cell>
        </table:table-row>
        <table:table-row table:style-name="ro1">
          <table:table-cell/>
          <table:table-cell office:value-type="float" office:value="-104.950495" calcext:value-type="float">
            <text:p>-104.950495</text:p>
          </table:table-cell>
        </table:table-row>
        <table:table-row table:style-name="ro1">
          <table:table-cell/>
          <table:table-cell office:value-type="float" office:value="-796.781169" calcext:value-type="float">
            <text:p>-796.781169</text:p>
          </table:table-cell>
        </table:table-row>
        <table:table-row table:style-name="ro1">
          <table:table-cell/>
          <table:table-cell office:value-type="float" office:value="260.040273" calcext:value-type="float">
            <text:p>260.040273</text:p>
          </table:table-cell>
        </table:table-row>
        <table:table-row table:style-name="ro1">
          <table:table-cell/>
          <table:table-cell office:value-type="float" office:value="1768.901591" calcext:value-type="float">
            <text:p>1768.901591</text:p>
          </table:table-cell>
        </table:table-row>
        <table:table-row table:style-name="ro1">
          <table:table-cell/>
          <table:table-cell office:value-type="float" office:value="2205.360322" calcext:value-type="float">
            <text:p>2205.360322</text:p>
          </table:table-cell>
        </table:table-row>
        <table:table-row table:style-name="ro1">
          <table:table-cell/>
          <table:table-cell office:value-type="float" office:value="102.508985" calcext:value-type="float">
            <text:p>102.508985</text:p>
          </table:table-cell>
        </table:table-row>
        <table:table-row table:style-name="ro1">
          <table:table-cell/>
          <table:table-cell office:value-type="float" office:value="-720.859367" calcext:value-type="float">
            <text:p>-720.859367</text:p>
          </table:table-cell>
        </table:table-row>
        <table:table-row table:style-name="ro1">
          <table:table-cell/>
          <table:table-cell office:value-type="float" office:value="1125.808533" calcext:value-type="float">
            <text:p>1125.808533</text:p>
          </table:table-cell>
        </table:table-row>
        <table:table-row table:style-name="ro1">
          <table:table-cell/>
          <table:table-cell office:value-type="float" office:value="1341.301709" calcext:value-type="float">
            <text:p>1341.301709</text:p>
          </table:table-cell>
        </table:table-row>
        <table:table-row table:style-name="ro1">
          <table:table-cell/>
          <table:table-cell office:value-type="float" office:value="2231.008597" calcext:value-type="float">
            <text:p>2231.008597</text:p>
          </table:table-cell>
        </table:table-row>
        <table:table-row table:style-name="ro1">
          <table:table-cell/>
          <table:table-cell office:value-type="float" office:value="-1151.129992" calcext:value-type="float">
            <text:p>-1151.129992</text:p>
          </table:table-cell>
        </table:table-row>
        <table:table-row table:style-name="ro1">
          <table:table-cell/>
          <table:table-cell office:value-type="float" office:value="177.832397" calcext:value-type="float">
            <text:p>177.832397</text:p>
          </table:table-cell>
        </table:table-row>
        <table:table-row table:style-name="ro1">
          <table:table-cell/>
          <table:table-cell office:value-type="float" office:value="-124.630848" calcext:value-type="float">
            <text:p>-124.630848</text:p>
          </table:table-cell>
        </table:table-row>
        <table:table-row table:style-name="ro1">
          <table:table-cell/>
          <table:table-cell office:value-type="float" office:value="319.421088" calcext:value-type="float">
            <text:p>319.421088</text:p>
          </table:table-cell>
        </table:table-row>
        <table:table-row table:style-name="ro1">
          <table:table-cell/>
          <table:table-cell office:value-type="float" office:value="1708.949388" calcext:value-type="float">
            <text:p>1708.949388</text:p>
          </table:table-cell>
        </table:table-row>
        <table:table-row table:style-name="ro1">
          <table:table-cell/>
          <table:table-cell office:value-type="float" office:value="-789.839588" calcext:value-type="float">
            <text:p>-789.839588</text:p>
          </table:table-cell>
        </table:table-row>
        <table:table-row table:style-name="ro1">
          <table:table-cell/>
          <table:table-cell office:value-type="float" office:value="-1646.201948" calcext:value-type="float">
            <text:p>-1646.201948</text:p>
          </table:table-cell>
        </table:table-row>
        <table:table-row table:style-name="ro1">
          <table:table-cell/>
          <table:table-cell office:value-type="float" office:value="98.18157" calcext:value-type="float">
            <text:p>98.18157</text:p>
          </table:table-cell>
        </table:table-row>
        <table:table-row table:style-name="ro1">
          <table:table-cell/>
          <table:table-cell office:value-type="float" office:value="345.099146" calcext:value-type="float">
            <text:p>345.099146</text:p>
          </table:table-cell>
        </table:table-row>
        <table:table-row table:style-name="ro1">
          <table:table-cell/>
          <table:table-cell office:value-type="float" office:value="-836.391135" calcext:value-type="float">
            <text:p>-836.391135</text:p>
          </table:table-cell>
        </table:table-row>
        <table:table-row table:style-name="ro1">
          <table:table-cell/>
          <table:table-cell office:value-type="float" office:value="-201.690819" calcext:value-type="float">
            <text:p>-201.690819</text:p>
          </table:table-cell>
        </table:table-row>
        <table:table-row table:style-name="ro1">
          <table:table-cell/>
          <table:table-cell office:value-type="float" office:value="-1095.838653" calcext:value-type="float">
            <text:p>-1095.838653</text:p>
          </table:table-cell>
        </table:table-row>
        <table:table-row table:style-name="ro1">
          <table:table-cell/>
          <table:table-cell office:value-type="float" office:value="-609.04897" calcext:value-type="float">
            <text:p>-609.04897</text:p>
          </table:table-cell>
        </table:table-row>
        <table:table-row table:style-name="ro1">
          <table:table-cell/>
          <table:table-cell office:value-type="float" office:value="-1666.269026" calcext:value-type="float">
            <text:p>-1666.269026</text:p>
          </table:table-cell>
        </table:table-row>
        <table:table-row table:style-name="ro1">
          <table:table-cell/>
          <table:table-cell office:value-type="float" office:value="3165.5756" calcext:value-type="float">
            <text:p>3165.5756</text:p>
          </table:table-cell>
        </table:table-row>
        <table:table-row table:style-name="ro1">
          <table:table-cell/>
          <table:table-cell office:value-type="float" office:value="-101.878063" calcext:value-type="float">
            <text:p>-101.878063</text:p>
          </table:table-cell>
        </table:table-row>
        <table:table-row table:style-name="ro1">
          <table:table-cell/>
          <table:table-cell office:value-type="float" office:value="922.830798" calcext:value-type="float">
            <text:p>922.830798</text:p>
          </table:table-cell>
        </table:table-row>
        <table:table-row table:style-name="ro1">
          <table:table-cell/>
          <table:table-cell office:value-type="float" office:value="-711.321876" calcext:value-type="float">
            <text:p>-711.321876</text:p>
          </table:table-cell>
        </table:table-row>
        <table:table-row table:style-name="ro1">
          <table:table-cell/>
          <table:table-cell office:value-type="float" office:value="547.437648" calcext:value-type="float">
            <text:p>547.437648</text:p>
          </table:table-cell>
        </table:table-row>
        <table:table-row table:style-name="ro1">
          <table:table-cell/>
          <table:table-cell office:value-type="float" office:value="2643.349815" calcext:value-type="float">
            <text:p>2643.349815</text:p>
          </table:table-cell>
        </table:table-row>
        <table:table-row table:style-name="ro1">
          <table:table-cell/>
          <table:table-cell office:value-type="float" office:value="869.433227" calcext:value-type="float">
            <text:p>869.433227</text:p>
          </table:table-cell>
        </table:table-row>
        <table:table-row table:style-name="ro1">
          <table:table-cell/>
          <table:table-cell office:value-type="float" office:value="317.779715" calcext:value-type="float">
            <text:p>317.779715</text:p>
          </table:table-cell>
        </table:table-row>
        <table:table-row table:style-name="ro1">
          <table:table-cell/>
          <table:table-cell office:value-type="float" office:value="-2200.101143" calcext:value-type="float">
            <text:p>-2200.101143</text:p>
          </table:table-cell>
        </table:table-row>
        <table:table-row table:style-name="ro1">
          <table:table-cell/>
          <table:table-cell office:value-type="float" office:value="1929.610331" calcext:value-type="float">
            <text:p>1929.610331</text:p>
          </table:table-cell>
        </table:table-row>
        <table:table-row table:style-name="ro1">
          <table:table-cell/>
          <table:table-cell office:value-type="float" office:value="1376.999193" calcext:value-type="float">
            <text:p>1376.999193</text:p>
          </table:table-cell>
        </table:table-row>
        <table:table-row table:style-name="ro1">
          <table:table-cell/>
          <table:table-cell office:value-type="float" office:value="742.670355" calcext:value-type="float">
            <text:p>742.670355</text:p>
          </table:table-cell>
        </table:table-row>
        <table:table-row table:style-name="ro1">
          <table:table-cell/>
          <table:table-cell office:value-type="float" office:value="1132.171649" calcext:value-type="float">
            <text:p>1132.171649</text:p>
          </table:table-cell>
        </table:table-row>
        <table:table-row table:style-name="ro1">
          <table:table-cell/>
          <table:table-cell office:value-type="float" office:value="587.718262" calcext:value-type="float">
            <text:p>587.718262</text:p>
          </table:table-cell>
        </table:table-row>
        <table:table-row table:style-name="ro1">
          <table:table-cell/>
          <table:table-cell office:value-type="float" office:value="839.459456" calcext:value-type="float">
            <text:p>839.459456</text:p>
          </table:table-cell>
        </table:table-row>
        <table:table-row table:style-name="ro1">
          <table:table-cell/>
          <table:table-cell office:value-type="float" office:value="1531.619155" calcext:value-type="float">
            <text:p>1531.619155</text:p>
          </table:table-cell>
        </table:table-row>
        <table:table-row table:style-name="ro1">
          <table:table-cell/>
          <table:table-cell office:value-type="float" office:value="-638.458488" calcext:value-type="float">
            <text:p>-638.458488</text:p>
          </table:table-cell>
        </table:table-row>
        <table:table-row table:style-name="ro1">
          <table:table-cell/>
          <table:table-cell office:value-type="float" office:value="267.33837" calcext:value-type="float">
            <text:p>267.33837</text:p>
          </table:table-cell>
        </table:table-row>
        <table:table-row table:style-name="ro1">
          <table:table-cell/>
          <table:table-cell office:value-type="float" office:value="546.420767" calcext:value-type="float">
            <text:p>546.420767</text:p>
          </table:table-cell>
        </table:table-row>
        <table:table-row table:style-name="ro1">
          <table:table-cell/>
          <table:table-cell office:value-type="float" office:value="-447.298213" calcext:value-type="float">
            <text:p>-447.298213</text:p>
          </table:table-cell>
        </table:table-row>
        <table:table-row table:style-name="ro1">
          <table:table-cell/>
          <table:table-cell office:value-type="float" office:value="-905.62017" calcext:value-type="float">
            <text:p>-905.62017</text:p>
          </table:table-cell>
        </table:table-row>
        <table:table-row table:style-name="ro1">
          <table:table-cell/>
          <table:table-cell office:value-type="float" office:value="1358.951685" calcext:value-type="float">
            <text:p>1358.951685</text:p>
          </table:table-cell>
        </table:table-row>
        <table:table-row table:style-name="ro1">
          <table:table-cell/>
          <table:table-cell office:value-type="float" office:value="611.989306" calcext:value-type="float">
            <text:p>611.989306</text:p>
          </table:table-cell>
        </table:table-row>
        <table:table-row table:style-name="ro1">
          <table:table-cell/>
          <table:table-cell office:value-type="float" office:value="-1162.679632" calcext:value-type="float">
            <text:p>-1162.679632</text:p>
          </table:table-cell>
        </table:table-row>
        <table:table-row table:style-name="ro1">
          <table:table-cell/>
          <table:table-cell office:value-type="float" office:value="391.350709" calcext:value-type="float">
            <text:p>391.350709</text:p>
          </table:table-cell>
        </table:table-row>
        <table:table-row table:style-name="ro1">
          <table:table-cell/>
          <table:table-cell office:value-type="float" office:value="1707.440908" calcext:value-type="float">
            <text:p>1707.440908</text:p>
          </table:table-cell>
        </table:table-row>
        <table:table-row table:style-name="ro1">
          <table:table-cell/>
          <table:table-cell office:value-type="float" office:value="1063.881125" calcext:value-type="float">
            <text:p>1063.881125</text:p>
          </table:table-cell>
        </table:table-row>
        <table:table-row table:style-name="ro1">
          <table:table-cell/>
          <table:table-cell office:value-type="float" office:value="1871.490079" calcext:value-type="float">
            <text:p>1871.490079</text:p>
          </table:table-cell>
        </table:table-row>
        <table:table-row table:style-name="ro1">
          <table:table-cell/>
          <table:table-cell office:value-type="float" office:value="726.121613" calcext:value-type="float">
            <text:p>726.121613</text:p>
          </table:table-cell>
        </table:table-row>
        <table:table-row table:style-name="ro1">
          <table:table-cell/>
          <table:table-cell office:value-type="float" office:value="-1144.418668" calcext:value-type="float">
            <text:p>-1144.418668</text:p>
          </table:table-cell>
        </table:table-row>
        <table:table-row table:style-name="ro1">
          <table:table-cell/>
          <table:table-cell office:value-type="float" office:value="-490.651577" calcext:value-type="float">
            <text:p>-490.651577</text:p>
          </table:table-cell>
        </table:table-row>
        <table:table-row table:style-name="ro1">
          <table:table-cell/>
          <table:table-cell office:value-type="float" office:value="1559.28911" calcext:value-type="float">
            <text:p>1559.28911</text:p>
          </table:table-cell>
        </table:table-row>
        <table:table-row table:style-name="ro1">
          <table:table-cell/>
          <table:table-cell office:value-type="float" office:value="1791.391833" calcext:value-type="float">
            <text:p>1791.391833</text:p>
          </table:table-cell>
        </table:table-row>
        <table:table-row table:style-name="ro1">
          <table:table-cell/>
          <table:table-cell office:value-type="float" office:value="2095.242999" calcext:value-type="float">
            <text:p>2095.242999</text:p>
          </table:table-cell>
        </table:table-row>
        <table:table-row table:style-name="ro1">
          <table:table-cell/>
          <table:table-cell office:value-type="float" office:value="-875.859388" calcext:value-type="float">
            <text:p>-875.859388</text:p>
          </table:table-cell>
        </table:table-row>
        <table:table-row table:style-name="ro1">
          <table:table-cell/>
          <table:table-cell office:value-type="float" office:value="516.16899" calcext:value-type="float">
            <text:p>516.16899</text:p>
          </table:table-cell>
        </table:table-row>
        <table:table-row table:style-name="ro1">
          <table:table-cell/>
          <table:table-cell office:value-type="float" office:value="1363.199186" calcext:value-type="float">
            <text:p>1363.199186</text:p>
          </table:table-cell>
        </table:table-row>
        <table:table-row table:style-name="ro1">
          <table:table-cell/>
          <table:table-cell office:value-type="float" office:value="254.070677" calcext:value-type="float">
            <text:p>254.070677</text:p>
          </table:table-cell>
        </table:table-row>
        <table:table-row table:style-name="ro1">
          <table:table-cell/>
          <table:table-cell office:value-type="float" office:value="483.419634" calcext:value-type="float">
            <text:p>483.419634</text:p>
          </table:table-cell>
        </table:table-row>
        <table:table-row table:style-name="ro1">
          <table:table-cell/>
          <table:table-cell office:value-type="float" office:value="992.880105" calcext:value-type="float">
            <text:p>992.880105</text:p>
          </table:table-cell>
        </table:table-row>
        <table:table-row table:style-name="ro1">
          <table:table-cell/>
          <table:table-cell office:value-type="float" office:value="737.221588" calcext:value-type="float">
            <text:p>737.221588</text:p>
          </table:table-cell>
        </table:table-row>
        <table:table-row table:style-name="ro1">
          <table:table-cell/>
          <table:table-cell office:value-type="float" office:value="3356.981435" calcext:value-type="float">
            <text:p>3356.981435</text:p>
          </table:table-cell>
        </table:table-row>
        <table:table-row table:style-name="ro1">
          <table:table-cell/>
          <table:table-cell office:value-type="float" office:value="-526.211314" calcext:value-type="float">
            <text:p>-526.211314</text:p>
          </table:table-cell>
        </table:table-row>
        <table:table-row table:style-name="ro1">
          <table:table-cell/>
          <table:table-cell office:value-type="float" office:value="727.232134" calcext:value-type="float">
            <text:p>727.232134</text:p>
          </table:table-cell>
        </table:table-row>
        <table:table-row table:style-name="ro1">
          <table:table-cell/>
          <table:table-cell office:value-type="float" office:value="44.640176" calcext:value-type="float">
            <text:p>44.640176</text:p>
          </table:table-cell>
        </table:table-row>
        <table:table-row table:style-name="ro1">
          <table:table-cell/>
          <table:table-cell office:value-type="float" office:value="-541.967807" calcext:value-type="float">
            <text:p>-541.967807</text:p>
          </table:table-cell>
        </table:table-row>
        <table:table-row table:style-name="ro1">
          <table:table-cell/>
          <table:table-cell office:value-type="float" office:value="986.459433" calcext:value-type="float">
            <text:p>986.459433</text:p>
          </table:table-cell>
        </table:table-row>
        <table:table-row table:style-name="ro1">
          <table:table-cell/>
          <table:table-cell office:value-type="float" office:value="1914.771434" calcext:value-type="float">
            <text:p>1914.771434</text:p>
          </table:table-cell>
        </table:table-row>
        <table:table-row table:style-name="ro1">
          <table:table-cell/>
          <table:table-cell office:value-type="float" office:value="47.310541" calcext:value-type="float">
            <text:p>47.310541</text:p>
          </table:table-cell>
        </table:table-row>
        <table:table-row table:style-name="ro1">
          <table:table-cell/>
          <table:table-cell office:value-type="float" office:value="2549.749709" calcext:value-type="float">
            <text:p>2549.749709</text:p>
          </table:table-cell>
        </table:table-row>
        <table:table-row table:style-name="ro1">
          <table:table-cell/>
          <table:table-cell office:value-type="float" office:value="106.14954" calcext:value-type="float">
            <text:p>106.14954</text:p>
          </table:table-cell>
        </table:table-row>
        <table:table-row table:style-name="ro1">
          <table:table-cell/>
          <table:table-cell office:value-type="float" office:value="-169.130387" calcext:value-type="float">
            <text:p>-169.130387</text:p>
          </table:table-cell>
        </table:table-row>
        <table:table-row table:style-name="ro1">
          <table:table-cell/>
          <table:table-cell office:value-type="float" office:value="1288.229037" calcext:value-type="float">
            <text:p>1288.229037</text:p>
          </table:table-cell>
        </table:table-row>
        <table:table-row table:style-name="ro1">
          <table:table-cell/>
          <table:table-cell office:value-type="float" office:value="-1139.021813" calcext:value-type="float">
            <text:p>-1139.021813</text:p>
          </table:table-cell>
        </table:table-row>
        <table:table-row table:style-name="ro1">
          <table:table-cell/>
          <table:table-cell office:value-type="float" office:value="947.670997" calcext:value-type="float">
            <text:p>947.670997</text:p>
          </table:table-cell>
        </table:table-row>
        <table:table-row table:style-name="ro1">
          <table:table-cell/>
          <table:table-cell office:value-type="float" office:value="-154.359773" calcext:value-type="float">
            <text:p>-154.359773</text:p>
          </table:table-cell>
        </table:table-row>
        <table:table-row table:style-name="ro1">
          <table:table-cell/>
          <table:table-cell office:value-type="float" office:value="1228.750636" calcext:value-type="float">
            <text:p>1228.750636</text:p>
          </table:table-cell>
        </table:table-row>
        <table:table-row table:style-name="ro1">
          <table:table-cell/>
          <table:table-cell office:value-type="float" office:value="1604.849156" calcext:value-type="float">
            <text:p>1604.849156</text:p>
          </table:table-cell>
        </table:table-row>
        <table:table-row table:style-name="ro1">
          <table:table-cell/>
          <table:table-cell office:value-type="float" office:value="699.862102" calcext:value-type="float">
            <text:p>699.862102</text:p>
          </table:table-cell>
        </table:table-row>
        <table:table-row table:style-name="ro1">
          <table:table-cell/>
          <table:table-cell office:value-type="float" office:value="2158.660515" calcext:value-type="float">
            <text:p>2158.660515</text:p>
          </table:table-cell>
        </table:table-row>
        <table:table-row table:style-name="ro1">
          <table:table-cell/>
          <table:table-cell office:value-type="float" office:value="201.502121" calcext:value-type="float">
            <text:p>201.502121</text:p>
          </table:table-cell>
        </table:table-row>
        <table:table-row table:style-name="ro1">
          <table:table-cell/>
          <table:table-cell office:value-type="float" office:value="1875.119477" calcext:value-type="float">
            <text:p>1875.119477</text:p>
          </table:table-cell>
        </table:table-row>
        <table:table-row table:style-name="ro1">
          <table:table-cell/>
          <table:table-cell office:value-type="float" office:value="1046.618143" calcext:value-type="float">
            <text:p>1046.618143</text:p>
          </table:table-cell>
        </table:table-row>
        <table:table-row table:style-name="ro1">
          <table:table-cell/>
          <table:table-cell office:value-type="float" office:value="-836.72217" calcext:value-type="float">
            <text:p>-836.72217</text:p>
          </table:table-cell>
        </table:table-row>
        <table:table-row table:style-name="ro1">
          <table:table-cell/>
          <table:table-cell office:value-type="float" office:value="1204.609269" calcext:value-type="float">
            <text:p>1204.609269</text:p>
          </table:table-cell>
        </table:table-row>
        <table:table-row table:style-name="ro1">
          <table:table-cell/>
          <table:table-cell office:value-type="float" office:value="-673.553403" calcext:value-type="float">
            <text:p>-673.553403</text:p>
          </table:table-cell>
        </table:table-row>
        <table:table-row table:style-name="ro1">
          <table:table-cell/>
          <table:table-cell office:value-type="float" office:value="-779.009275" calcext:value-type="float">
            <text:p>-779.009275</text:p>
          </table:table-cell>
        </table:table-row>
        <table:table-row table:style-name="ro1">
          <table:table-cell/>
          <table:table-cell office:value-type="float" office:value="244.760834" calcext:value-type="float">
            <text:p>244.760834</text:p>
          </table:table-cell>
        </table:table-row>
        <table:table-row table:style-name="ro1">
          <table:table-cell/>
          <table:table-cell office:value-type="float" office:value="-449.630198" calcext:value-type="float">
            <text:p>-449.630198</text:p>
          </table:table-cell>
        </table:table-row>
        <table:table-row table:style-name="ro1">
          <table:table-cell/>
          <table:table-cell office:value-type="float" office:value="1323.449321" calcext:value-type="float">
            <text:p>1323.449321</text:p>
          </table:table-cell>
        </table:table-row>
        <table:table-row table:style-name="ro1">
          <table:table-cell/>
          <table:table-cell office:value-type="float" office:value="-716.598407" calcext:value-type="float">
            <text:p>-716.598407</text:p>
          </table:table-cell>
        </table:table-row>
        <table:table-row table:style-name="ro1">
          <table:table-cell/>
          <table:table-cell office:value-type="float" office:value="-106.058763" calcext:value-type="float">
            <text:p>-106.058763</text:p>
          </table:table-cell>
        </table:table-row>
        <table:table-row table:style-name="ro1">
          <table:table-cell/>
          <table:table-cell office:value-type="float" office:value="-329.142112" calcext:value-type="float">
            <text:p>-329.142112</text:p>
          </table:table-cell>
        </table:table-row>
        <table:table-row table:style-name="ro1">
          <table:table-cell/>
          <table:table-cell office:value-type="float" office:value="-765.11754" calcext:value-type="float">
            <text:p>-765.11754</text:p>
          </table:table-cell>
        </table:table-row>
        <table:table-row table:style-name="ro1">
          <table:table-cell/>
          <table:table-cell office:value-type="float" office:value="160.579889" calcext:value-type="float">
            <text:p>160.579889</text:p>
          </table:table-cell>
        </table:table-row>
        <table:table-row table:style-name="ro1">
          <table:table-cell/>
          <table:table-cell office:value-type="float" office:value="329.748881" calcext:value-type="float">
            <text:p>329.748881</text:p>
          </table:table-cell>
        </table:table-row>
        <table:table-row table:style-name="ro1">
          <table:table-cell/>
          <table:table-cell office:value-type="float" office:value="-199.218691" calcext:value-type="float">
            <text:p>-199.218691</text:p>
          </table:table-cell>
        </table:table-row>
        <table:table-row table:style-name="ro1">
          <table:table-cell/>
          <table:table-cell office:value-type="float" office:value="410.901471" calcext:value-type="float">
            <text:p>410.901471</text:p>
          </table:table-cell>
        </table:table-row>
        <table:table-row table:style-name="ro1">
          <table:table-cell/>
          <table:table-cell office:value-type="float" office:value="-239.130664" calcext:value-type="float">
            <text:p>-239.130664</text:p>
          </table:table-cell>
        </table:table-row>
        <table:table-row table:style-name="ro1">
          <table:table-cell/>
          <table:table-cell office:value-type="float" office:value="653.700214" calcext:value-type="float">
            <text:p>653.700214</text:p>
          </table:table-cell>
        </table:table-row>
        <table:table-row table:style-name="ro1">
          <table:table-cell/>
          <table:table-cell office:value-type="float" office:value="780.890676" calcext:value-type="float">
            <text:p>780.890676</text:p>
          </table:table-cell>
        </table:table-row>
        <table:table-row table:style-name="ro1">
          <table:table-cell/>
          <table:table-cell office:value-type="float" office:value="1804.667926" calcext:value-type="float">
            <text:p>1804.667926</text:p>
          </table:table-cell>
        </table:table-row>
        <table:table-row table:style-name="ro1">
          <table:table-cell/>
          <table:table-cell office:value-type="float" office:value="2012.300612" calcext:value-type="float">
            <text:p>2012.300612</text:p>
          </table:table-cell>
        </table:table-row>
        <table:table-row table:style-name="ro1">
          <table:table-cell/>
          <table:table-cell office:value-type="float" office:value="2847.198853" calcext:value-type="float">
            <text:p>2847.198853</text:p>
          </table:table-cell>
        </table:table-row>
        <table:table-row table:style-name="ro1">
          <table:table-cell/>
          <table:table-cell office:value-type="float" office:value="720.060281" calcext:value-type="float">
            <text:p>720.060281</text:p>
          </table:table-cell>
        </table:table-row>
        <table:table-row table:style-name="ro1">
          <table:table-cell/>
          <table:table-cell office:value-type="float" office:value="-109.749516" calcext:value-type="float">
            <text:p>-109.749516</text:p>
          </table:table-cell>
        </table:table-row>
        <table:table-row table:style-name="ro1">
          <table:table-cell/>
          <table:table-cell office:value-type="float" office:value="2101.85059" calcext:value-type="float">
            <text:p>2101.85059</text:p>
          </table:table-cell>
        </table:table-row>
        <table:table-row table:style-name="ro1">
          <table:table-cell/>
          <table:table-cell office:value-type="float" office:value="-2239.920929" calcext:value-type="float">
            <text:p>-2239.920929</text:p>
          </table:table-cell>
        </table:table-row>
        <table:table-row table:style-name="ro1">
          <table:table-cell/>
          <table:table-cell office:value-type="float" office:value="-1375.747069" calcext:value-type="float">
            <text:p>-1375.747069</text:p>
          </table:table-cell>
        </table:table-row>
        <table:table-row table:style-name="ro1">
          <table:table-cell/>
          <table:table-cell office:value-type="float" office:value="-1242.487867" calcext:value-type="float">
            <text:p>-1242.487867</text:p>
          </table:table-cell>
        </table:table-row>
        <table:table-row table:style-name="ro1">
          <table:table-cell/>
          <table:table-cell office:value-type="float" office:value="2923.449854" calcext:value-type="float">
            <text:p>2923.449854</text:p>
          </table:table-cell>
        </table:table-row>
        <table:table-row table:style-name="ro1">
          <table:table-cell/>
          <table:table-cell office:value-type="float" office:value="-531.907889" calcext:value-type="float">
            <text:p>-531.907889</text:p>
          </table:table-cell>
        </table:table-row>
        <table:table-row table:style-name="ro1">
          <table:table-cell/>
          <table:table-cell office:value-type="float" office:value="1186.409785" calcext:value-type="float">
            <text:p>1186.409785</text:p>
          </table:table-cell>
        </table:table-row>
        <table:table-row table:style-name="ro1">
          <table:table-cell/>
          <table:table-cell office:value-type="float" office:value="198.600718" calcext:value-type="float">
            <text:p>198.600718</text:p>
          </table:table-cell>
        </table:table-row>
        <table:table-row table:style-name="ro1">
          <table:table-cell/>
          <table:table-cell office:value-type="float" office:value="337.90198" calcext:value-type="float">
            <text:p>337.90198</text:p>
          </table:table-cell>
        </table:table-row>
        <table:table-row table:style-name="ro1">
          <table:table-cell/>
          <table:table-cell office:value-type="float" office:value="2227.820002" calcext:value-type="float">
            <text:p>2227.820002</text:p>
          </table:table-cell>
        </table:table-row>
        <table:table-row table:style-name="ro1">
          <table:table-cell/>
          <table:table-cell office:value-type="float" office:value="973.750311" calcext:value-type="float">
            <text:p>973.750311</text:p>
          </table:table-cell>
        </table:table-row>
        <table:table-row table:style-name="ro1">
          <table:table-cell/>
          <table:table-cell office:value-type="float" office:value="-254.298636" calcext:value-type="float">
            <text:p>-254.298636</text:p>
          </table:table-cell>
        </table:table-row>
        <table:table-row table:style-name="ro1">
          <table:table-cell/>
          <table:table-cell office:value-type="float" office:value="177.811108" calcext:value-type="float">
            <text:p>177.811108</text:p>
          </table:table-cell>
        </table:table-row>
        <table:table-row table:style-name="ro1">
          <table:table-cell/>
          <table:table-cell office:value-type="float" office:value="-361.8696" calcext:value-type="float">
            <text:p>-361.8696</text:p>
          </table:table-cell>
        </table:table-row>
        <table:table-row table:style-name="ro1">
          <table:table-cell/>
          <table:table-cell office:value-type="float" office:value="1819.800509" calcext:value-type="float">
            <text:p>1819.800509</text:p>
          </table:table-cell>
        </table:table-row>
        <table:table-row table:style-name="ro1">
          <table:table-cell/>
          <table:table-cell office:value-type="float" office:value="1051.549778" calcext:value-type="float">
            <text:p>1051.549778</text:p>
          </table:table-cell>
        </table:table-row>
        <table:table-row table:style-name="ro1">
          <table:table-cell/>
          <table:table-cell office:value-type="float" office:value="752.878499" calcext:value-type="float">
            <text:p>752.878499</text:p>
          </table:table-cell>
        </table:table-row>
        <table:table-row table:style-name="ro1">
          <table:table-cell/>
          <table:table-cell office:value-type="float" office:value="98.679043" calcext:value-type="float">
            <text:p>98.679043</text:p>
          </table:table-cell>
        </table:table-row>
        <table:table-row table:style-name="ro1">
          <table:table-cell/>
          <table:table-cell office:value-type="float" office:value="-69.829554" calcext:value-type="float">
            <text:p>-69.829554</text:p>
          </table:table-cell>
        </table:table-row>
        <table:table-row table:style-name="ro1">
          <table:table-cell/>
          <table:table-cell office:value-type="float" office:value="-505.218847" calcext:value-type="float">
            <text:p>-505.218847</text:p>
          </table:table-cell>
        </table:table-row>
        <table:table-row table:style-name="ro1">
          <table:table-cell/>
          <table:table-cell office:value-type="float" office:value="-2190.308005" calcext:value-type="float">
            <text:p>-2190.308005</text:p>
          </table:table-cell>
        </table:table-row>
        <table:table-row table:style-name="ro1">
          <table:table-cell/>
          <table:table-cell office:value-type="float" office:value="1265.12109" calcext:value-type="float">
            <text:p>1265.12109</text:p>
          </table:table-cell>
        </table:table-row>
        <table:table-row table:style-name="ro1">
          <table:table-cell/>
          <table:table-cell office:value-type="float" office:value="1025.083873" calcext:value-type="float">
            <text:p>1025.083873</text:p>
          </table:table-cell>
        </table:table-row>
        <table:table-row table:style-name="ro1">
          <table:table-cell/>
          <table:table-cell office:value-type="float" office:value="810.112829" calcext:value-type="float">
            <text:p>810.112829</text:p>
          </table:table-cell>
        </table:table-row>
        <table:table-row table:style-name="ro1">
          <table:table-cell/>
          <table:table-cell office:value-type="float" office:value="992.588727" calcext:value-type="float">
            <text:p>992.588727</text:p>
          </table:table-cell>
        </table:table-row>
        <table:table-row table:style-name="ro1">
          <table:table-cell/>
          <table:table-cell office:value-type="float" office:value="-2191.090842" calcext:value-type="float">
            <text:p>-2191.090842</text:p>
          </table:table-cell>
        </table:table-row>
        <table:table-row table:style-name="ro1">
          <table:table-cell/>
          <table:table-cell office:value-type="float" office:value="-910.328266" calcext:value-type="float">
            <text:p>-910.328266</text:p>
          </table:table-cell>
        </table:table-row>
        <table:table-row table:style-name="ro1">
          <table:table-cell/>
          <table:table-cell office:value-type="float" office:value="-792.909565" calcext:value-type="float">
            <text:p>-792.909565</text:p>
          </table:table-cell>
        </table:table-row>
        <table:table-row table:style-name="ro1">
          <table:table-cell/>
          <table:table-cell office:value-type="float" office:value="1592.109863" calcext:value-type="float">
            <text:p>1592.109863</text:p>
          </table:table-cell>
        </table:table-row>
        <table:table-row table:style-name="ro1">
          <table:table-cell/>
          <table:table-cell office:value-type="float" office:value="849.662362" calcext:value-type="float">
            <text:p>849.662362</text:p>
          </table:table-cell>
        </table:table-row>
        <table:table-row table:style-name="ro1">
          <table:table-cell/>
          <table:table-cell office:value-type="float" office:value="-1661.500974" calcext:value-type="float">
            <text:p>-1661.500974</text:p>
          </table:table-cell>
        </table:table-row>
        <table:table-row table:style-name="ro1">
          <table:table-cell/>
          <table:table-cell office:value-type="float" office:value="669.550867" calcext:value-type="float">
            <text:p>669.550867</text:p>
          </table:table-cell>
        </table:table-row>
        <table:table-row table:style-name="ro1">
          <table:table-cell/>
          <table:table-cell office:value-type="float" office:value="2903.649873" calcext:value-type="float">
            <text:p>2903.649873</text:p>
          </table:table-cell>
        </table:table-row>
        <table:table-row table:style-name="ro1">
          <table:table-cell/>
          <table:table-cell office:value-type="float" office:value="-652.520823" calcext:value-type="float">
            <text:p>-652.520823</text:p>
          </table:table-cell>
        </table:table-row>
        <table:table-row table:style-name="ro1">
          <table:table-cell/>
          <table:table-cell office:value-type="float" office:value="206.670759" calcext:value-type="float">
            <text:p>206.670759</text:p>
          </table:table-cell>
        </table:table-row>
        <table:table-row table:style-name="ro1">
          <table:table-cell/>
          <table:table-cell office:value-type="float" office:value="534.640137" calcext:value-type="float">
            <text:p>534.640137</text:p>
          </table:table-cell>
        </table:table-row>
        <table:table-row table:style-name="ro1">
          <table:table-cell/>
          <table:table-cell office:value-type="float" office:value="675.440243" calcext:value-type="float">
            <text:p>675.440243</text:p>
          </table:table-cell>
        </table:table-row>
        <table:table-row table:style-name="ro1">
          <table:table-cell/>
          <table:table-cell office:value-type="float" office:value="-1585.76965" calcext:value-type="float">
            <text:p>-1585.76965</text:p>
          </table:table-cell>
        </table:table-row>
        <table:table-row table:style-name="ro1">
          <table:table-cell/>
          <table:table-cell office:value-type="float" office:value="1068.230574" calcext:value-type="float">
            <text:p>1068.230574</text:p>
          </table:table-cell>
        </table:table-row>
        <table:table-row table:style-name="ro1">
          <table:table-cell/>
          <table:table-cell office:value-type="float" office:value="720.788057" calcext:value-type="float">
            <text:p>720.788057</text:p>
          </table:table-cell>
        </table:table-row>
        <table:table-row table:style-name="ro1">
          <table:table-cell/>
          <table:table-cell office:value-type="float" office:value="1021.220804" calcext:value-type="float">
            <text:p>1021.220804</text:p>
          </table:table-cell>
        </table:table-row>
        <table:table-row table:style-name="ro1">
          <table:table-cell/>
          <table:table-cell office:value-type="float" office:value="772.882193" calcext:value-type="float">
            <text:p>772.882193</text:p>
          </table:table-cell>
        </table:table-row>
        <table:table-row table:style-name="ro1">
          <table:table-cell/>
          <table:table-cell office:value-type="float" office:value="2526.129827" calcext:value-type="float">
            <text:p>2526.129827</text:p>
          </table:table-cell>
        </table:table-row>
        <table:table-row table:style-name="ro1">
          <table:table-cell/>
          <table:table-cell office:value-type="float" office:value="-1014.026886" calcext:value-type="float">
            <text:p>-1014.026886</text:p>
          </table:table-cell>
        </table:table-row>
        <table:table-row table:style-name="ro1">
          <table:table-cell/>
          <table:table-cell office:value-type="float" office:value="-995.780681" calcext:value-type="float">
            <text:p>-995.780681</text:p>
          </table:table-cell>
        </table:table-row>
        <table:table-row table:style-name="ro1">
          <table:table-cell/>
          <table:table-cell office:value-type="float" office:value="1123.819873" calcext:value-type="float">
            <text:p>1123.819873</text:p>
          </table:table-cell>
        </table:table-row>
        <table:table-row table:style-name="ro1">
          <table:table-cell/>
          <table:table-cell office:value-type="float" office:value="264.628878" calcext:value-type="float">
            <text:p>264.628878</text:p>
          </table:table-cell>
        </table:table-row>
        <table:table-row table:style-name="ro1">
          <table:table-cell/>
          <table:table-cell office:value-type="float" office:value="1425.780828" calcext:value-type="float">
            <text:p>1425.780828</text:p>
          </table:table-cell>
        </table:table-row>
        <table:table-row table:style-name="ro1">
          <table:table-cell/>
          <table:table-cell office:value-type="float" office:value="-1035.37853" calcext:value-type="float">
            <text:p>-1035.37853</text:p>
          </table:table-cell>
        </table:table-row>
        <table:table-row table:style-name="ro1">
          <table:table-cell/>
          <table:table-cell office:value-type="float" office:value="289.009772" calcext:value-type="float">
            <text:p>289.009772</text:p>
          </table:table-cell>
        </table:table-row>
        <table:table-row table:style-name="ro1">
          <table:table-cell/>
          <table:table-cell office:value-type="float" office:value="547.708544" calcext:value-type="float">
            <text:p>547.708544</text:p>
          </table:table-cell>
        </table:table-row>
        <table:table-row table:style-name="ro1">
          <table:table-cell/>
          <table:table-cell office:value-type="float" office:value="1037.041647" calcext:value-type="float">
            <text:p>1037.041647</text:p>
          </table:table-cell>
        </table:table-row>
        <table:table-row table:style-name="ro1">
          <table:table-cell/>
          <table:table-cell office:value-type="float" office:value="-457.519711" calcext:value-type="float">
            <text:p>-457.519711</text:p>
          </table:table-cell>
        </table:table-row>
        <table:table-row table:style-name="ro1">
          <table:table-cell/>
          <table:table-cell office:value-type="float" office:value="1286.868707" calcext:value-type="float">
            <text:p>1286.868707</text:p>
          </table:table-cell>
        </table:table-row>
        <table:table-row table:style-name="ro1">
          <table:table-cell/>
          <table:table-cell office:value-type="float" office:value="-231.237386" calcext:value-type="float">
            <text:p>-231.237386</text:p>
          </table:table-cell>
        </table:table-row>
        <table:table-row table:style-name="ro1">
          <table:table-cell/>
          <table:table-cell office:value-type="float" office:value="728.630011" calcext:value-type="float">
            <text:p>728.630011</text:p>
          </table:table-cell>
        </table:table-row>
        <table:table-row table:style-name="ro1">
          <table:table-cell/>
          <table:table-cell office:value-type="float" office:value="-1216.108915" calcext:value-type="float">
            <text:p>-1216.108915</text:p>
          </table:table-cell>
        </table:table-row>
        <table:table-row table:style-name="ro1">
          <table:table-cell/>
          <table:table-cell office:value-type="float" office:value="169.257604" calcext:value-type="float">
            <text:p>169.257604</text:p>
          </table:table-cell>
        </table:table-row>
        <table:table-row table:style-name="ro1">
          <table:table-cell/>
          <table:table-cell office:value-type="float" office:value="-245.370204" calcext:value-type="float">
            <text:p>-245.370204</text:p>
          </table:table-cell>
        </table:table-row>
        <table:table-row table:style-name="ro1">
          <table:table-cell/>
          <table:table-cell office:value-type="float" office:value="1978.278508" calcext:value-type="float">
            <text:p>1978.278508</text:p>
          </table:table-cell>
        </table:table-row>
        <table:table-row table:style-name="ro1">
          <table:table-cell/>
          <table:table-cell office:value-type="float" office:value="-1579.11795" calcext:value-type="float">
            <text:p>-1579.11795</text:p>
          </table:table-cell>
        </table:table-row>
        <table:table-row table:style-name="ro1">
          <table:table-cell/>
          <table:table-cell office:value-type="float" office:value="1779.068316" calcext:value-type="float">
            <text:p>1779.068316</text:p>
          </table:table-cell>
        </table:table-row>
        <table:table-row table:style-name="ro1">
          <table:table-cell/>
          <table:table-cell office:value-type="float" office:value="1444.512363" calcext:value-type="float">
            <text:p>1444.512363</text:p>
          </table:table-cell>
        </table:table-row>
        <table:table-row table:style-name="ro1">
          <table:table-cell/>
          <table:table-cell office:value-type="float" office:value="-125.98924" calcext:value-type="float">
            <text:p>-125.98924</text:p>
          </table:table-cell>
        </table:table-row>
        <table:table-row table:style-name="ro1">
          <table:table-cell/>
          <table:table-cell office:value-type="float" office:value="-622.009634" calcext:value-type="float">
            <text:p>-622.009634</text:p>
          </table:table-cell>
        </table:table-row>
        <table:table-row table:style-name="ro1">
          <table:table-cell/>
          <table:table-cell office:value-type="float" office:value="-1073.64096" calcext:value-type="float">
            <text:p>-1073.64096</text:p>
          </table:table-cell>
        </table:table-row>
        <table:table-row table:style-name="ro1">
          <table:table-cell/>
          <table:table-cell office:value-type="float" office:value="740.957352" calcext:value-type="float">
            <text:p>740.957352</text:p>
          </table:table-cell>
        </table:table-row>
        <table:table-row table:style-name="ro1">
          <table:table-cell/>
          <table:table-cell office:value-type="float" office:value="-278.849838" calcext:value-type="float">
            <text:p>-278.849838</text:p>
          </table:table-cell>
        </table:table-row>
        <table:table-row table:style-name="ro1">
          <table:table-cell/>
          <table:table-cell office:value-type="float" office:value="1367.840392" calcext:value-type="float">
            <text:p>1367.840392</text:p>
          </table:table-cell>
        </table:table-row>
        <table:table-row table:style-name="ro1">
          <table:table-cell/>
          <table:table-cell office:value-type="float" office:value="882.097799" calcext:value-type="float">
            <text:p>882.097799</text:p>
          </table:table-cell>
        </table:table-row>
        <table:table-row table:style-name="ro1">
          <table:table-cell/>
          <table:table-cell office:value-type="float" office:value="183.710867" calcext:value-type="float">
            <text:p>183.710867</text:p>
          </table:table-cell>
        </table:table-row>
        <table:table-row table:style-name="ro1">
          <table:table-cell/>
          <table:table-cell office:value-type="float" office:value="1807.918956" calcext:value-type="float">
            <text:p>1807.918956</text:p>
          </table:table-cell>
        </table:table-row>
        <table:table-row table:style-name="ro1">
          <table:table-cell/>
          <table:table-cell office:value-type="float" office:value="-812.287448" calcext:value-type="float">
            <text:p>-812.287448</text:p>
          </table:table-cell>
        </table:table-row>
        <table:table-row table:style-name="ro1">
          <table:table-cell/>
          <table:table-cell office:value-type="float" office:value="-447.190286" calcext:value-type="float">
            <text:p>-447.190286</text:p>
          </table:table-cell>
        </table:table-row>
        <table:table-row table:style-name="ro1">
          <table:table-cell/>
          <table:table-cell office:value-type="float" office:value="1566.578617" calcext:value-type="float">
            <text:p>1566.578617</text:p>
          </table:table-cell>
        </table:table-row>
        <table:table-row table:style-name="ro1">
          <table:table-cell/>
          <table:table-cell office:value-type="float" office:value="235.750165" calcext:value-type="float">
            <text:p>235.750165</text:p>
          </table:table-cell>
        </table:table-row>
        <table:table-row table:style-name="ro1">
          <table:table-cell/>
          <table:table-cell office:value-type="float" office:value="-13.141245" calcext:value-type="float">
            <text:p>-13.141245</text:p>
          </table:table-cell>
        </table:table-row>
        <table:table-row table:style-name="ro1">
          <table:table-cell/>
          <table:table-cell office:value-type="float" office:value="997.609647" calcext:value-type="float">
            <text:p>997.609647</text:p>
          </table:table-cell>
        </table:table-row>
        <table:table-row table:style-name="ro1">
          <table:table-cell/>
          <table:table-cell office:value-type="float" office:value="73.048441" calcext:value-type="float">
            <text:p>73.048441</text:p>
          </table:table-cell>
        </table:table-row>
        <table:table-row table:style-name="ro1">
          <table:table-cell/>
          <table:table-cell office:value-type="float" office:value="-192.396231" calcext:value-type="float">
            <text:p>-192.396231</text:p>
          </table:table-cell>
        </table:table-row>
        <table:table-row table:style-name="ro1">
          <table:table-cell/>
          <table:table-cell office:value-type="float" office:value="-322.539228" calcext:value-type="float">
            <text:p>-322.539228</text:p>
          </table:table-cell>
        </table:table-row>
        <table:table-row table:style-name="ro1">
          <table:table-cell/>
          <table:table-cell office:value-type="float" office:value="-1264.707754" calcext:value-type="float">
            <text:p>-1264.707754</text:p>
          </table:table-cell>
        </table:table-row>
        <table:table-row table:style-name="ro1">
          <table:table-cell/>
          <table:table-cell office:value-type="float" office:value="1638.392392" calcext:value-type="float">
            <text:p>1638.392392</text:p>
          </table:table-cell>
        </table:table-row>
        <table:table-row table:style-name="ro1">
          <table:table-cell/>
          <table:table-cell office:value-type="float" office:value="822.009329" calcext:value-type="float">
            <text:p>822.009329</text:p>
          </table:table-cell>
        </table:table-row>
        <table:table-row table:style-name="ro1">
          <table:table-cell/>
          <table:table-cell office:value-type="float" office:value="-1280.267323" calcext:value-type="float">
            <text:p>-1280.267323</text:p>
          </table:table-cell>
        </table:table-row>
        <table:table-row table:style-name="ro1">
          <table:table-cell/>
          <table:table-cell office:value-type="float" office:value="1075.27264" calcext:value-type="float">
            <text:p>1075.27264</text:p>
          </table:table-cell>
        </table:table-row>
        <table:table-row table:style-name="ro1">
          <table:table-cell/>
          <table:table-cell office:value-type="float" office:value="306.357762" calcext:value-type="float">
            <text:p>306.357762</text:p>
          </table:table-cell>
        </table:table-row>
        <table:table-row table:style-name="ro1">
          <table:table-cell/>
          <table:table-cell office:value-type="float" office:value="328.46781" calcext:value-type="float">
            <text:p>328.46781</text:p>
          </table:table-cell>
        </table:table-row>
        <table:table-row table:style-name="ro1">
          <table:table-cell/>
          <table:table-cell office:value-type="float" office:value="90.578785" calcext:value-type="float">
            <text:p>90.578785</text:p>
          </table:table-cell>
        </table:table-row>
        <table:table-row table:style-name="ro1">
          <table:table-cell/>
          <table:table-cell office:value-type="float" office:value="854.607557" calcext:value-type="float">
            <text:p>854.607557</text:p>
          </table:table-cell>
        </table:table-row>
        <table:table-row table:style-name="ro1">
          <table:table-cell/>
          <table:table-cell office:value-type="float" office:value="885.905946" calcext:value-type="float">
            <text:p>885.905946</text:p>
          </table:table-cell>
        </table:table-row>
        <table:table-row table:style-name="ro1">
          <table:table-cell/>
          <table:table-cell office:value-type="float" office:value="586.751132" calcext:value-type="float">
            <text:p>586.751132</text:p>
          </table:table-cell>
        </table:table-row>
        <table:table-row table:style-name="ro1">
          <table:table-cell/>
          <table:table-cell office:value-type="float" office:value="-244.980122" calcext:value-type="float">
            <text:p>-244.980122</text:p>
          </table:table-cell>
        </table:table-row>
        <table:table-row table:style-name="ro1">
          <table:table-cell/>
          <table:table-cell office:value-type="float" office:value="916.459367" calcext:value-type="float">
            <text:p>916.459367</text:p>
          </table:table-cell>
        </table:table-row>
        <table:table-row table:style-name="ro1">
          <table:table-cell/>
          <table:table-cell office:value-type="float" office:value="505.868892" calcext:value-type="float">
            <text:p>505.868892</text:p>
          </table:table-cell>
        </table:table-row>
        <table:table-row table:style-name="ro1">
          <table:table-cell/>
          <table:table-cell office:value-type="float" office:value="-1321.609052" calcext:value-type="float">
            <text:p>-1321.609052</text:p>
          </table:table-cell>
        </table:table-row>
        <table:table-row table:style-name="ro1">
          <table:table-cell/>
          <table:table-cell office:value-type="float" office:value="-585.658033" calcext:value-type="float">
            <text:p>-585.658033</text:p>
          </table:table-cell>
        </table:table-row>
        <table:table-row table:style-name="ro1">
          <table:table-cell/>
          <table:table-cell office:value-type="float" office:value="-196.017259" calcext:value-type="float">
            <text:p>-196.017259</text:p>
          </table:table-cell>
        </table:table-row>
        <table:table-row table:style-name="ro1">
          <table:table-cell/>
          <table:table-cell office:value-type="float" office:value="339.040068" calcext:value-type="float">
            <text:p>339.040068</text:p>
          </table:table-cell>
        </table:table-row>
        <table:table-row table:style-name="ro1">
          <table:table-cell/>
          <table:table-cell office:value-type="float" office:value="-856.679155" calcext:value-type="float">
            <text:p>-856.679155</text:p>
          </table:table-cell>
        </table:table-row>
        <table:table-row table:style-name="ro1">
          <table:table-cell/>
          <table:table-cell office:value-type="float" office:value="860.1214" calcext:value-type="float">
            <text:p>860.1214</text:p>
          </table:table-cell>
        </table:table-row>
        <table:table-row table:style-name="ro1">
          <table:table-cell/>
          <table:table-cell office:value-type="float" office:value="-1961.579901" calcext:value-type="float">
            <text:p>-1961.579901</text:p>
          </table:table-cell>
        </table:table-row>
        <table:table-row table:style-name="ro1">
          <table:table-cell/>
          <table:table-cell office:value-type="float" office:value="471.690346" calcext:value-type="float">
            <text:p>471.690346</text:p>
          </table:table-cell>
        </table:table-row>
        <table:table-row table:style-name="ro1">
          <table:table-cell/>
          <table:table-cell office:value-type="float" office:value="0.711001000007" calcext:value-type="float">
            <text:p>0.711001</text:p>
          </table:table-cell>
        </table:table-row>
        <table:table-row table:style-name="ro1">
          <table:table-cell/>
          <table:table-cell office:value-type="float" office:value="1482.129438" calcext:value-type="float">
            <text:p>1482.129438</text:p>
          </table:table-cell>
        </table:table-row>
        <table:table-row table:style-name="ro1">
          <table:table-cell/>
          <table:table-cell office:value-type="float" office:value="992.870625" calcext:value-type="float">
            <text:p>992.870625</text:p>
          </table:table-cell>
        </table:table-row>
        <table:table-row table:style-name="ro1">
          <table:table-cell/>
          <table:table-cell office:value-type="float" office:value="1604.238989" calcext:value-type="float">
            <text:p>1604.238989</text:p>
          </table:table-cell>
        </table:table-row>
        <table:table-row table:style-name="ro1">
          <table:table-cell/>
          <table:table-cell office:value-type="float" office:value="1203.85296" calcext:value-type="float">
            <text:p>1203.85296</text:p>
          </table:table-cell>
        </table:table-row>
        <table:table-row table:style-name="ro1">
          <table:table-cell/>
          <table:table-cell office:value-type="float" office:value="866.527565" calcext:value-type="float">
            <text:p>866.527565</text:p>
          </table:table-cell>
        </table:table-row>
        <table:table-row table:style-name="ro1">
          <table:table-cell/>
          <table:table-cell office:value-type="float" office:value="3269.822097" calcext:value-type="float">
            <text:p>3269.822097</text:p>
          </table:table-cell>
        </table:table-row>
        <table:table-row table:style-name="ro1">
          <table:table-cell/>
          <table:table-cell office:value-type="float" office:value="813.238919" calcext:value-type="float">
            <text:p>813.238919</text:p>
          </table:table-cell>
        </table:table-row>
        <table:table-row table:style-name="ro1">
          <table:table-cell/>
          <table:table-cell office:value-type="float" office:value="4680.929168" calcext:value-type="float">
            <text:p>4680.929168</text:p>
          </table:table-cell>
        </table:table-row>
        <table:table-row table:style-name="ro1">
          <table:table-cell/>
          <table:table-cell office:value-type="float" office:value="1651.397256" calcext:value-type="float">
            <text:p>1651.397256</text:p>
          </table:table-cell>
        </table:table-row>
        <table:table-row table:style-name="ro1">
          <table:table-cell/>
          <table:table-cell office:value-type="float" office:value="448.961822" calcext:value-type="float">
            <text:p>448.961822</text:p>
          </table:table-cell>
        </table:table-row>
        <table:table-row table:style-name="ro1">
          <table:table-cell/>
          <table:table-cell office:value-type="float" office:value="1425.430004" calcext:value-type="float">
            <text:p>1425.430004</text:p>
          </table:table-cell>
        </table:table-row>
        <table:table-row table:style-name="ro1">
          <table:table-cell/>
          <table:table-cell office:value-type="float" office:value="730.102393" calcext:value-type="float">
            <text:p>730.102393</text:p>
          </table:table-cell>
        </table:table-row>
        <table:table-row table:style-name="ro1">
          <table:table-cell/>
          <table:table-cell office:value-type="float" office:value="179.529581" calcext:value-type="float">
            <text:p>179.529581</text:p>
          </table:table-cell>
        </table:table-row>
        <table:table-row table:style-name="ro1">
          <table:table-cell/>
          <table:table-cell office:value-type="float" office:value="804.148737" calcext:value-type="float">
            <text:p>804.148737</text:p>
          </table:table-cell>
        </table:table-row>
        <table:table-row table:style-name="ro1">
          <table:table-cell/>
          <table:table-cell office:value-type="float" office:value="-1057.950377" calcext:value-type="float">
            <text:p>-1057.950377</text:p>
          </table:table-cell>
        </table:table-row>
        <table:table-row table:style-name="ro1">
          <table:table-cell/>
          <table:table-cell office:value-type="float" office:value="1144.439824" calcext:value-type="float">
            <text:p>1144.439824</text:p>
          </table:table-cell>
        </table:table-row>
        <table:table-row table:style-name="ro1">
          <table:table-cell/>
          <table:table-cell office:value-type="float" office:value="1449.359933" calcext:value-type="float">
            <text:p>1449.359933</text:p>
          </table:table-cell>
        </table:table-row>
        <table:table-row table:style-name="ro1">
          <table:table-cell/>
          <table:table-cell office:value-type="float" office:value="870.717321" calcext:value-type="float">
            <text:p>870.717321</text:p>
          </table:table-cell>
        </table:table-row>
        <table:table-row table:style-name="ro1">
          <table:table-cell/>
          <table:table-cell office:value-type="float" office:value="2192.178277" calcext:value-type="float">
            <text:p>2192.178277</text:p>
          </table:table-cell>
        </table:table-row>
        <table:table-row table:style-name="ro1">
          <table:table-cell/>
          <table:table-cell office:value-type="float" office:value="1115.719544" calcext:value-type="float">
            <text:p>1115.719544</text:p>
          </table:table-cell>
        </table:table-row>
        <table:table-row table:style-name="ro1">
          <table:table-cell/>
          <table:table-cell office:value-type="float" office:value="-625.608401" calcext:value-type="float">
            <text:p>-625.608401</text:p>
          </table:table-cell>
        </table:table-row>
        <table:table-row table:style-name="ro1">
          <table:table-cell/>
          <table:table-cell office:value-type="float" office:value="-249.220833" calcext:value-type="float">
            <text:p>-249.220833</text:p>
          </table:table-cell>
        </table:table-row>
        <table:table-row table:style-name="ro1">
          <table:table-cell/>
          <table:table-cell office:value-type="float" office:value="575.71715" calcext:value-type="float">
            <text:p>575.71715</text:p>
          </table:table-cell>
        </table:table-row>
        <table:table-row table:style-name="ro1">
          <table:table-cell/>
          <table:table-cell office:value-type="float" office:value="367.288756" calcext:value-type="float">
            <text:p>367.288756</text:p>
          </table:table-cell>
        </table:table-row>
        <table:table-row table:style-name="ro1">
          <table:table-cell/>
          <table:table-cell office:value-type="float" office:value="1442.148068" calcext:value-type="float">
            <text:p>1442.148068</text:p>
          </table:table-cell>
        </table:table-row>
        <table:table-row table:style-name="ro1">
          <table:table-cell/>
          <table:table-cell office:value-type="float" office:value="392.941778" calcext:value-type="float">
            <text:p>392.941778</text:p>
          </table:table-cell>
        </table:table-row>
        <table:table-row table:style-name="ro1">
          <table:table-cell/>
          <table:table-cell office:value-type="float" office:value="2316.681483" calcext:value-type="float">
            <text:p>2316.681483</text:p>
          </table:table-cell>
        </table:table-row>
        <table:table-row table:style-name="ro1">
          <table:table-cell/>
          <table:table-cell office:value-type="float" office:value="1195.498334" calcext:value-type="float">
            <text:p>1195.498334</text:p>
          </table:table-cell>
        </table:table-row>
        <table:table-row table:style-name="ro1">
          <table:table-cell/>
          <table:table-cell office:value-type="float" office:value="1594.279282" calcext:value-type="float">
            <text:p>1594.279282</text:p>
          </table:table-cell>
        </table:table-row>
        <table:table-row table:style-name="ro1">
          <table:table-cell/>
          <table:table-cell office:value-type="float" office:value="248.762821" calcext:value-type="float">
            <text:p>248.762821</text:p>
          </table:table-cell>
        </table:table-row>
        <table:table-row table:style-name="ro1">
          <table:table-cell/>
          <table:table-cell office:value-type="float" office:value="164.748531" calcext:value-type="float">
            <text:p>164.748531</text:p>
          </table:table-cell>
        </table:table-row>
        <table:table-row table:style-name="ro1">
          <table:table-cell/>
          <table:table-cell office:value-type="float" office:value="331.528542" calcext:value-type="float">
            <text:p>331.528542</text:p>
          </table:table-cell>
        </table:table-row>
        <table:table-row table:style-name="ro1">
          <table:table-cell/>
          <table:table-cell office:value-type="float" office:value="805.158174" calcext:value-type="float">
            <text:p>805.158174</text:p>
          </table:table-cell>
        </table:table-row>
        <table:table-row table:style-name="ro1">
          <table:table-cell/>
          <table:table-cell office:value-type="float" office:value="-650.071608" calcext:value-type="float">
            <text:p>-650.071608</text:p>
          </table:table-cell>
        </table:table-row>
        <table:table-row table:style-name="ro1">
          <table:table-cell/>
          <table:table-cell office:value-type="float" office:value="1152.959075" calcext:value-type="float">
            <text:p>1152.959075</text:p>
          </table:table-cell>
        </table:table-row>
        <table:table-row table:style-name="ro1">
          <table:table-cell/>
          <table:table-cell office:value-type="float" office:value="426.189803" calcext:value-type="float">
            <text:p>426.189803</text:p>
          </table:table-cell>
        </table:table-row>
        <table:table-row table:style-name="ro1">
          <table:table-cell/>
          <table:table-cell office:value-type="float" office:value="970.749788" calcext:value-type="float">
            <text:p>970.749788</text:p>
          </table:table-cell>
        </table:table-row>
        <table:table-row table:style-name="ro1">
          <table:table-cell/>
          <table:table-cell office:value-type="float" office:value="-88.958754" calcext:value-type="float">
            <text:p>-88.958754</text:p>
          </table:table-cell>
        </table:table-row>
        <table:table-row table:style-name="ro1">
          <table:table-cell/>
          <table:table-cell office:value-type="float" office:value="-684.201208" calcext:value-type="float">
            <text:p>-684.201208</text:p>
          </table:table-cell>
        </table:table-row>
        <table:table-row table:style-name="ro1">
          <table:table-cell/>
          <table:table-cell office:value-type="float" office:value="2122.741788" calcext:value-type="float">
            <text:p>2122.741788</text:p>
          </table:table-cell>
        </table:table-row>
        <table:table-row table:style-name="ro1">
          <table:table-cell/>
          <table:table-cell office:value-type="float" office:value="1820.498349" calcext:value-type="float">
            <text:p>1820.498349</text:p>
          </table:table-cell>
        </table:table-row>
        <table:table-row table:style-name="ro1">
          <table:table-cell/>
          <table:table-cell office:value-type="float" office:value="1122.050159" calcext:value-type="float">
            <text:p>1122.050159</text:p>
          </table:table-cell>
        </table:table-row>
        <table:table-row table:style-name="ro1">
          <table:table-cell/>
          <table:table-cell office:value-type="float" office:value="-474.182599" calcext:value-type="float">
            <text:p>-474.182599</text:p>
          </table:table-cell>
        </table:table-row>
        <table:table-row table:style-name="ro1">
          <table:table-cell/>
          <table:table-cell office:value-type="float" office:value="32.209879" calcext:value-type="float">
            <text:p>32.209879</text:p>
          </table:table-cell>
        </table:table-row>
        <table:table-row table:style-name="ro1">
          <table:table-cell/>
          <table:table-cell office:value-type="float" office:value="-347.64303" calcext:value-type="float">
            <text:p>-347.64303</text:p>
          </table:table-cell>
        </table:table-row>
        <table:table-row table:style-name="ro1">
          <table:table-cell/>
          <table:table-cell office:value-type="float" office:value="2338.730687" calcext:value-type="float">
            <text:p>2338.730687</text:p>
          </table:table-cell>
        </table:table-row>
        <table:table-row table:style-name="ro1">
          <table:table-cell/>
          <table:table-cell office:value-type="float" office:value="932.960877" calcext:value-type="float">
            <text:p>932.960877</text:p>
          </table:table-cell>
        </table:table-row>
        <table:table-row table:style-name="ro1">
          <table:table-cell/>
          <table:table-cell office:value-type="float" office:value="-146.351057" calcext:value-type="float">
            <text:p>-146.351057</text:p>
          </table:table-cell>
        </table:table-row>
        <table:table-row table:style-name="ro1">
          <table:table-cell/>
          <table:table-cell office:value-type="float" office:value="1067.5748" calcext:value-type="float">
            <text:p>1067.5748</text:p>
          </table:table-cell>
        </table:table-row>
        <table:table-row table:style-name="ro1">
          <table:table-cell/>
          <table:table-cell office:value-type="float" office:value="1881.369166" calcext:value-type="float">
            <text:p>1881.369166</text:p>
          </table:table-cell>
        </table:table-row>
        <table:table-row table:style-name="ro1">
          <table:table-cell/>
          <table:table-cell office:value-type="float" office:value="74.381227" calcext:value-type="float">
            <text:p>74.381227</text:p>
          </table:table-cell>
        </table:table-row>
        <table:table-row table:style-name="ro1">
          <table:table-cell/>
          <table:table-cell office:value-type="float" office:value="1210.23264" calcext:value-type="float">
            <text:p>1210.23264</text:p>
          </table:table-cell>
        </table:table-row>
        <table:table-row table:style-name="ro1">
          <table:table-cell/>
          <table:table-cell office:value-type="float" office:value="67.480568" calcext:value-type="float">
            <text:p>67.480568</text:p>
          </table:table-cell>
        </table:table-row>
        <table:table-row table:style-name="ro1">
          <table:table-cell/>
          <table:table-cell office:value-type="float" office:value="-73.980379" calcext:value-type="float">
            <text:p>-73.980379</text:p>
          </table:table-cell>
        </table:table-row>
        <table:table-row table:style-name="ro1">
          <table:table-cell/>
          <table:table-cell office:value-type="float" office:value="3760.950059" calcext:value-type="float">
            <text:p>3760.950059</text:p>
          </table:table-cell>
        </table:table-row>
        <table:table-row table:style-name="ro1">
          <table:table-cell/>
          <table:table-cell office:value-type="float" office:value="569.790695" calcext:value-type="float">
            <text:p>569.790695</text:p>
          </table:table-cell>
        </table:table-row>
        <table:table-row table:style-name="ro1">
          <table:table-cell/>
          <table:table-cell office:value-type="float" office:value="-487.778457" calcext:value-type="float">
            <text:p>-487.778457</text:p>
          </table:table-cell>
        </table:table-row>
        <table:table-row table:style-name="ro1">
          <table:table-cell/>
          <table:table-cell office:value-type="float" office:value="1554.430217" calcext:value-type="float">
            <text:p>1554.430217</text:p>
          </table:table-cell>
        </table:table-row>
        <table:table-row table:style-name="ro1">
          <table:table-cell/>
          <table:table-cell office:value-type="float" office:value="454.399718" calcext:value-type="float">
            <text:p>454.399718</text:p>
          </table:table-cell>
        </table:table-row>
        <table:table-row table:style-name="ro1">
          <table:table-cell/>
          <table:table-cell office:value-type="float" office:value="-366.658322" calcext:value-type="float">
            <text:p>-366.658322</text:p>
          </table:table-cell>
        </table:table-row>
        <table:table-row table:style-name="ro1">
          <table:table-cell/>
          <table:table-cell office:value-type="float" office:value="128.572656" calcext:value-type="float">
            <text:p>128.572656</text:p>
          </table:table-cell>
        </table:table-row>
        <table:table-row table:style-name="ro1">
          <table:table-cell/>
          <table:table-cell office:value-type="float" office:value="94.119864" calcext:value-type="float">
            <text:p>94.119864</text:p>
          </table:table-cell>
        </table:table-row>
        <table:table-row table:style-name="ro1">
          <table:table-cell/>
          <table:table-cell office:value-type="float" office:value="334.086839" calcext:value-type="float">
            <text:p>334.086839</text:p>
          </table:table-cell>
        </table:table-row>
        <table:table-row table:style-name="ro1">
          <table:table-cell/>
          <table:table-cell office:value-type="float" office:value="-96.578477" calcext:value-type="float">
            <text:p>-96.578477</text:p>
          </table:table-cell>
        </table:table-row>
        <table:table-row table:style-name="ro1">
          <table:table-cell/>
          <table:table-cell office:value-type="float" office:value="1517.490983" calcext:value-type="float">
            <text:p>1517.490983</text:p>
          </table:table-cell>
        </table:table-row>
        <table:table-row table:style-name="ro1">
          <table:table-cell/>
          <table:table-cell office:value-type="float" office:value="-467.89938" calcext:value-type="float">
            <text:p>-467.89938</text:p>
          </table:table-cell>
        </table:table-row>
        <table:table-row table:style-name="ro1">
          <table:table-cell/>
          <table:table-cell office:value-type="float" office:value="924.562077" calcext:value-type="float">
            <text:p>924.562077</text:p>
          </table:table-cell>
        </table:table-row>
        <table:table-row table:style-name="ro1">
          <table:table-cell/>
          <table:table-cell office:value-type="float" office:value="-1378.769033" calcext:value-type="float">
            <text:p>-1378.769033</text:p>
          </table:table-cell>
        </table:table-row>
        <table:table-row table:style-name="ro1">
          <table:table-cell/>
          <table:table-cell office:value-type="float" office:value="-723.790779" calcext:value-type="float">
            <text:p>-723.790779</text:p>
          </table:table-cell>
        </table:table-row>
        <table:table-row table:style-name="ro1">
          <table:table-cell/>
          <table:table-cell office:value-type="float" office:value="269.44907" calcext:value-type="float">
            <text:p>269.44907</text:p>
          </table:table-cell>
        </table:table-row>
        <table:table-row table:style-name="ro1">
          <table:table-cell/>
          <table:table-cell office:value-type="float" office:value="3095.750217" calcext:value-type="float">
            <text:p>3095.750217</text:p>
          </table:table-cell>
        </table:table-row>
        <table:table-row table:style-name="ro1">
          <table:table-cell/>
          <table:table-cell office:value-type="float" office:value="1591.050443" calcext:value-type="float">
            <text:p>1591.050443</text:p>
          </table:table-cell>
        </table:table-row>
        <table:table-row table:style-name="ro1">
          <table:table-cell/>
          <table:table-cell office:value-type="float" office:value="723.999977" calcext:value-type="float">
            <text:p>723.999977</text:p>
          </table:table-cell>
        </table:table-row>
        <table:table-row table:style-name="ro1">
          <table:table-cell/>
          <table:table-cell office:value-type="float" office:value="989.378044" calcext:value-type="float">
            <text:p>989.378044</text:p>
          </table:table-cell>
        </table:table-row>
        <table:table-row table:style-name="ro1">
          <table:table-cell/>
          <table:table-cell office:value-type="float" office:value="738.331741" calcext:value-type="float">
            <text:p>738.331741</text:p>
          </table:table-cell>
        </table:table-row>
        <table:table-row table:style-name="ro1">
          <table:table-cell/>
          <table:table-cell office:value-type="float" office:value="297.971935" calcext:value-type="float">
            <text:p>297.971935</text:p>
          </table:table-cell>
        </table:table-row>
        <table:table-row table:style-name="ro1">
          <table:table-cell/>
          <table:table-cell office:value-type="float" office:value="1938.649508" calcext:value-type="float">
            <text:p>1938.649508</text:p>
          </table:table-cell>
        </table:table-row>
        <table:table-row table:style-name="ro1">
          <table:table-cell/>
          <table:table-cell office:value-type="float" office:value="1326.30814" calcext:value-type="float">
            <text:p>1326.30814</text:p>
          </table:table-cell>
        </table:table-row>
        <table:table-row table:style-name="ro1">
          <table:table-cell/>
          <table:table-cell office:value-type="float" office:value="826.131528" calcext:value-type="float">
            <text:p>826.131528</text:p>
          </table:table-cell>
        </table:table-row>
        <table:table-row table:style-name="ro1">
          <table:table-cell/>
          <table:table-cell office:value-type="float" office:value="444.560012" calcext:value-type="float">
            <text:p>444.560012</text:p>
          </table:table-cell>
        </table:table-row>
        <table:table-row table:style-name="ro1">
          <table:table-cell/>
          <table:table-cell office:value-type="float" office:value="-359.898926" calcext:value-type="float">
            <text:p>-359.898926</text:p>
          </table:table-cell>
        </table:table-row>
        <table:table-row table:style-name="ro1">
          <table:table-cell/>
          <table:table-cell office:value-type="float" office:value="-740.029076" calcext:value-type="float">
            <text:p>-740.029076</text:p>
          </table:table-cell>
        </table:table-row>
        <table:table-row table:style-name="ro1">
          <table:table-cell/>
          <table:table-cell office:value-type="float" office:value="2005.40068" calcext:value-type="float">
            <text:p>2005.40068</text:p>
          </table:table-cell>
        </table:table-row>
        <table:table-row table:style-name="ro1">
          <table:table-cell/>
          <table:table-cell office:value-type="float" office:value="-1769.872626" calcext:value-type="float">
            <text:p>-1769.872626</text:p>
          </table:table-cell>
        </table:table-row>
        <table:table-row table:style-name="ro1">
          <table:table-cell/>
          <table:table-cell office:value-type="float" office:value="-410.020967" calcext:value-type="float">
            <text:p>-410.020967</text:p>
          </table:table-cell>
        </table:table-row>
        <table:table-row table:style-name="ro1">
          <table:table-cell/>
          <table:table-cell office:value-type="float" office:value="3482.730825" calcext:value-type="float">
            <text:p>3482.730825</text:p>
          </table:table-cell>
        </table:table-row>
        <table:table-row table:style-name="ro1">
          <table:table-cell/>
          <table:table-cell office:value-type="float" office:value="2111.658787" calcext:value-type="float">
            <text:p>2111.658787</text:p>
          </table:table-cell>
        </table:table-row>
        <table:table-row table:style-name="ro1">
          <table:table-cell/>
          <table:table-cell office:value-type="float" office:value="-97.349876" calcext:value-type="float">
            <text:p>-97.349876</text:p>
          </table:table-cell>
        </table:table-row>
        <table:table-row table:style-name="ro1">
          <table:table-cell/>
          <table:table-cell office:value-type="float" office:value="585.332507" calcext:value-type="float">
            <text:p>585.332507</text:p>
          </table:table-cell>
        </table:table-row>
        <table:table-row table:style-name="ro1">
          <table:table-cell/>
          <table:table-cell office:value-type="float" office:value="-158.078471" calcext:value-type="float">
            <text:p>-158.078471</text:p>
          </table:table-cell>
        </table:table-row>
        <table:table-row table:style-name="ro1">
          <table:table-cell/>
          <table:table-cell office:value-type="float" office:value="1527.460771" calcext:value-type="float">
            <text:p>1527.460771</text:p>
          </table:table-cell>
        </table:table-row>
        <table:table-row table:style-name="ro1">
          <table:table-cell/>
          <table:table-cell office:value-type="float" office:value="-590.636613" calcext:value-type="float">
            <text:p>-590.636613</text:p>
          </table:table-cell>
        </table:table-row>
        <table:table-row table:style-name="ro1">
          <table:table-cell/>
          <table:table-cell office:value-type="float" office:value="2565.682219" calcext:value-type="float">
            <text:p>2565.682219</text:p>
          </table:table-cell>
        </table:table-row>
        <table:table-row table:style-name="ro1">
          <table:table-cell/>
          <table:table-cell office:value-type="float" office:value="1968.861325" calcext:value-type="float">
            <text:p>1968.861325</text:p>
          </table:table-cell>
        </table:table-row>
        <table:table-row table:style-name="ro1">
          <table:table-cell/>
          <table:table-cell office:value-type="float" office:value="-194.99013" calcext:value-type="float">
            <text:p>-194.99013</text:p>
          </table:table-cell>
        </table:table-row>
        <table:table-row table:style-name="ro1">
          <table:table-cell/>
          <table:table-cell office:value-type="float" office:value="262.08818" calcext:value-type="float">
            <text:p>262.08818</text:p>
          </table:table-cell>
        </table:table-row>
        <table:table-row table:style-name="ro1">
          <table:table-cell/>
          <table:table-cell office:value-type="float" office:value="948.651084" calcext:value-type="float">
            <text:p>948.651084</text:p>
          </table:table-cell>
        </table:table-row>
        <table:table-row table:style-name="ro1">
          <table:table-cell/>
          <table:table-cell office:value-type="float" office:value="-1905.391191" calcext:value-type="float">
            <text:p>-1905.391191</text:p>
          </table:table-cell>
        </table:table-row>
        <table:table-row table:style-name="ro1">
          <table:table-cell/>
          <table:table-cell office:value-type="float" office:value="1208.462921" calcext:value-type="float">
            <text:p>1208.462921</text:p>
          </table:table-cell>
        </table:table-row>
        <table:table-row table:style-name="ro1">
          <table:table-cell/>
          <table:table-cell office:value-type="float" office:value="1104.639211" calcext:value-type="float">
            <text:p>1104.639211</text:p>
          </table:table-cell>
        </table:table-row>
        <table:table-row table:style-name="ro1">
          <table:table-cell/>
          <table:table-cell office:value-type="float" office:value="-926.67017" calcext:value-type="float">
            <text:p>-926.67017</text:p>
          </table:table-cell>
        </table:table-row>
        <table:table-row table:style-name="ro1">
          <table:table-cell/>
          <table:table-cell office:value-type="float" office:value="-69.588946" calcext:value-type="float">
            <text:p>-69.588946</text:p>
          </table:table-cell>
        </table:table-row>
        <table:table-row table:style-name="ro1">
          <table:table-cell/>
          <table:table-cell office:value-type="float" office:value="724.189488" calcext:value-type="float">
            <text:p>724.189488</text:p>
          </table:table-cell>
        </table:table-row>
        <table:table-row table:style-name="ro1">
          <table:table-cell/>
          <table:table-cell office:value-type="float" office:value="1632.059802" calcext:value-type="float">
            <text:p>1632.059802</text:p>
          </table:table-cell>
        </table:table-row>
        <table:table-row table:style-name="ro1">
          <table:table-cell/>
          <table:table-cell office:value-type="float" office:value="1188.190887" calcext:value-type="float">
            <text:p>1188.190887</text:p>
          </table:table-cell>
        </table:table-row>
        <table:table-row table:style-name="ro1">
          <table:table-cell/>
          <table:table-cell office:value-type="float" office:value="1435.559673" calcext:value-type="float">
            <text:p>1435.559673</text:p>
          </table:table-cell>
        </table:table-row>
        <table:table-row table:style-name="ro1">
          <table:table-cell/>
          <table:table-cell office:value-type="float" office:value="286.259169" calcext:value-type="float">
            <text:p>286.259169</text:p>
          </table:table-cell>
        </table:table-row>
        <table:table-row table:style-name="ro1">
          <table:table-cell/>
          <table:table-cell office:value-type="float" office:value="2365.529287" calcext:value-type="float">
            <text:p>2365.529287</text:p>
          </table:table-cell>
        </table:table-row>
        <table:table-row table:style-name="ro1">
          <table:table-cell/>
          <table:table-cell office:value-type="float" office:value="1122.010131" calcext:value-type="float">
            <text:p>1122.010131</text:p>
          </table:table-cell>
        </table:table-row>
        <table:table-row table:style-name="ro1">
          <table:table-cell/>
          <table:table-cell office:value-type="float" office:value="-487.689302" calcext:value-type="float">
            <text:p>-487.689302</text:p>
          </table:table-cell>
        </table:table-row>
        <table:table-row table:style-name="ro1">
          <table:table-cell/>
          <table:table-cell office:value-type="float" office:value="461.499348" calcext:value-type="float">
            <text:p>461.499348</text:p>
          </table:table-cell>
        </table:table-row>
        <table:table-row table:style-name="ro1">
          <table:table-cell/>
          <table:table-cell office:value-type="float" office:value="-740.078775" calcext:value-type="float">
            <text:p>-740.078775</text:p>
          </table:table-cell>
        </table:table-row>
        <table:table-row table:style-name="ro1">
          <table:table-cell/>
          <table:table-cell office:value-type="float" office:value="1445.96956" calcext:value-type="float">
            <text:p>1445.96956</text:p>
          </table:table-cell>
        </table:table-row>
        <table:table-row table:style-name="ro1">
          <table:table-cell/>
          <table:table-cell office:value-type="float" office:value="669.091154" calcext:value-type="float">
            <text:p>669.091154</text:p>
          </table:table-cell>
        </table:table-row>
        <table:table-row table:style-name="ro1">
          <table:table-cell/>
          <table:table-cell office:value-type="float" office:value="1482.659102" calcext:value-type="float">
            <text:p>1482.659102</text:p>
          </table:table-cell>
        </table:table-row>
        <table:table-row table:style-name="ro1">
          <table:table-cell/>
          <table:table-cell office:value-type="float" office:value="-1879.49089" calcext:value-type="float">
            <text:p>-1879.49089</text:p>
          </table:table-cell>
        </table:table-row>
        <table:table-row table:style-name="ro1">
          <table:table-cell/>
          <table:table-cell office:value-type="float" office:value="-768.391231" calcext:value-type="float">
            <text:p>-768.391231</text:p>
          </table:table-cell>
        </table:table-row>
        <table:table-row table:style-name="ro1">
          <table:table-cell/>
          <table:table-cell office:value-type="float" office:value="272.660499" calcext:value-type="float">
            <text:p>272.660499</text:p>
          </table:table-cell>
        </table:table-row>
        <table:table-row table:style-name="ro1">
          <table:table-cell/>
          <table:table-cell office:value-type="float" office:value="-432.808209" calcext:value-type="float">
            <text:p>-432.808209</text:p>
          </table:table-cell>
        </table:table-row>
        <table:table-row table:style-name="ro1">
          <table:table-cell/>
          <table:table-cell office:value-type="float" office:value="621.501771" calcext:value-type="float">
            <text:p>621.501771</text:p>
          </table:table-cell>
        </table:table-row>
        <table:table-row table:style-name="ro1">
          <table:table-cell/>
          <table:table-cell office:value-type="float" office:value="559.420774" calcext:value-type="float">
            <text:p>559.420774</text:p>
          </table:table-cell>
        </table:table-row>
        <table:table-row table:style-name="ro1">
          <table:table-cell/>
          <table:table-cell office:value-type="float" office:value="-1011.980672" calcext:value-type="float">
            <text:p>-1011.980672</text:p>
          </table:table-cell>
        </table:table-row>
        <table:table-row table:style-name="ro1">
          <table:table-cell/>
          <table:table-cell office:value-type="float" office:value="623.741297" calcext:value-type="float">
            <text:p>623.741297</text:p>
          </table:table-cell>
        </table:table-row>
        <table:table-row table:style-name="ro1">
          <table:table-cell/>
          <table:table-cell office:value-type="float" office:value="597.50413" calcext:value-type="float">
            <text:p>597.50413</text:p>
          </table:table-cell>
        </table:table-row>
        <table:table-row table:style-name="ro1">
          <table:table-cell/>
          <table:table-cell office:value-type="float" office:value="423.621766" calcext:value-type="float">
            <text:p>423.621766</text:p>
          </table:table-cell>
        </table:table-row>
        <table:table-row table:style-name="ro1">
          <table:table-cell/>
          <table:table-cell office:value-type="float" office:value="1179.162031" calcext:value-type="float">
            <text:p>1179.162031</text:p>
          </table:table-cell>
        </table:table-row>
        <table:table-row table:style-name="ro1">
          <table:table-cell/>
          <table:table-cell office:value-type="float" office:value="227.13126" calcext:value-type="float">
            <text:p>227.13126</text:p>
          </table:table-cell>
        </table:table-row>
        <table:table-row table:style-name="ro1">
          <table:table-cell/>
          <table:table-cell office:value-type="float" office:value="3094.439846" calcext:value-type="float">
            <text:p>3094.439846</text:p>
          </table:table-cell>
        </table:table-row>
        <table:table-row table:style-name="ro1">
          <table:table-cell/>
          <table:table-cell office:value-type="float" office:value="1433.789163" calcext:value-type="float">
            <text:p>1433.789163</text:p>
          </table:table-cell>
        </table:table-row>
        <table:table-row table:style-name="ro1">
          <table:table-cell/>
          <table:table-cell office:value-type="float" office:value="1821.828725" calcext:value-type="float">
            <text:p>1821.828725</text:p>
          </table:table-cell>
        </table:table-row>
        <table:table-row table:style-name="ro1">
          <table:table-cell/>
          <table:table-cell office:value-type="float" office:value="20.502613" calcext:value-type="float">
            <text:p>20.502613</text:p>
          </table:table-cell>
        </table:table-row>
        <table:table-row table:style-name="ro1">
          <table:table-cell/>
          <table:table-cell office:value-type="float" office:value="-651.638447" calcext:value-type="float">
            <text:p>-651.638447</text:p>
          </table:table-cell>
        </table:table-row>
        <table:table-row table:style-name="ro1">
          <table:table-cell/>
          <table:table-cell office:value-type="float" office:value="-582.038856" calcext:value-type="float">
            <text:p>-582.038856</text:p>
          </table:table-cell>
        </table:table-row>
        <table:table-row table:style-name="ro1">
          <table:table-cell/>
          <table:table-cell office:value-type="float" office:value="654.878287" calcext:value-type="float">
            <text:p>654.878287</text:p>
          </table:table-cell>
        </table:table-row>
        <table:table-row table:style-name="ro1">
          <table:table-cell/>
          <table:table-cell office:value-type="float" office:value="-762.869504" calcext:value-type="float">
            <text:p>-762.869504</text:p>
          </table:table-cell>
        </table:table-row>
        <table:table-row table:style-name="ro1">
          <table:table-cell/>
          <table:table-cell office:value-type="float" office:value="35.277749" calcext:value-type="float">
            <text:p>35.277749</text:p>
          </table:table-cell>
        </table:table-row>
        <table:table-row table:style-name="ro1">
          <table:table-cell/>
          <table:table-cell office:value-type="float" office:value="169.101914" calcext:value-type="float">
            <text:p>169.101914</text:p>
          </table:table-cell>
        </table:table-row>
        <table:table-row table:style-name="ro1">
          <table:table-cell/>
          <table:table-cell office:value-type="float" office:value="-138.458779" calcext:value-type="float">
            <text:p>-138.458779</text:p>
          </table:table-cell>
        </table:table-row>
        <table:table-row table:style-name="ro1">
          <table:table-cell/>
          <table:table-cell office:value-type="float" office:value="-776.599058" calcext:value-type="float">
            <text:p>-776.599058</text:p>
          </table:table-cell>
        </table:table-row>
        <table:table-row table:style-name="ro1">
          <table:table-cell/>
          <table:table-cell office:value-type="float" office:value="58.471797" calcext:value-type="float">
            <text:p>58.471797</text:p>
          </table:table-cell>
        </table:table-row>
        <table:table-row table:style-name="ro1">
          <table:table-cell/>
          <table:table-cell office:value-type="float" office:value="-1317.661326" calcext:value-type="float">
            <text:p>-1317.661326</text:p>
          </table:table-cell>
        </table:table-row>
        <table:table-row table:style-name="ro1">
          <table:table-cell/>
          <table:table-cell office:value-type="float" office:value="-303.751241" calcext:value-type="float">
            <text:p>-303.751241</text:p>
          </table:table-cell>
        </table:table-row>
        <table:table-row table:style-name="ro1">
          <table:table-cell/>
          <table:table-cell office:value-type="float" office:value="620.067538" calcext:value-type="float">
            <text:p>620.067538</text:p>
          </table:table-cell>
        </table:table-row>
        <table:table-row table:style-name="ro1">
          <table:table-cell/>
          <table:table-cell office:value-type="float" office:value="-339.351767" calcext:value-type="float">
            <text:p>-339.351767</text:p>
          </table:table-cell>
        </table:table-row>
        <table:table-row table:style-name="ro1">
          <table:table-cell/>
          <table:table-cell office:value-type="float" office:value="75.849545" calcext:value-type="float">
            <text:p>75.849545</text:p>
          </table:table-cell>
        </table:table-row>
        <table:table-row table:style-name="ro1">
          <table:table-cell/>
          <table:table-cell office:value-type="float" office:value="-1115.521029" calcext:value-type="float">
            <text:p>-1115.521029</text:p>
          </table:table-cell>
        </table:table-row>
        <table:table-row table:style-name="ro1">
          <table:table-cell/>
          <table:table-cell office:value-type="float" office:value="-1355.598725" calcext:value-type="float">
            <text:p>-1355.598725</text:p>
          </table:table-cell>
        </table:table-row>
        <table:table-row table:style-name="ro1">
          <table:table-cell/>
          <table:table-cell office:value-type="float" office:value="2469.588329" calcext:value-type="float">
            <text:p>2469.588329</text:p>
          </table:table-cell>
        </table:table-row>
        <table:table-row table:style-name="ro1">
          <table:table-cell/>
          <table:table-cell office:value-type="float" office:value="305.559977" calcext:value-type="float">
            <text:p>305.559977</text:p>
          </table:table-cell>
        </table:table-row>
        <table:table-row table:style-name="ro1">
          <table:table-cell/>
          <table:table-cell office:value-type="float" office:value="-102.18165" calcext:value-type="float">
            <text:p>-102.18165</text:p>
          </table:table-cell>
        </table:table-row>
        <table:table-row table:style-name="ro1">
          <table:table-cell/>
          <table:table-cell office:value-type="float" office:value="1081.90953" calcext:value-type="float">
            <text:p>1081.90953</text:p>
          </table:table-cell>
        </table:table-row>
        <table:table-row table:style-name="ro1">
          <table:table-cell/>
          <table:table-cell office:value-type="float" office:value="1340.598523" calcext:value-type="float">
            <text:p>1340.598523</text:p>
          </table:table-cell>
        </table:table-row>
        <table:table-row table:style-name="ro1">
          <table:table-cell/>
          <table:table-cell office:value-type="float" office:value="243.380231" calcext:value-type="float">
            <text:p>243.380231</text:p>
          </table:table-cell>
        </table:table-row>
        <table:table-row table:style-name="ro1">
          <table:table-cell/>
          <table:table-cell office:value-type="float" office:value="-827.71803" calcext:value-type="float">
            <text:p>-827.71803</text:p>
          </table:table-cell>
        </table:table-row>
        <table:table-row table:style-name="ro1">
          <table:table-cell/>
          <table:table-cell office:value-type="float" office:value="-773.249584" calcext:value-type="float">
            <text:p>-773.249584</text:p>
          </table:table-cell>
        </table:table-row>
        <table:table-row table:style-name="ro1">
          <table:table-cell/>
          <table:table-cell office:value-type="float" office:value="38.769917" calcext:value-type="float">
            <text:p>38.769917</text:p>
          </table:table-cell>
        </table:table-row>
        <table:table-row table:style-name="ro1">
          <table:table-cell/>
          <table:table-cell office:value-type="float" office:value="-900.749766" calcext:value-type="float">
            <text:p>-900.749766</text:p>
          </table:table-cell>
        </table:table-row>
        <table:table-row table:style-name="ro1">
          <table:table-cell/>
          <table:table-cell office:value-type="float" office:value="770.118152" calcext:value-type="float">
            <text:p>770.118152</text:p>
          </table:table-cell>
        </table:table-row>
        <table:table-row table:style-name="ro1">
          <table:table-cell/>
          <table:table-cell office:value-type="float" office:value="-1591.050717" calcext:value-type="float">
            <text:p>-1591.050717</text:p>
          </table:table-cell>
        </table:table-row>
        <table:table-row table:style-name="ro1">
          <table:table-cell/>
          <table:table-cell office:value-type="float" office:value="-97.67071" calcext:value-type="float">
            <text:p>-97.67071</text:p>
          </table:table-cell>
        </table:table-row>
        <table:table-row table:style-name="ro1">
          <table:table-cell/>
          <table:table-cell office:value-type="float" office:value="-2377.358702" calcext:value-type="float">
            <text:p>-2377.358702</text:p>
          </table:table-cell>
        </table:table-row>
        <table:table-row table:style-name="ro1">
          <table:table-cell/>
          <table:table-cell office:value-type="float" office:value="740.379194" calcext:value-type="float">
            <text:p>740.379194</text:p>
          </table:table-cell>
        </table:table-row>
        <table:table-row table:style-name="ro1">
          <table:table-cell/>
          <table:table-cell office:value-type="float" office:value="-387.277377" calcext:value-type="float">
            <text:p>-387.277377</text:p>
          </table:table-cell>
        </table:table-row>
        <table:table-row table:style-name="ro1">
          <table:table-cell/>
          <table:table-cell office:value-type="float" office:value="-36.581397" calcext:value-type="float">
            <text:p>-36.581397</text:p>
          </table:table-cell>
        </table:table-row>
        <table:table-row table:style-name="ro1">
          <table:table-cell/>
          <table:table-cell office:value-type="float" office:value="1124.820585" calcext:value-type="float">
            <text:p>1124.820585</text:p>
          </table:table-cell>
        </table:table-row>
        <table:table-row table:style-name="ro1">
          <table:table-cell/>
          <table:table-cell office:value-type="float" office:value="767.028569" calcext:value-type="float">
            <text:p>767.028569</text:p>
          </table:table-cell>
        </table:table-row>
        <table:table-row table:style-name="ro1">
          <table:table-cell/>
          <table:table-cell office:value-type="float" office:value="2826.733254" calcext:value-type="float">
            <text:p>2826.733254</text:p>
          </table:table-cell>
        </table:table-row>
        <table:table-row table:style-name="ro1">
          <table:table-cell/>
          <table:table-cell office:value-type="float" office:value="1662.920201" calcext:value-type="float">
            <text:p>1662.920201</text:p>
          </table:table-cell>
        </table:table-row>
        <table:table-row table:style-name="ro1">
          <table:table-cell/>
          <table:table-cell office:value-type="float" office:value="1053.941724" calcext:value-type="float">
            <text:p>1053.941724</text:p>
          </table:table-cell>
        </table:table-row>
        <table:table-row table:style-name="ro1">
          <table:table-cell/>
          <table:table-cell office:value-type="float" office:value="-262.921041" calcext:value-type="float">
            <text:p>-262.921041</text:p>
          </table:table-cell>
        </table:table-row>
        <table:table-row table:style-name="ro1">
          <table:table-cell/>
          <table:table-cell office:value-type="float" office:value="756.148401" calcext:value-type="float">
            <text:p>756.148401</text:p>
          </table:table-cell>
        </table:table-row>
        <table:table-row table:style-name="ro1">
          <table:table-cell/>
          <table:table-cell office:value-type="float" office:value="300.489672" calcext:value-type="float">
            <text:p>300.489672</text:p>
          </table:table-cell>
        </table:table-row>
        <table:table-row table:style-name="ro1">
          <table:table-cell/>
          <table:table-cell office:value-type="float" office:value="-660.971806" calcext:value-type="float">
            <text:p>-660.971806</text:p>
          </table:table-cell>
        </table:table-row>
        <table:table-row table:style-name="ro1">
          <table:table-cell/>
          <table:table-cell office:value-type="float" office:value="1771.340617" calcext:value-type="float">
            <text:p>1771.340617</text:p>
          </table:table-cell>
        </table:table-row>
        <table:table-row table:style-name="ro1">
          <table:table-cell/>
          <table:table-cell office:value-type="float" office:value="2310.08994" calcext:value-type="float">
            <text:p>2310.08994</text:p>
          </table:table-cell>
        </table:table-row>
        <table:table-row table:style-name="ro1">
          <table:table-cell/>
          <table:table-cell office:value-type="float" office:value="1378.649467" calcext:value-type="float">
            <text:p>1378.649467</text:p>
          </table:table-cell>
        </table:table-row>
        <table:table-row table:style-name="ro1">
          <table:table-cell/>
          <table:table-cell office:value-type="float" office:value="-903.438778" calcext:value-type="float">
            <text:p>-903.438778</text:p>
          </table:table-cell>
        </table:table-row>
        <table:table-row table:style-name="ro1">
          <table:table-cell/>
          <table:table-cell office:value-type="float" office:value="358.450754" calcext:value-type="float">
            <text:p>358.450754</text:p>
          </table:table-cell>
        </table:table-row>
        <table:table-row table:style-name="ro1">
          <table:table-cell/>
          <table:table-cell office:value-type="float" office:value="-325.603219" calcext:value-type="float">
            <text:p>-325.603219</text:p>
          </table:table-cell>
        </table:table-row>
        <table:table-row table:style-name="ro1">
          <table:table-cell/>
          <table:table-cell office:value-type="float" office:value="-1020.922654" calcext:value-type="float">
            <text:p>-1020.922654</text:p>
          </table:table-cell>
        </table:table-row>
        <table:table-row table:style-name="ro1">
          <table:table-cell/>
          <table:table-cell office:value-type="float" office:value="758.829526" calcext:value-type="float">
            <text:p>758.829526</text:p>
          </table:table-cell>
        </table:table-row>
        <table:table-row table:style-name="ro1">
          <table:table-cell/>
          <table:table-cell office:value-type="float" office:value="616.3787" calcext:value-type="float">
            <text:p>616.3787</text:p>
          </table:table-cell>
        </table:table-row>
        <table:table-row table:style-name="ro1">
          <table:table-cell/>
          <table:table-cell office:value-type="float" office:value="717.068926" calcext:value-type="float">
            <text:p>717.068926</text:p>
          </table:table-cell>
        </table:table-row>
        <table:table-row table:style-name="ro1">
          <table:table-cell/>
          <table:table-cell office:value-type="float" office:value="385.728442" calcext:value-type="float">
            <text:p>385.728442</text:p>
          </table:table-cell>
        </table:table-row>
        <table:table-row table:style-name="ro1">
          <table:table-cell/>
          <table:table-cell office:value-type="float" office:value="2025.398146" calcext:value-type="float">
            <text:p>2025.398146</text:p>
          </table:table-cell>
        </table:table-row>
        <table:table-row table:style-name="ro1">
          <table:table-cell/>
          <table:table-cell office:value-type="float" office:value="-21.661819" calcext:value-type="float">
            <text:p>-21.661819</text:p>
          </table:table-cell>
        </table:table-row>
        <table:table-row table:style-name="ro1">
          <table:table-cell/>
          <table:table-cell office:value-type="float" office:value="-302.78767" calcext:value-type="float">
            <text:p>-302.78767</text:p>
          </table:table-cell>
        </table:table-row>
        <table:table-row table:style-name="ro1">
          <table:table-cell/>
          <table:table-cell office:value-type="float" office:value="-1136.671134" calcext:value-type="float">
            <text:p>-1136.671134</text:p>
          </table:table-cell>
        </table:table-row>
        <table:table-row table:style-name="ro1">
          <table:table-cell/>
          <table:table-cell office:value-type="float" office:value="967.229548" calcext:value-type="float">
            <text:p>967.229548</text:p>
          </table:table-cell>
        </table:table-row>
        <table:table-row table:style-name="ro1">
          <table:table-cell/>
          <table:table-cell office:value-type="float" office:value="566.398991" calcext:value-type="float">
            <text:p>566.398991</text:p>
          </table:table-cell>
        </table:table-row>
        <table:table-row table:style-name="ro1">
          <table:table-cell/>
          <table:table-cell office:value-type="float" office:value="912.802344" calcext:value-type="float">
            <text:p>912.802344</text:p>
          </table:table-cell>
        </table:table-row>
        <table:table-row table:style-name="ro1">
          <table:table-cell/>
          <table:table-cell office:value-type="float" office:value="2243.480948" calcext:value-type="float">
            <text:p>2243.480948</text:p>
          </table:table-cell>
        </table:table-row>
        <table:table-row table:style-name="ro1">
          <table:table-cell/>
          <table:table-cell office:value-type="float" office:value="325.66949" calcext:value-type="float">
            <text:p>325.66949</text:p>
          </table:table-cell>
        </table:table-row>
        <table:table-row table:style-name="ro1">
          <table:table-cell/>
          <table:table-cell office:value-type="float" office:value="1548.828507" calcext:value-type="float">
            <text:p>1548.828507</text:p>
          </table:table-cell>
        </table:table-row>
        <table:table-row table:style-name="ro1">
          <table:table-cell/>
          <table:table-cell office:value-type="float" office:value="1314.881026" calcext:value-type="float">
            <text:p>1314.881026</text:p>
          </table:table-cell>
        </table:table-row>
        <table:table-row table:style-name="ro1">
          <table:table-cell/>
          <table:table-cell office:value-type="float" office:value="-1857.640171" calcext:value-type="float">
            <text:p>-1857.640171</text:p>
          </table:table-cell>
        </table:table-row>
        <table:table-row table:style-name="ro1">
          <table:table-cell/>
          <table:table-cell office:value-type="float" office:value="1647.329994" calcext:value-type="float">
            <text:p>1647.329994</text:p>
          </table:table-cell>
        </table:table-row>
        <table:table-row table:style-name="ro1">
          <table:table-cell/>
          <table:table-cell office:value-type="float" office:value="863.980869" calcext:value-type="float">
            <text:p>863.980869</text:p>
          </table:table-cell>
        </table:table-row>
        <table:table-row table:style-name="ro1">
          <table:table-cell/>
          <table:table-cell office:value-type="float" office:value="-713.670238" calcext:value-type="float">
            <text:p>-713.670238</text:p>
          </table:table-cell>
        </table:table-row>
        <table:table-row table:style-name="ro1">
          <table:table-cell/>
          <table:table-cell office:value-type="float" office:value="813.821606" calcext:value-type="float">
            <text:p>813.821606</text:p>
          </table:table-cell>
        </table:table-row>
        <table:table-row table:style-name="ro1">
          <table:table-cell/>
          <table:table-cell office:value-type="float" office:value="-48.418069" calcext:value-type="float">
            <text:p>-48.418069</text:p>
          </table:table-cell>
        </table:table-row>
        <table:table-row table:style-name="ro1">
          <table:table-cell/>
          <table:table-cell office:value-type="float" office:value="-166.448849" calcext:value-type="float">
            <text:p>-166.448849</text:p>
          </table:table-cell>
        </table:table-row>
        <table:table-row table:style-name="ro1">
          <table:table-cell/>
          <table:table-cell office:value-type="float" office:value="1855.3209" calcext:value-type="float">
            <text:p>1855.3209</text:p>
          </table:table-cell>
        </table:table-row>
        <table:table-row table:style-name="ro1">
          <table:table-cell/>
          <table:table-cell office:value-type="float" office:value="530.161359" calcext:value-type="float">
            <text:p>530.161359</text:p>
          </table:table-cell>
        </table:table-row>
        <table:table-row table:style-name="ro1">
          <table:table-cell/>
          <table:table-cell office:value-type="float" office:value="1443.199731" calcext:value-type="float">
            <text:p>1443.199731</text:p>
          </table:table-cell>
        </table:table-row>
        <table:table-row table:style-name="ro1">
          <table:table-cell/>
          <table:table-cell office:value-type="float" office:value="258.540977" calcext:value-type="float">
            <text:p>258.540977</text:p>
          </table:table-cell>
        </table:table-row>
        <table:table-row table:style-name="ro1">
          <table:table-cell/>
          <table:table-cell office:value-type="float" office:value="2261.448711" calcext:value-type="float">
            <text:p>2261.448711</text:p>
          </table:table-cell>
        </table:table-row>
        <table:table-row table:style-name="ro1">
          <table:table-cell/>
          <table:table-cell office:value-type="float" office:value="-976.018838" calcext:value-type="float">
            <text:p>-976.018838</text:p>
          </table:table-cell>
        </table:table-row>
        <table:table-row table:style-name="ro1">
          <table:table-cell/>
          <table:table-cell office:value-type="float" office:value="275.749988" calcext:value-type="float">
            <text:p>275.749988</text:p>
          </table:table-cell>
        </table:table-row>
        <table:table-row table:style-name="ro1">
          <table:table-cell/>
          <table:table-cell office:value-type="float" office:value="-1037.690483" calcext:value-type="float">
            <text:p>-1037.690483</text:p>
          </table:table-cell>
        </table:table-row>
        <table:table-row table:style-name="ro1">
          <table:table-cell/>
          <table:table-cell office:value-type="float" office:value="-1073.488647" calcext:value-type="float">
            <text:p>-1073.488647</text:p>
          </table:table-cell>
        </table:table-row>
        <table:table-row table:style-name="ro1">
          <table:table-cell/>
          <table:table-cell office:value-type="float" office:value="-267.131556" calcext:value-type="float">
            <text:p>-267.131556</text:p>
          </table:table-cell>
        </table:table-row>
        <table:table-row table:style-name="ro1">
          <table:table-cell/>
          <table:table-cell office:value-type="float" office:value="566.841193" calcext:value-type="float">
            <text:p>566.841193</text:p>
          </table:table-cell>
        </table:table-row>
        <table:table-row table:style-name="ro1">
          <table:table-cell/>
          <table:table-cell office:value-type="float" office:value="668.520136" calcext:value-type="float">
            <text:p>668.520136</text:p>
          </table:table-cell>
        </table:table-row>
        <table:table-row table:style-name="ro1">
          <table:table-cell/>
          <table:table-cell office:value-type="float" office:value="-200.099805" calcext:value-type="float">
            <text:p>-200.099805</text:p>
          </table:table-cell>
        </table:table-row>
        <table:table-row table:style-name="ro1">
          <table:table-cell/>
          <table:table-cell office:value-type="float" office:value="-74.24952" calcext:value-type="float">
            <text:p>-74.24952</text:p>
          </table:table-cell>
        </table:table-row>
        <table:table-row table:style-name="ro1">
          <table:table-cell/>
          <table:table-cell office:value-type="float" office:value="1288.659341" calcext:value-type="float">
            <text:p>1288.659341</text:p>
          </table:table-cell>
        </table:table-row>
        <table:table-row table:style-name="ro1">
          <table:table-cell/>
          <table:table-cell office:value-type="float" office:value="-74.709183" calcext:value-type="float">
            <text:p>-74.709183</text:p>
          </table:table-cell>
        </table:table-row>
        <table:table-row table:style-name="ro1">
          <table:table-cell/>
          <table:table-cell office:value-type="float" office:value="-1039.220415" calcext:value-type="float">
            <text:p>-1039.220415</text:p>
          </table:table-cell>
        </table:table-row>
        <table:table-row table:style-name="ro1">
          <table:table-cell/>
          <table:table-cell office:value-type="float" office:value="172.901372" calcext:value-type="float">
            <text:p>172.901372</text:p>
          </table:table-cell>
        </table:table-row>
        <table:table-row table:style-name="ro1">
          <table:table-cell/>
          <table:table-cell office:value-type="float" office:value="-221.470072" calcext:value-type="float">
            <text:p>-221.470072</text:p>
          </table:table-cell>
        </table:table-row>
        <table:table-row table:style-name="ro1">
          <table:table-cell/>
          <table:table-cell office:value-type="float" office:value="-895.529161" calcext:value-type="float">
            <text:p>-895.529161</text:p>
          </table:table-cell>
        </table:table-row>
        <table:table-row table:style-name="ro1">
          <table:table-cell/>
          <table:table-cell office:value-type="float" office:value="752.639507" calcext:value-type="float">
            <text:p>752.639507</text:p>
          </table:table-cell>
        </table:table-row>
        <table:table-row table:style-name="ro1">
          <table:table-cell/>
          <table:table-cell office:value-type="float" office:value="-567.081131" calcext:value-type="float">
            <text:p>-567.081131</text:p>
          </table:table-cell>
        </table:table-row>
        <table:table-row table:style-name="ro1">
          <table:table-cell/>
          <table:table-cell office:value-type="float" office:value="804.086727" calcext:value-type="float">
            <text:p>804.086727</text:p>
          </table:table-cell>
        </table:table-row>
        <table:table-row table:style-name="ro1">
          <table:table-cell/>
          <table:table-cell office:value-type="float" office:value="-1025.668595" calcext:value-type="float">
            <text:p>-1025.668595</text:p>
          </table:table-cell>
        </table:table-row>
        <table:table-row table:style-name="ro1">
          <table:table-cell/>
          <table:table-cell office:value-type="float" office:value="1795.950508" calcext:value-type="float">
            <text:p>1795.950508</text:p>
          </table:table-cell>
        </table:table-row>
        <table:table-row table:style-name="ro1">
          <table:table-cell/>
          <table:table-cell office:value-type="float" office:value="-1298.529752" calcext:value-type="float">
            <text:p>-1298.529752</text:p>
          </table:table-cell>
        </table:table-row>
        <table:table-row table:style-name="ro1">
          <table:table-cell/>
          <table:table-cell office:value-type="float" office:value="-66.008489" calcext:value-type="float">
            <text:p>-66.008489</text:p>
          </table:table-cell>
        </table:table-row>
        <table:table-row table:style-name="ro1">
          <table:table-cell/>
          <table:table-cell office:value-type="float" office:value="49.008583" calcext:value-type="float">
            <text:p>49.008583</text:p>
          </table:table-cell>
        </table:table-row>
        <table:table-row table:style-name="ro1">
          <table:table-cell/>
          <table:table-cell office:value-type="float" office:value="297.828721" calcext:value-type="float">
            <text:p>297.828721</text:p>
          </table:table-cell>
        </table:table-row>
        <table:table-row table:style-name="ro1">
          <table:table-cell/>
          <table:table-cell office:value-type="float" office:value="-922.130142" calcext:value-type="float">
            <text:p>-922.130142</text:p>
          </table:table-cell>
        </table:table-row>
        <table:table-row table:style-name="ro1">
          <table:table-cell/>
          <table:table-cell office:value-type="float" office:value="963.944602" calcext:value-type="float">
            <text:p>963.944602</text:p>
          </table:table-cell>
        </table:table-row>
        <table:table-row table:style-name="ro1">
          <table:table-cell/>
          <table:table-cell office:value-type="float" office:value="1653.779941" calcext:value-type="float">
            <text:p>1653.779941</text:p>
          </table:table-cell>
        </table:table-row>
        <table:table-row table:style-name="ro1">
          <table:table-cell/>
          <table:table-cell office:value-type="float" office:value="5421.571285" calcext:value-type="float">
            <text:p>5421.571285</text:p>
          </table:table-cell>
        </table:table-row>
        <table:table-row table:style-name="ro1">
          <table:table-cell/>
          <table:table-cell office:value-type="float" office:value="1121.457336" calcext:value-type="float">
            <text:p>1121.457336</text:p>
          </table:table-cell>
        </table:table-row>
        <table:table-row table:style-name="ro1">
          <table:table-cell/>
          <table:table-cell office:value-type="float" office:value="701.239082" calcext:value-type="float">
            <text:p>701.239082</text:p>
          </table:table-cell>
        </table:table-row>
        <table:table-row table:style-name="ro1">
          <table:table-cell/>
          <table:table-cell office:value-type="float" office:value="-799.733469" calcext:value-type="float">
            <text:p>-799.733469</text:p>
          </table:table-cell>
        </table:table-row>
        <table:table-row table:style-name="ro1">
          <table:table-cell/>
          <table:table-cell office:value-type="float" office:value="1049.340858" calcext:value-type="float">
            <text:p>1049.340858</text:p>
          </table:table-cell>
        </table:table-row>
        <table:table-row table:style-name="ro1">
          <table:table-cell/>
          <table:table-cell office:value-type="float" office:value="-976.1673" calcext:value-type="float">
            <text:p>-976.1673</text:p>
          </table:table-cell>
        </table:table-row>
        <table:table-row table:style-name="ro1">
          <table:table-cell/>
          <table:table-cell office:value-type="float" office:value="125.620826" calcext:value-type="float">
            <text:p>125.620826</text:p>
          </table:table-cell>
        </table:table-row>
        <table:table-row table:style-name="ro1">
          <table:table-cell/>
          <table:table-cell office:value-type="float" office:value="-669.018777" calcext:value-type="float">
            <text:p>-669.018777</text:p>
          </table:table-cell>
        </table:table-row>
        <table:table-row table:style-name="ro1">
          <table:table-cell/>
          <table:table-cell office:value-type="float" office:value="594.991714" calcext:value-type="float">
            <text:p>594.991714</text:p>
          </table:table-cell>
        </table:table-row>
        <table:table-row table:style-name="ro1">
          <table:table-cell/>
          <table:table-cell table:style-name="ce1" table:formula="of:=AVERAGE([Sheet2.B4:.B1003])" office:value-type="float" office:value="397.315531727" calcext:value-type="float">
            <text:p>397.315531727</text:p>
          </table:table-cell>
        </table:table-row>
        <table:table-row table:style-name="ro1" table:number-rows-repeated="52"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7.85028" calcext:value-type="float">
            <text:p>687.85028</text:p>
          </table:table-cell>
        </table:table-row>
        <table:table-row table:style-name="ro1">
          <table:table-cell/>
          <table:table-cell office:value-type="float" office:value="991.900395" calcext:value-type="float">
            <text:p>991.900395</text:p>
          </table:table-cell>
        </table:table-row>
        <table:table-row table:style-name="ro1">
          <table:table-cell/>
          <table:table-cell office:value-type="float" office:value="1432.820392" calcext:value-type="float">
            <text:p>1432.820392</text:p>
          </table:table-cell>
        </table:table-row>
        <table:table-row table:style-name="ro1">
          <table:table-cell/>
          <table:table-cell office:value-type="float" office:value="803.270238" calcext:value-type="float">
            <text:p>803.270238</text:p>
          </table:table-cell>
        </table:table-row>
        <table:table-row table:style-name="ro1">
          <table:table-cell/>
          <table:table-cell office:value-type="float" office:value="1139.460198" calcext:value-type="float">
            <text:p>1139.460198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/>
          <table:table-cell office:value-type="float" office:value="1365.110358" calcext:value-type="float">
            <text:p>1365.110358</text:p>
          </table:table-cell>
        </table:table-row>
        <table:table-row table:style-name="ro1">
          <table:table-cell/>
          <table:table-cell office:value-type="float" office:value="1380.300321" calcext:value-type="float">
            <text:p>1380.300321</text:p>
          </table:table-cell>
        </table:table-row>
        <table:table-row table:style-name="ro1">
          <table:table-cell/>
          <table:table-cell office:value-type="float" office:value="346.20006" calcext:value-type="float">
            <text:p>346.20006</text:p>
          </table:table-cell>
        </table:table-row>
        <table:table-row table:style-name="ro1">
          <table:table-cell/>
          <table:table-cell office:value-type="float" office:value="865.160317" calcext:value-type="float">
            <text:p>865.160317</text:p>
          </table:table-cell>
        </table:table-row>
        <table:table-row table:style-name="ro1">
          <table:table-cell/>
          <table:table-cell office:value-type="float" office:value="1387.520448" calcext:value-type="float">
            <text:p>1387.520448</text:p>
          </table:table-cell>
        </table:table-row>
        <table:table-row table:style-name="ro1">
          <table:table-cell/>
          <table:table-cell office:value-type="float" office:value="1432.820392" calcext:value-type="float">
            <text:p>1432.820392</text:p>
          </table:table-cell>
        </table:table-row>
        <table:table-row table:style-name="ro1">
          <table:table-cell/>
          <table:table-cell office:value-type="float" office:value="790.040277" calcext:value-type="float">
            <text:p>790.040277</text:p>
          </table:table-cell>
        </table:table-row>
        <table:table-row table:style-name="ro1">
          <table:table-cell/>
          <table:table-cell office:value-type="float" office:value="1201.320358" calcext:value-type="float">
            <text:p>1201.320358</text:p>
          </table:table-cell>
        </table:table-row>
        <table:table-row table:style-name="ro1">
          <table:table-cell/>
          <table:table-cell office:value-type="float" office:value="1188.62019" calcext:value-type="float">
            <text:p>1188.620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3.530432" calcext:value-type="float">
            <text:p>1573.530432</text:p>
          </table:table-cell>
        </table:table-row>
        <table:table-row table:style-name="ro1">
          <table:table-cell/>
          <table:table-cell office:value-type="float" office:value="1289.620438" calcext:value-type="float">
            <text:p>1289.620438</text:p>
          </table:table-cell>
        </table:table-row>
        <table:table-row table:style-name="ro1">
          <table:table-cell/>
          <table:table-cell office:value-type="float" office:value="542.630347" calcext:value-type="float">
            <text:p>542.6303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1.900282" calcext:value-type="float">
            <text:p>1211.900282</text:p>
          </table:table-cell>
        </table:table-row>
        <table:table-row table:style-name="ro1">
          <table:table-cell/>
          <table:table-cell office:value-type="float" office:value="859.72026" calcext:value-type="float">
            <text:p>859.720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0.300321" calcext:value-type="float">
            <text:p>1380.3003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0.450286" calcext:value-type="float">
            <text:p>790.450286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/>
          <table:table-cell office:value-type="float" office:value="1233.700292" calcext:value-type="float">
            <text:p>1233.700292</text:p>
          </table:table-cell>
        </table:table-row>
        <table:table-row table:style-name="ro1">
          <table:table-cell/>
          <table:table-cell office:value-type="float" office:value="1004.15025" calcext:value-type="float">
            <text:p>1004.150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2.761047" calcext:value-type="float">
            <text:p>1232.761047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/>
          <table:table-cell office:value-type="float" office:value="1380.300321" calcext:value-type="float">
            <text:p>1380.300321</text:p>
          </table:table-cell>
        </table:table-row>
        <table:table-row table:style-name="ro1">
          <table:table-cell/>
          <table:table-cell office:value-type="float" office:value="916.660244" calcext:value-type="float">
            <text:p>916.660244</text:p>
          </table:table-cell>
        </table:table-row>
        <table:table-row table:style-name="ro1">
          <table:table-cell/>
          <table:table-cell office:value-type="float" office:value="848.400378" calcext:value-type="float">
            <text:p>848.4003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2.30006" calcext:value-type="float">
            <text:p>502.30006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/>
          <table:table-cell office:value-type="float" office:value="1462.060314" calcext:value-type="float">
            <text:p>1462.060314</text:p>
          </table:table-cell>
        </table:table-row>
        <table:table-row table:style-name="ro1">
          <table:table-cell/>
          <table:table-cell office:value-type="float" office:value="1606.640341" calcext:value-type="float">
            <text:p>1606.640341</text:p>
          </table:table-cell>
        </table:table-row>
        <table:table-row table:style-name="ro1">
          <table:table-cell/>
          <table:table-cell office:value-type="float" office:value="916.660244" calcext:value-type="float">
            <text:p>916.660244</text:p>
          </table:table-cell>
        </table:table-row>
        <table:table-row table:style-name="ro1">
          <table:table-cell/>
          <table:table-cell office:value-type="float" office:value="1725.950437" calcext:value-type="float">
            <text:p>1725.950437</text:p>
          </table:table-cell>
        </table:table-row>
        <table:table-row table:style-name="ro1">
          <table:table-cell/>
          <table:table-cell office:value-type="float" office:value="1420.640232" calcext:value-type="float">
            <text:p>1420.6402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1.320358" calcext:value-type="float">
            <text:p>1201.3203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/>
          <table:table-cell office:value-type="float" office:value="1095.600225" calcext:value-type="float">
            <text:p>1095.6002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AVERAGE([Sheet2.B1057:.B1106])" office:value-type="float" office:value="893.71384916" calcext:value-type="float">
            <text:p>893.71384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5:26:22.61613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21:06:53.450193959</meta:creation-date>
    <dc:date>2016-12-11T15:34:23.648936741</dc:date>
    <meta:editing-duration>PT16H17M25S</meta:editing-duration>
    <meta:editing-cycles>8</meta:editing-cycles>
    <meta:generator>LibreOffice/5.1.4.2$Linux_X86_64 LibreOffice_project/10m0$Build-2</meta:generator>
    <meta:document-statistic meta:table-count="2" meta:cell-count="1819" meta:object-count="0"/>
  </office:meta>
</office:document-meta>
</file>